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03cm"/>
      <style:text-properties fo:color="#569cd6" style:font-name="Droid Sans Mono" fo:font-size="10.5pt" fo:font-weight="bold" officeooo:paragraph-rsid="001a6986" fo:background-color="#1e1e1e"/>
    </style:style>
    <style:style style:name="P2" style:family="paragraph" style:parent-style-name="Standard">
      <style:paragraph-properties style:line-height-at-least="0.503cm"/>
      <style:text-properties fo:color="#d4d4d4" style:font-name="Droid Sans Mono" fo:font-size="10.5pt" fo:font-weight="normal" officeooo:paragraph-rsid="001a6986" fo:background-color="#1e1e1e"/>
    </style:style>
    <style:style style:name="P3" style:family="paragraph" style:parent-style-name="Standard">
      <style:paragraph-properties style:line-height-at-least="0.503cm"/>
      <style:text-properties fo:color="#d4d4d4" style:font-name="Droid Sans Mono" fo:font-size="10.5pt" fo:font-weight="normal" officeooo:rsid="001a6986" officeooo:paragraph-rsid="001a6986" fo:background-color="#1e1e1e" style:font-size-asian="14pt" style:font-size-complex="16pt"/>
    </style:style>
    <style:style style:name="P4" style:family="paragraph" style:parent-style-name="Standard">
      <style:text-properties officeooo:paragraph-rsid="001a6986"/>
    </style:style>
    <style:style style:name="P5" style:family="paragraph" style:parent-style-name="Standard">
      <style:paragraph-properties style:line-height-at-least="0.503cm"/>
      <style:text-properties fo:font-size="10.5pt" officeooo:paragraph-rsid="001a6986"/>
    </style:style>
    <style:style style:name="P6" style:family="paragraph" style:parent-style-name="Standard">
      <style:paragraph-properties style:line-height-at-least="0.503cm" fo:text-align="justify" style:justify-single-word="false"/>
      <style:text-properties fo:font-size="10.5pt" fo:font-style="normal" fo:font-weight="bold" officeooo:rsid="002705e7" officeooo:paragraph-rsid="002705e7" style:font-style-asian="normal" style:font-weight-asian="bold" style:font-style-complex="normal" style:font-weight-complex="bold"/>
    </style:style>
    <style:style style:name="P7" style:family="paragraph" style:parent-style-name="Standard">
      <style:paragraph-properties style:line-height-at-least="0.503cm" fo:text-align="justify" style:justify-single-word="false"/>
      <style:text-properties fo:font-size="10.5pt" fo:font-style="normal" officeooo:rsid="001de8c6" officeooo:paragraph-rsid="00343811" style:font-style-asian="normal" style:font-style-complex="normal"/>
    </style:style>
    <style:style style:name="P8" style:family="paragraph" style:parent-style-name="Standard">
      <style:paragraph-properties fo:text-align="justify" style:justify-single-word="false"/>
      <style:text-properties fo:font-size="10.5pt" officeooo:paragraph-rsid="003f9136" style:font-size-asian="10.5pt" style:font-size-complex="10.5pt"/>
    </style:style>
    <style:style style:name="P9" style:family="paragraph" style:parent-style-name="Standard">
      <style:paragraph-properties fo:text-align="justify" style:justify-single-word="false"/>
      <style:text-properties fo:font-size="10.5pt" officeooo:paragraph-rsid="00432e27" style:font-size-asian="10.5pt" style:font-size-complex="10.5pt"/>
    </style:style>
    <style:style style:name="P10" style:family="paragraph" style:parent-style-name="Standard">
      <style:paragraph-properties fo:text-align="justify" style:justify-single-word="false"/>
      <style:text-properties fo:font-size="10.5pt" officeooo:rsid="0045088f" officeooo:paragraph-rsid="0045088f" style:font-size-asian="10.5pt" style:font-size-complex="10.5pt"/>
    </style:style>
    <style:style style:name="P11" style:family="paragraph" style:parent-style-name="Standard">
      <style:paragraph-properties style:line-height-at-least="0.503cm" fo:text-align="justify" style:justify-single-word="false"/>
      <style:text-properties fo:font-size="10.5pt" officeooo:rsid="00426a88" officeooo:paragraph-rsid="00521b4c" style:font-size-asian="10.5pt" style:font-size-complex="10.5pt"/>
    </style:style>
    <style:style style:name="P12" style:family="paragraph" style:parent-style-name="Standard">
      <style:paragraph-properties fo:text-align="justify" style:justify-single-word="false"/>
      <style:text-properties fo:font-size="10.5pt" officeooo:rsid="00645a5b" officeooo:paragraph-rsid="00645a5b" style:font-size-asian="10.5pt" style:font-size-complex="10.5pt"/>
    </style:style>
    <style:style style:name="P13" style:family="paragraph" style:parent-style-name="Standard">
      <style:text-properties fo:color="#00a933" fo:font-size="14pt" fo:font-weight="bold" officeooo:paragraph-rsid="001a6986"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color="#00a933" fo:font-size="14pt" fo:font-weight="bold" officeooo:rsid="0045088f" officeooo:paragraph-rsid="0045088f"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color="#00a933" fo:font-size="14pt" fo:font-weight="bold" officeooo:rsid="005ce9ed" officeooo:paragraph-rsid="005ce9ed" style:font-size-asian="14pt" style:font-weight-asian="bold" style:font-size-complex="14pt" style:font-weight-complex="bold"/>
    </style:style>
    <style:style style:name="P16" style:family="paragraph" style:parent-style-name="Standard">
      <style:paragraph-properties style:line-height-at-least="0.503cm" fo:text-align="justify" style:justify-single-word="false"/>
      <style:text-properties style:text-position="0% 100%" fo:font-size="10.5pt" fo:font-weight="bold" officeooo:rsid="00284a3f" officeooo:paragraph-rsid="00284a3f" style:font-weight-asian="bold" style:font-weight-complex="bold"/>
    </style:style>
    <style:style style:name="P17" style:family="paragraph" style:parent-style-name="Standard">
      <style:paragraph-properties style:line-height-at-least="0.503cm" fo:text-align="justify" style:justify-single-word="false"/>
      <style:text-properties style:text-position="0% 100%" fo:font-size="10.5pt" fo:font-weight="bold" officeooo:rsid="0024e6a4" officeooo:paragraph-rsid="00343811" style:font-weight-asian="bold" style:font-weight-complex="bold"/>
    </style:style>
    <style:style style:name="P18" style:family="paragraph" style:parent-style-name="Standard">
      <style:paragraph-properties style:line-height-at-least="0.503cm" fo:text-align="justify" style:justify-single-word="false"/>
      <style:text-properties style:text-position="0% 100%" fo:font-size="10.5pt" fo:font-weight="normal" officeooo:rsid="00394f05" officeooo:paragraph-rsid="003f9136" style:font-weight-asian="normal" style:font-weight-complex="normal"/>
    </style:style>
    <style:style style:name="P19" style:family="paragraph" style:parent-style-name="Standard">
      <style:paragraph-properties fo:text-align="justify" style:justify-single-word="false"/>
      <style:text-properties style:text-position="0% 100%" fo:font-size="10.5pt" officeooo:rsid="002180fd" officeooo:paragraph-rsid="00432e27" style:font-size-asian="10.5pt" style:font-size-complex="10.5pt"/>
    </style:style>
    <style:style style:name="P20" style:family="paragraph" style:parent-style-name="Standard">
      <style:paragraph-properties style:line-height-at-least="0.503cm" fo:text-align="justify" style:justify-single-word="false"/>
      <style:text-properties officeooo:paragraph-rsid="00535a30"/>
    </style:style>
    <style:style style:name="P21" style:family="paragraph" style:parent-style-name="Standard">
      <style:paragraph-properties style:line-height-at-least="0.503cm" fo:text-align="justify" style:justify-single-word="false"/>
      <style:text-properties officeooo:paragraph-rsid="00579272"/>
    </style:style>
    <style:style style:name="P22" style:family="paragraph" style:parent-style-name="Standard">
      <style:paragraph-properties style:line-height-at-least="0.503cm" fo:text-align="justify" style:justify-single-word="false"/>
      <style:text-properties officeooo:paragraph-rsid="005ce9ed"/>
    </style:style>
    <style:style style:name="P23" style:family="paragraph" style:parent-style-name="Standard">
      <style:text-properties style:font-name="Liberation Serif" fo:font-size="11pt"/>
    </style:style>
    <style:style style:name="P24" style:family="paragraph" style:parent-style-name="Standard">
      <style:paragraph-properties style:line-height-at-least="0.503cm" fo:text-align="justify" style:justify-single-word="false"/>
      <style:text-properties fo:font-weight="bold" officeooo:rsid="005bf129" officeooo:paragraph-rsid="005bf129" style:font-weight-asian="bold" style:font-weight-complex="bold"/>
    </style:style>
    <style:style style:name="P25" style:family="paragraph" style:parent-style-name="Standard">
      <style:paragraph-properties style:line-height-at-least="0.503cm" fo:text-align="justify" style:justify-single-word="false"/>
      <style:text-properties style:use-window-font-color="true" fo:font-size="10.5pt" fo:font-weight="normal" officeooo:rsid="005bf129" officeooo:paragraph-rsid="005bf129" style:font-size-asian="10.5pt" style:font-weight-asian="normal" style:font-size-complex="10.5pt" style:font-weight-complex="normal"/>
    </style:style>
    <style:style style:name="P26" style:family="paragraph" style:parent-style-name="Standard">
      <style:paragraph-properties fo:margin-top="0cm" fo:margin-bottom="0.247cm" loext:contextual-spacing="false" fo:line-height="120%"/>
      <style:text-properties style:font-name="Liberation Serif" fo:font-size="11pt"/>
    </style:style>
    <style:style style:name="P27" style:family="paragraph" style:parent-style-name="Standard" style:list-style-name="L1">
      <style:paragraph-properties style:line-height-at-least="0.503cm" fo:text-align="justify" style:justify-single-word="false"/>
      <style:text-properties officeooo:paragraph-rsid="002705e7"/>
    </style:style>
    <style:style style:name="P28" style:family="paragraph" style:parent-style-name="Standard" style:list-style-name="L2">
      <style:paragraph-properties style:line-height-at-least="0.503cm" fo:text-align="justify" style:justify-single-word="false"/>
      <style:text-properties officeooo:paragraph-rsid="002d0076"/>
    </style:style>
    <style:style style:name="P29" style:family="paragraph" style:parent-style-name="Standard" style:list-style-name="L1">
      <style:paragraph-properties style:line-height-at-least="0.503cm" fo:text-align="justify" style:justify-single-word="false"/>
      <style:text-properties officeooo:rsid="002fcf72" officeooo:paragraph-rsid="002fcf72"/>
    </style:style>
    <style:style style:name="P30" style:family="paragraph" style:parent-style-name="Standard" style:list-style-name="L1">
      <style:paragraph-properties style:line-height-at-least="0.503cm" fo:text-align="justify" style:justify-single-word="false"/>
      <style:text-properties officeooo:rsid="00233110" officeooo:paragraph-rsid="002705e7"/>
    </style:style>
    <style:style style:name="P31" style:family="paragraph" style:parent-style-name="Standard" style:list-style-name="L1">
      <style:paragraph-properties style:line-height-at-least="0.503cm" fo:text-align="justify" style:justify-single-word="false"/>
      <style:text-properties fo:font-style="italic" officeooo:rsid="0032d471" officeooo:paragraph-rsid="0032d471" style:font-style-asian="italic" style:font-style-complex="italic"/>
    </style:style>
    <style:style style:name="P32" style:family="paragraph" style:parent-style-name="Standard" style:list-style-name="L1">
      <style:paragraph-properties style:line-height-at-least="0.503cm" fo:text-align="justify" style:justify-single-word="false"/>
      <style:text-properties fo:font-style="italic" officeooo:rsid="00343811" officeooo:paragraph-rsid="00343811" style:font-style-asian="italic" style:font-style-complex="italic"/>
    </style:style>
    <style:style style:name="P33" style:family="paragraph" style:parent-style-name="Standard" style:list-style-name="L4">
      <style:paragraph-properties style:line-height-at-least="0.503cm" fo:text-align="justify" style:justify-single-word="false"/>
      <style:text-properties fo:font-style="italic" officeooo:paragraph-rsid="005ce9ed" style:font-style-asian="italic" style:font-style-complex="italic"/>
    </style:style>
    <style:style style:name="P34" style:family="paragraph" style:parent-style-name="Standard" style:list-style-name="L1">
      <style:paragraph-properties style:line-height-at-least="0.503cm" fo:text-align="justify" style:justify-single-word="false"/>
      <style:text-properties style:text-position="0% 100%" fo:font-size="10.5pt" fo:font-style="italic" fo:font-weight="normal" officeooo:rsid="0032d471" officeooo:paragraph-rsid="0032d471" style:font-style-asian="italic" style:font-weight-asian="normal" style:font-style-complex="italic" style:font-weight-complex="normal"/>
    </style:style>
    <style:style style:name="P35" style:family="paragraph" style:parent-style-name="Standard" style:list-style-name="L3">
      <style:paragraph-properties style:line-height-at-least="0.503cm" fo:text-align="justify" style:justify-single-word="false"/>
      <style:text-properties style:text-position="0% 100%" fo:font-size="10.5pt" fo:font-weight="normal" officeooo:rsid="0037f86b" officeooo:paragraph-rsid="0037f86b" style:font-weight-asian="normal" style:font-weight-complex="normal"/>
    </style:style>
    <style:style style:name="P36" style:family="paragraph" style:parent-style-name="Standard" style:list-style-name="L3">
      <style:paragraph-properties style:line-height-at-least="0.503cm" fo:text-align="justify" style:justify-single-word="false"/>
      <style:text-properties style:text-position="0% 100%" fo:font-size="10.5pt" fo:font-weight="normal" officeooo:rsid="00394f05" officeooo:paragraph-rsid="003f9136" style:font-weight-asian="normal" style:font-weight-complex="normal"/>
    </style:style>
    <style:style style:name="P37" style:family="paragraph" style:parent-style-name="Standard" style:list-style-name="L2">
      <style:paragraph-properties style:line-height-at-least="0.503cm" fo:text-align="justify" style:justify-single-word="false"/>
      <style:text-properties officeooo:rsid="0036e119" officeooo:paragraph-rsid="0036e119"/>
    </style:style>
    <style:style style:name="P38" style:family="paragraph" style:parent-style-name="Standard" style:list-style-name="L3">
      <style:paragraph-properties style:line-height-at-least="0.503cm" fo:text-align="justify" style:justify-single-word="false"/>
      <style:text-properties officeooo:rsid="0037f86b" officeooo:paragraph-rsid="0037f86b"/>
    </style:style>
    <style:style style:name="P39" style:family="paragraph" style:parent-style-name="Standard" style:list-style-name="L4">
      <style:paragraph-properties style:line-height-at-least="0.503cm" fo:text-align="justify" style:justify-single-word="false"/>
      <style:text-properties fo:font-size="10.5pt" fo:font-style="italic" officeooo:rsid="00360f43" officeooo:paragraph-rsid="005ce9ed" style:font-size-asian="10.5pt" style:font-style-asian="italic" style:font-size-complex="10.5pt" style:font-style-complex="italic"/>
    </style:style>
    <style:style style:name="T1" style:family="text">
      <style:text-properties fo:color="#d4d4d4" style:font-name="Droid Sans Mono" fo:font-weight="normal" officeooo:rsid="001a6986" fo:background-color="#1e1e1e" loext:char-shading-value="0" style:font-size-asian="14pt" style:font-size-complex="16pt"/>
    </style:style>
    <style:style style:name="T2" style:family="text">
      <style:text-properties style:text-position="0% 100%"/>
    </style:style>
    <style:style style:name="T3" style:family="text">
      <style:text-properties style:text-position="0% 100%" fo:font-size="10.5pt" fo:font-style="italic" fo:font-weight="normal" style:font-style-asian="italic" style:font-weight-asian="normal" style:font-style-complex="italic" style:font-weight-complex="normal"/>
    </style:style>
    <style:style style:name="T4" style:family="text">
      <style:text-properties style:text-position="0% 100%" fo:font-size="10.5pt" fo:font-style="italic" fo:font-weight="normal" officeooo:rsid="0024e6a4" style:font-style-asian="italic" style:font-weight-asian="normal" style:font-style-complex="italic" style:font-weight-complex="normal"/>
    </style:style>
    <style:style style:name="T5" style:family="text">
      <style:text-properties style:text-position="0% 100%" fo:font-size="10.5pt" fo:font-style="italic" fo:font-weight="normal" officeooo:rsid="0026c229" style:font-style-asian="italic" style:font-weight-asian="normal" style:font-style-complex="italic" style:font-weight-complex="normal"/>
    </style:style>
    <style:style style:name="T6" style:family="text">
      <style:text-properties style:text-position="0% 100%" fo:font-size="10.5pt" fo:font-style="italic" officeooo:rsid="002180fd" style:font-size-asian="10.5pt" style:font-size-complex="10.5pt"/>
    </style:style>
    <style:style style:name="T7" style:family="text">
      <style:text-properties style:text-position="0% 100%" fo:font-size="10.5pt" fo:font-style="normal" fo:font-weight="normal" style:font-style-asian="normal" style:font-weight-asian="normal" style:font-style-complex="normal" style:font-weight-complex="normal"/>
    </style:style>
    <style:style style:name="T8" style:family="text">
      <style:text-properties style:text-position="0% 100%" fo:font-size="10.5pt" fo:font-style="normal" fo:font-weight="normal" officeooo:rsid="0026c229" style:font-style-asian="normal" style:font-weight-asian="normal" style:font-style-complex="normal" style:font-weight-complex="normal"/>
    </style:style>
    <style:style style:name="T9" style:family="text">
      <style:text-properties style:text-position="0% 100%" fo:font-size="10.5pt" fo:font-style="normal" fo:font-weight="normal" officeooo:rsid="00343811" style:font-style-asian="normal" style:font-weight-asian="normal" style:font-style-complex="normal" style:font-weight-complex="normal"/>
    </style:style>
    <style:style style:name="T10" style:family="text">
      <style:text-properties style:text-position="0% 100%" fo:font-size="10.5pt" fo:font-style="normal" fo:font-weight="normal" officeooo:rsid="0025323b" style:font-size-asian="10.5pt" style:font-style-asian="normal" style:font-weight-asian="normal" style:font-size-complex="10.5pt" style:font-style-complex="normal" style:font-weight-complex="normal"/>
    </style:style>
    <style:style style:name="T11" style:family="text">
      <style:text-properties style:text-position="0% 100%" fo:font-size="10.5pt" fo:font-style="normal" officeooo:rsid="0035a49b" style:font-size-asian="10.5pt" style:font-style-asian="normal" style:font-size-complex="10.5pt" style:font-style-complex="normal"/>
    </style:style>
    <style:style style:name="T12" style:family="text">
      <style:text-properties style:text-position="0% 100%" fo:font-size="10.5pt" fo:font-weight="normal" style:font-weight-asian="normal" style:font-weight-complex="normal"/>
    </style:style>
    <style:style style:name="T13" style:family="text">
      <style:text-properties style:text-position="0% 100%" fo:font-size="10.5pt" fo:font-weight="normal" officeooo:rsid="00284a3f" style:font-weight-asian="normal" style:font-weight-complex="normal"/>
    </style:style>
    <style:style style:name="T14" style:family="text">
      <style:text-properties style:text-position="0% 100%" fo:font-size="10.5pt" fo:font-weight="normal" officeooo:rsid="002924d5" style:font-weight-asian="normal" style:font-weight-complex="normal"/>
    </style:style>
    <style:style style:name="T15" style:family="text">
      <style:text-properties style:text-position="0% 100%" fo:font-size="10.5pt" fo:font-weight="normal" officeooo:rsid="0026c229" style:font-weight-asian="normal" style:font-weight-complex="normal"/>
    </style:style>
    <style:style style:name="T16" style:family="text">
      <style:text-properties style:text-position="0% 100%" fo:font-size="10.5pt" fo:font-weight="normal" officeooo:rsid="002705e7" style:font-weight-asian="normal" style:font-weight-complex="normal"/>
    </style:style>
    <style:style style:name="T17" style:family="text">
      <style:text-properties style:text-position="0% 100%" fo:font-size="10.5pt" fo:font-weight="normal" officeooo:rsid="00343811" style:font-weight-asian="normal" style:font-weight-complex="normal"/>
    </style:style>
    <style:style style:name="T18" style:family="text">
      <style:text-properties style:text-position="0% 100%" fo:font-size="10.5pt" fo:font-weight="normal" officeooo:rsid="0037f86b" style:font-weight-asian="normal" style:font-weight-complex="normal"/>
    </style:style>
    <style:style style:name="T19" style:family="text">
      <style:text-properties style:text-position="0% 100%" fo:font-size="10.5pt" fo:font-weight="normal" officeooo:rsid="00394f05" style:font-weight-asian="normal" style:font-weight-complex="normal"/>
    </style:style>
    <style:style style:name="T20" style:family="text">
      <style:text-properties style:text-position="0% 100%" fo:font-size="10.5pt" fo:font-weight="normal" officeooo:rsid="00645a5b" style:font-weight-asian="normal" style:font-weight-complex="normal"/>
    </style:style>
    <style:style style:name="T21" style:family="text">
      <style:text-properties style:text-position="0% 100%" fo:font-size="10.5pt" fo:font-weight="normal" officeooo:rsid="00544a2a" style:font-size-asian="10.5pt" style:font-weight-asian="normal" style:font-size-complex="10.5pt" style:font-weight-complex="normal"/>
    </style:style>
    <style:style style:name="T22" style:family="text">
      <style:text-properties style:text-position="0% 100%" fo:font-size="10.5pt" fo:font-weight="bold" officeooo:rsid="00443215" style:font-weight-asian="bold" style:font-weight-complex="bold"/>
    </style:style>
    <style:style style:name="T23" style:family="text">
      <style:text-properties style:text-position="0% 100%" fo:font-size="10.5pt" style:font-size-asian="10.5pt" style:font-size-complex="10.5pt"/>
    </style:style>
    <style:style style:name="T24" style:family="text">
      <style:text-properties style:text-position="0% 100%" fo:font-size="10.5pt" officeooo:rsid="00426a88" style:font-size-asian="10.5pt" style:font-size-complex="10.5pt"/>
    </style:style>
    <style:style style:name="T25" style:family="text">
      <style:text-properties style:text-position="0% 100%" fo:font-size="10.5pt" officeooo:rsid="004f34eb" style:font-size-asian="10.5pt" style:font-size-complex="10.5pt"/>
    </style:style>
    <style:style style:name="T26" style:family="text">
      <style:text-properties style:text-position="0% 100%" fo:font-size="10.5pt" officeooo:rsid="001de8c6" style:font-size-asian="10.5pt" style:font-size-complex="10.5pt"/>
    </style:style>
    <style:style style:name="T27" style:family="text">
      <style:text-properties style:text-position="0% 100%" fo:font-size="10.5pt" officeooo:rsid="002057f2" style:font-size-asian="10.5pt" style:font-size-complex="10.5pt"/>
    </style:style>
    <style:style style:name="T28" style:family="text">
      <style:text-properties style:text-position="0% 100%" fo:font-size="10.5pt" officeooo:rsid="001eda22" style:font-size-asian="10.5pt" style:font-size-complex="10.5pt"/>
    </style:style>
    <style:style style:name="T29" style:family="text">
      <style:text-properties style:text-position="0% 100%" fo:font-size="10.5pt" officeooo:rsid="002180fd" style:font-size-asian="10.5pt" style:font-size-complex="10.5pt"/>
    </style:style>
    <style:style style:name="T30" style:family="text">
      <style:text-properties style:text-position="0% 100%" fo:font-size="10.5pt" officeooo:rsid="0056ff12" style:font-size-asian="10.5pt" style:font-size-complex="10.5pt"/>
    </style:style>
    <style:style style:name="T31" style:family="text">
      <style:text-properties style:text-position="0% 100%" fo:font-size="10.5pt" officeooo:rsid="00579272" style:font-size-asian="10.5pt" style:font-size-complex="10.5pt"/>
    </style:style>
    <style:style style:name="T32" style:family="text">
      <style:text-properties style:text-position="0% 100%" fo:font-size="10.5pt" officeooo:rsid="00581948" style:font-size-asian="10.5pt" style:font-size-complex="10.5pt"/>
    </style:style>
    <style:style style:name="T33" style:family="text">
      <style:text-properties style:text-position="0% 100%" fo:font-size="10.5pt" officeooo:rsid="005a1904" style:font-size-asian="10.5pt" style:font-size-complex="10.5pt"/>
    </style:style>
    <style:style style:name="T34" style:family="text">
      <style:text-properties style:text-position="0% 100%" fo:font-size="10.5pt" officeooo:rsid="005bf129" style:font-size-asian="10.5pt" style:font-size-complex="10.5pt"/>
    </style:style>
    <style:style style:name="T35" style:family="text">
      <style:text-properties fo:font-size="10.5pt" fo:font-weight="bold" officeooo:rsid="00535a30" style:font-size-asian="10.5pt" style:font-weight-asian="bold" style:font-size-complex="10.5pt" style:font-weight-complex="bold"/>
    </style:style>
    <style:style style:name="T36" style:family="text">
      <style:text-properties fo:font-size="10.5pt" fo:font-weight="bold" officeooo:rsid="00426a88" style:font-size-asian="10.5pt" style:font-weight-asian="bold" style:font-size-complex="10.5pt" style:font-weight-complex="bold"/>
    </style:style>
    <style:style style:name="T37" style:family="text">
      <style:text-properties fo:font-size="10.5pt" fo:font-style="italic" fo:font-weight="normal" officeooo:rsid="00233110" style:font-style-asian="italic" style:font-weight-asian="normal" style:font-style-complex="italic" style:font-weight-complex="normal"/>
    </style:style>
    <style:style style:name="T38" style:family="text">
      <style:text-properties fo:font-size="10.5pt" fo:font-style="italic" fo:font-weight="normal" officeooo:rsid="0024e6a4" style:font-style-asian="italic" style:font-weight-asian="normal" style:font-style-complex="italic" style:font-weight-complex="normal"/>
    </style:style>
    <style:style style:name="T39" style:family="text">
      <style:text-properties fo:font-size="10.5pt" fo:font-style="normal" fo:font-weight="normal" officeooo:rsid="0024e6a4" style:font-size-asian="10.5pt" style:font-style-asian="normal" style:font-weight-asian="normal" style:font-size-complex="10.5pt" style:font-style-complex="normal" style:font-weight-complex="normal"/>
    </style:style>
    <style:style style:name="T40" style:family="text">
      <style:text-properties fo:font-size="10.5pt" fo:font-style="normal" fo:font-weight="normal" officeooo:rsid="0025323b" style:font-size-asian="10.5pt" style:font-style-asian="normal" style:font-weight-asian="normal" style:font-size-complex="10.5pt" style:font-style-complex="normal" style:font-weight-complex="normal"/>
    </style:style>
    <style:style style:name="T41" style:family="text">
      <style:text-properties fo:font-size="10.5pt" fo:font-style="normal" fo:font-weight="normal" officeooo:rsid="005d9577" style:font-size-asian="10.5pt" style:font-style-asian="normal" style:font-weight-asian="normal" style:font-size-complex="10.5pt" style:font-style-complex="normal" style:font-weight-complex="normal"/>
    </style:style>
    <style:style style:name="T42" style:family="text">
      <style:text-properties fo:font-size="10.5pt" fo:font-style="normal" officeooo:rsid="0035a49b" style:font-size-asian="10.5pt" style:font-style-asian="normal" style:font-size-complex="10.5pt" style:font-style-complex="normal"/>
    </style:style>
    <style:style style:name="T43" style:family="text">
      <style:text-properties fo:font-size="10.5pt" style:font-size-asian="10.5pt" style:font-size-complex="10.5pt"/>
    </style:style>
    <style:style style:name="T44" style:family="text">
      <style:text-properties fo:font-size="10.5pt" officeooo:rsid="004113c2" style:font-size-asian="10.5pt" style:font-size-complex="10.5pt"/>
    </style:style>
    <style:style style:name="T45" style:family="text">
      <style:text-properties fo:font-size="10.5pt" officeooo:rsid="00426a88" style:font-size-asian="10.5pt" style:font-size-complex="10.5pt"/>
    </style:style>
    <style:style style:name="T46" style:family="text">
      <style:text-properties fo:font-size="10.5pt" officeooo:rsid="004f34eb" style:font-size-asian="10.5pt" style:font-size-complex="10.5pt"/>
    </style:style>
    <style:style style:name="T47" style:family="text">
      <style:text-properties fo:font-size="10.5pt" officeooo:rsid="0050e7ed" style:font-size-asian="10.5pt" style:font-size-complex="10.5pt"/>
    </style:style>
    <style:style style:name="T48" style:family="text">
      <style:text-properties fo:font-size="10.5pt" officeooo:rsid="001de8c6" style:font-size-asian="10.5pt" style:font-size-complex="10.5pt"/>
    </style:style>
    <style:style style:name="T49" style:family="text">
      <style:text-properties fo:font-size="10.5pt" officeooo:rsid="001eda22" style:font-size-asian="10.5pt" style:font-size-complex="10.5pt"/>
    </style:style>
    <style:style style:name="T50" style:family="text">
      <style:text-properties fo:font-size="10.5pt" officeooo:rsid="00535a30" style:font-size-asian="10.5pt" style:font-size-complex="10.5pt"/>
    </style:style>
    <style:style style:name="T51" style:family="text">
      <style:text-properties fo:font-size="10.5pt" officeooo:rsid="00544a2a" style:font-size-asian="10.5pt" style:font-size-complex="10.5pt"/>
    </style:style>
    <style:style style:name="T52" style:family="text">
      <style:text-properties fo:font-size="10.5pt" officeooo:rsid="0056ff12" style:font-size-asian="10.5pt" style:font-size-complex="10.5pt"/>
    </style:style>
    <style:style style:name="T53" style:family="text">
      <style:text-properties fo:font-size="10.5pt" officeooo:rsid="00579272" style:font-size-asian="10.5pt" style:font-size-complex="10.5pt"/>
    </style:style>
    <style:style style:name="T54" style:family="text">
      <style:text-properties fo:font-size="10.5pt" fo:font-weight="normal" officeooo:rsid="00544a2a" style:font-size-asian="10.5pt" style:font-weight-asian="normal" style:font-size-complex="10.5pt" style:font-weight-complex="normal"/>
    </style:style>
    <style:style style:name="T55" style:family="text">
      <style:text-properties fo:font-size="10.5pt" fo:font-weight="normal" officeooo:rsid="00535a30" style:font-size-asian="10.5pt" style:font-weight-asian="normal" style:font-size-complex="10.5pt" style:font-weight-complex="normal"/>
    </style:style>
    <style:style style:name="T56" style:family="text">
      <style:text-properties fo:font-size="10.5pt" fo:font-weight="normal" officeooo:rsid="00558391" style:font-size-asian="10.5pt" style:font-weight-asian="normal" style:font-size-complex="10.5pt" style:font-weight-complex="normal"/>
    </style:style>
    <style:style style:name="T57" style:family="text">
      <style:text-properties fo:font-style="normal" style:font-style-asian="normal" style:font-style-complex="normal"/>
    </style:style>
    <style:style style:name="T58" style:family="text">
      <style:text-properties fo:font-style="normal" officeooo:rsid="0035a49b" style:font-style-asian="normal" style:font-style-complex="normal"/>
    </style:style>
    <style:style style:name="T59" style:family="text">
      <style:text-properties fo:font-style="italic" style:font-style-asian="italic"/>
    </style:style>
    <style:style style:name="T60" style:family="text">
      <style:text-properties fo:background-color="#ffff00" loext:char-shading-value="0"/>
    </style:style>
    <style:style style:name="T61" style:family="text">
      <style:text-properties fo:font-weight="bold" officeooo:rsid="00432e27" style:font-weight-asian="bold" style:font-weight-complex="bold"/>
    </style:style>
    <style:style style:name="T62" style:family="text">
      <style:text-properties officeooo:rsid="00544a2a"/>
    </style:style>
    <style:style style:name="T63" style:family="text">
      <style:text-properties style:use-window-font-color="true" fo:font-size="10.5pt" fo:font-weight="bold" officeooo:rsid="005bf129" style:font-size-asian="10.5pt" style:font-weight-asian="bold" style:font-size-complex="10.5pt" style:font-weight-complex="bold"/>
    </style:style>
    <style:style style:name="T64" style:family="text">
      <style:text-properties style:use-window-font-color="true" fo:font-size="10.5pt" fo:font-weight="bold" officeooo:rsid="00535a30" style:font-size-asian="10.5pt" style:font-weight-asian="bold" style:font-size-complex="10.5pt" style:font-weight-complex="bold"/>
    </style:style>
    <style:style style:name="T65" style:family="text">
      <style:text-properties style:use-window-font-color="true" fo:font-size="10.5pt" fo:font-weight="normal" style:font-size-asian="10.5pt" style:font-weight-asian="normal" style:font-size-complex="10.5pt" style:font-weight-complex="normal"/>
    </style:style>
    <style:style style:name="T66" style:family="text">
      <style:text-properties style:use-window-font-color="true" fo:font-size="10.5pt" fo:font-weight="normal" officeooo:rsid="005bf129" style:font-size-asian="10.5pt" style:font-weight-asian="normal" style:font-size-complex="10.5pt" style:font-weight-complex="normal"/>
    </style:style>
    <style:style style:name="T67" style:family="text">
      <style:text-properties style:use-window-font-color="true" fo:font-size="10.5pt" style:font-size-asian="10.5pt" style:font-size-complex="10.5pt"/>
    </style:style>
    <style:style style:name="T68" style:family="text">
      <style:text-properties style:use-window-font-color="true" fo:font-size="10.5pt" fo:font-style="normal" fo:font-weight="normal" officeooo:rsid="003af4d8" style:font-size-asian="10.5pt" style:font-style-asian="normal" style:font-weight-asian="normal" style:font-size-complex="10.5pt" style:font-style-complex="normal" style:font-weight-complex="normal"/>
    </style:style>
    <style:style style:name="T69" style:family="text">
      <style:text-properties style:use-window-font-color="true" style:text-position="0% 100%" fo:font-size="10.5pt" fo:font-style="normal" fo:font-weight="normal" officeooo:rsid="003af4d8" style:font-size-asian="10.5pt" style:font-style-asian="normal" style:font-weight-asian="normal" style:font-size-complex="10.5pt"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Network Alignment Based Method for Phylogenetic Analysis of Interdependent Morphological Characters</text:p>
      <text:p text:style-name="P4"/>
      <text:p text:style-name="P2">Tristan J. Canterbury</text:p>
      <text:p text:style-name="P2">Supervisor: Dr. Martin D. Brazeau</text:p>
      <text:p text:style-name="P2">Imperial College London</text:p>
      <text:p text:style-name="P2">MSc Computational Methods in Ecology and Evolution</text:p>
      <text:p text:style-name="P5"><text:a xlink:type="simple" xlink:href="mailto:tjc19@ic.ac.uk" text:style-name="Internet_20_link" text:visited-style-name="Visited_20_Internet_20_Link"><text:span text:style-name="T1">tjc19@ic.ac.uk</text:span></text:a></text:p>
      <text:p text:style-name="P3"/>
      <text:p text:style-name="P13">Introduction</text:p>
      <text:p text:style-name="P6">Terminology:</text:p>
      <text:list xml:id="list2056185394" text:style-name="L1">
        <text:list-item>
          <text:p text:style-name="P27"><text:span text:style-name="T37">H</text:span><text:span text:style-name="T38">omology: </text:span><text:span text:style-name="T8"><text:s/></text:span></text:p>
        </text:list-item>
        <text:list-item>
          <text:p text:style-name="P29"><text:span text:style-name="T5">D</text:span><text:span text:style-name="T3">ynamic homology:</text:span><text:span text:style-name="T7"> </text:span></text:p>
        </text:list-item>
        <text:list-item>
          <text:p text:style-name="P30"><text:span text:style-name="T4">Evolutionary Morphology</text:span><text:span text:style-name="T5">:</text:span><text:span text:style-name="T8"> </text:span></text:p>
        </text:list-item>
        <text:list-item>
          <text:p text:style-name="P31"><text:span text:style-name="T15">G</text:span><text:span text:style-name="T12">raphs:</text:span></text:p>
        </text:list-item>
        <text:list-item>
          <text:p text:style-name="P34">isomorphisms:</text:p>
        </text:list-item>
        <text:list-item>
          <text:p text:style-name="P31"><text:span text:style-name="T12">Graphlets: </text:span><text:span text:style-name="T7">small, connected, non-isomorphic, “induced” subgraphs of a larger graph </text:span><text:reference-mark-start text:name="ADDIN CSL_CITATION {&quot;citationItems&quot;: [{&quot;id&quot;: &quot;ITEM-1&quot;, &quot;itemData&quot;: {&quot;DOI&quot;: &quot;10.1093/bioinformatics/bth436&quot;, &quot;ISSN&quot;: &quot;13674803&quot;, &quot;PMID&quot;: &quot;15284103&quot;, &quot;abstract&quot;: &quot;Motivation: Networks have been used to model many real-world phenomena to better understand the phenomena and to guide experiments in order to predict their behavior. Since incorrect models lead to incorrect predictions, it is vital to have as accurate a model as possible. As a result, new techniques and models for analyzing and modeling real-world networks have recently been introduced. Results: One example of large and complex networks involves protein-protein interaction (PPI) networks. We analyze PPI networks of yeast Saccharomyces cerevisiae and fruitfly Drosophila melanogaster using a newly introduced measure of local network structure as well as the standardly used measures of global network structure. We examine the fit of four different network models, including Erd\u00f6s-R\u00e9nyi, scale-free and geometric random network models, to these PPI networks with respect to the measures of local and global network structure. We demonstrate that the currently accepted scale-free model of PPI networks fails to fit the data in several respects and show that a random geometric model provides a much more accurate model of the PPI data. We hypothesize that only the noise in these networks is scale-free. Conclusions: We systematically evaluate how well-different network models fit the PPI networks. We show that the structure of PPI networks is better modeled by a geometric random graph than by a scale-free model. \u00a9 Oxford University Press 2004; all rights reserved.&quot;, &quot;author&quot;: [{&quot;dropping-particle&quot;: &quot;&quot;, &quot;family&quot;: &quot;Pr\u017eulj&quot;, &quot;given&quot;: &quot;N.&quot;, &quot;non-dropping-particle&quot;: &quot;&quot;, &quot;parse-names&quot;: false, &quot;suffix&quot;: &quot;&quot;}, {&quot;dropping-particle&quot;: &quot;&quot;, &quot;family&quot;: &quot;Corneil&quot;, &quot;given&quot;: &quot;D. G.&quot;, &quot;non-dropping-particle&quot;: &quot;&quot;, &quot;parse-names&quot;: false, &quot;suffix&quot;: &quot;&quot;}, {&quot;dropping-particle&quot;: &quot;&quot;, &quot;family&quot;: &quot;Jurisica&quot;, &quot;given&quot;: &quot;I.&quot;, &quot;non-dropping-particle&quot;: &quot;&quot;, &quot;parse-names&quot;: false, &quot;suffix&quot;: &quot;&quot;}], &quot;container-title&quot;: &quot;Bioinformatics&quot;, &quot;id&quot;: &quot;ITEM-1&quot;, &quot;issue&quot;: &quot;18&quot;, &quot;issued&quot;: {&quot;date-parts&quot;: [[&quot;2004&quot;, &quot;12&quot;, &quot;12&quot;]]}, &quot;page&quot;: &quot;3508-3515&quot;, &quot;publisher&quot;: &quot;Oxford Academic&quot;, &quot;title&quot;: &quot;Modeling interactome: Scale-free or geometric?&quot;, &quot;type&quot;: &quot;article-journal&quot;, &quot;volume&quot;: &quot;20&quot;}, &quot;uris&quot;: [&quot;http://www.mendeley.com/documents/?uuid=e5ff725e-9064-3220-adb0-cca5b28f529b&quot;]}], &quot;mendeley&quot;: {&quot;formattedCitation&quot;: &quot;(Pr\u017eulj, Corneil and Jurisica, 2004)&quot;, &quot;plainTextFormattedCitation&quot;: &quot;(Pr\u017eulj, Corneil and Jurisica, 2004)&quot;, &quot;previouslyFormattedCitation&quot;: &quot;(Pr\u017eulj, Corneil and Jurisica, 2004)&quot;}, &quot;properties&quot;: {&quot;noteIndex&quot;: 0}, &quot;schema&quot;: &quot;https://github.com/citation-style-language/schema/raw/master/csl-citation.json&quot;} RNDuAUC9yqyI3"/><text:span text:style-name="T7">(Pržulj, Corneil and Jurisica, 2004)</text:span><text:reference-mark-end text:name="ADDIN CSL_CITATION {&quot;citationItems&quot;: [{&quot;id&quot;: &quot;ITEM-1&quot;, &quot;itemData&quot;: {&quot;DOI&quot;: &quot;10.1093/bioinformatics/bth436&quot;, &quot;ISSN&quot;: &quot;13674803&quot;, &quot;PMID&quot;: &quot;15284103&quot;, &quot;abstract&quot;: &quot;Motivation: Networks have been used to model many real-world phenomena to better understand the phenomena and to guide experiments in order to predict their behavior. Since incorrect models lead to incorrect predictions, it is vital to have as accurate a model as possible. As a result, new techniques and models for analyzing and modeling real-world networks have recently been introduced. Results: One example of large and complex networks involves protein-protein interaction (PPI) networks. We analyze PPI networks of yeast Saccharomyces cerevisiae and fruitfly Drosophila melanogaster using a newly introduced measure of local network structure as well as the standardly used measures of global network structure. We examine the fit of four different network models, including Erd\u00f6s-R\u00e9nyi, scale-free and geometric random network models, to these PPI networks with respect to the measures of local and global network structure. We demonstrate that the currently accepted scale-free model of PPI networks fails to fit the data in several respects and show that a random geometric model provides a much more accurate model of the PPI data. We hypothesize that only the noise in these networks is scale-free. Conclusions: We systematically evaluate how well-different network models fit the PPI networks. We show that the structure of PPI networks is better modeled by a geometric random graph than by a scale-free model. \u00a9 Oxford University Press 2004; all rights reserved.&quot;, &quot;author&quot;: [{&quot;dropping-particle&quot;: &quot;&quot;, &quot;family&quot;: &quot;Pr\u017eulj&quot;, &quot;given&quot;: &quot;N.&quot;, &quot;non-dropping-particle&quot;: &quot;&quot;, &quot;parse-names&quot;: false, &quot;suffix&quot;: &quot;&quot;}, {&quot;dropping-particle&quot;: &quot;&quot;, &quot;family&quot;: &quot;Corneil&quot;, &quot;given&quot;: &quot;D. G.&quot;, &quot;non-dropping-particle&quot;: &quot;&quot;, &quot;parse-names&quot;: false, &quot;suffix&quot;: &quot;&quot;}, {&quot;dropping-particle&quot;: &quot;&quot;, &quot;family&quot;: &quot;Jurisica&quot;, &quot;given&quot;: &quot;I.&quot;, &quot;non-dropping-particle&quot;: &quot;&quot;, &quot;parse-names&quot;: false, &quot;suffix&quot;: &quot;&quot;}], &quot;container-title&quot;: &quot;Bioinformatics&quot;, &quot;id&quot;: &quot;ITEM-1&quot;, &quot;issue&quot;: &quot;18&quot;, &quot;issued&quot;: {&quot;date-parts&quot;: [[&quot;2004&quot;, &quot;12&quot;, &quot;12&quot;]]}, &quot;page&quot;: &quot;3508-3515&quot;, &quot;publisher&quot;: &quot;Oxford Academic&quot;, &quot;title&quot;: &quot;Modeling interactome: Scale-free or geometric?&quot;, &quot;type&quot;: &quot;article-journal&quot;, &quot;volume&quot;: &quot;20&quot;}, &quot;uris&quot;: [&quot;http://www.mendeley.com/documents/?uuid=e5ff725e-9064-3220-adb0-cca5b28f529b&quot;]}], &quot;mendeley&quot;: {&quot;formattedCitation&quot;: &quot;(Pr\u017eulj, Corneil and Jurisica, 2004)&quot;, &quot;plainTextFormattedCitation&quot;: &quot;(Pr\u017eulj, Corneil and Jurisica, 2004)&quot;, &quot;previouslyFormattedCitation&quot;: &quot;(Pr\u017eulj, Corneil and Jurisica, 2004)&quot;}, &quot;properties&quot;: {&quot;noteIndex&quot;: 0}, &quot;schema&quot;: &quot;https://github.com/citation-style-language/schema/raw/master/csl-citation.json&quot;} RNDuAUC9yqyI3"/><text:span text:style-name="T7">⁠.</text:span></text:p>
        </text:list-item>
        <text:list-item>
          <text:p text:style-name="P32"><text:span text:style-name="T12">Automorphism orbit: </text:span><text:span text:style-name="T7">within each graphlet, some nodes are topologically identical </text:span><text:reference-mark-start text:name="ADDIN CSL_CITATION {&quot;citationItems&quot;: [{&quot;id&quot;: &quot;ITEM-1&quot;, &quot;itemData&quot;: {&quot;DOI&quot;: &quot;10.1093/bioinformatics/btl301&quot;, &quot;ISSN&quot;: &quot;14602059&quot;, &quot;PMID&quot;: &quot;17237089&quot;, &quot;abstract&quot;: &quot;Motivation: Analogous to biological sequence comparison, comparing cellular networks is an important problem that could provide insight into biological understanding and therapeutics. For technical reasons, comparing large networks is computationally infeasible, and thus heuristics, such as the degree distribution, clustering coefficient, diameter, and relative graphlet frequency distribution have been sought. It is easy to demonstrate that two networks are different by simply showing a short list of properties in which they differ. It is much harder to show that two networks are similar, as it requires demonstrating their similarity in all of their exponentially many properties. Clearly, it is computationally prohibitive to analyze all network properties, but the larger the number of constraints we impose in determining network similarity, the more likely it is that the networks will truly be similar. Results: We introduce a new systematic measure of a network's local structure that imposes a large number of similarity constraints on networks being compared. In particular, we generalize the degree distribution, which measures the number of nodes 'touching' k edges, into distributions measuring the number of nodes 'touching' k graphlets, where graphlets are small connected non-isomorphic subgraphs of a large network. Our new measure of network local structure consists of 73 graphlet degree distributions of graphlets with 2-5 nodes, but it is easily extendible to a greater number of constraints (i.e. graphlets), if necessary, and the extensions are limited only by the available CPU. Furthermore, we show a way to combine the 73 graphlet degree distributions into a network 'agreement' measure which is a number between 0 and 1, where 1 means that networks have identical distributions and 0 means that they are far apart. Based on this new network agreement measure, we show that almost all of the 14 eukaryotic PPI networks, including human, resulting from various high-throughput experimental techniques, as well as from curated databases, are better modeled by geometric random graphs than by Erd\u00f5s - R\u00e9ny, random scale-free, or Barab\u00e1si - Albert scale-free networks. \u00a9 2007 Oxford University Press.&quot;, &quot;author&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2&quot;, &quot;issued&quot;: {&quot;date-parts&quot;: [[&quot;2007&quot;, &quot;1&quot;, &quot;15&quot;]]}, &quot;page&quot;: &quot;e177-e183&quot;, &quot;publisher&quot;: &quot;Oxford University Press&quot;, &quot;title&quot;: &quot;Biological network comparison using graphlet degree distribution&quot;, &quot;type&quot;: &quot;paper-conference&quot;, &quot;volume&quot;: &quot;23&quot;}, &quot;uris&quot;: [&quot;http://www.mendeley.com/documents/?uuid=b9147646-1805-377b-91f1-ce0edf6c32f3&quot;]}], &quot;mendeley&quot;: {&quot;formattedCitation&quot;: &quot;(Pr\u017eulj, 2007)&quot;, &quot;plainTextFormattedCitation&quot;: &quot;(Pr\u017eulj, 2007)&quot;, &quot;previouslyFormattedCitation&quot;: &quot;(Pr\u017eulj, 2007)&quot;}, &quot;properties&quot;: {&quot;noteIndex&quot;: 0}, &quot;schema&quot;: &quot;https://github.com/citation-style-language/schema/raw/master/csl-citation.json&quot;} RNDWFvgPLsbEd"/><text:span text:style-name="T7">(Pržulj, 2007)</text:span><text:reference-mark-end text:name="ADDIN CSL_CITATION {&quot;citationItems&quot;: [{&quot;id&quot;: &quot;ITEM-1&quot;, &quot;itemData&quot;: {&quot;DOI&quot;: &quot;10.1093/bioinformatics/btl301&quot;, &quot;ISSN&quot;: &quot;14602059&quot;, &quot;PMID&quot;: &quot;17237089&quot;, &quot;abstract&quot;: &quot;Motivation: Analogous to biological sequence comparison, comparing cellular networks is an important problem that could provide insight into biological understanding and therapeutics. For technical reasons, comparing large networks is computationally infeasible, and thus heuristics, such as the degree distribution, clustering coefficient, diameter, and relative graphlet frequency distribution have been sought. It is easy to demonstrate that two networks are different by simply showing a short list of properties in which they differ. It is much harder to show that two networks are similar, as it requires demonstrating their similarity in all of their exponentially many properties. Clearly, it is computationally prohibitive to analyze all network properties, but the larger the number of constraints we impose in determining network similarity, the more likely it is that the networks will truly be similar. Results: We introduce a new systematic measure of a network's local structure that imposes a large number of similarity constraints on networks being compared. In particular, we generalize the degree distribution, which measures the number of nodes 'touching' k edges, into distributions measuring the number of nodes 'touching' k graphlets, where graphlets are small connected non-isomorphic subgraphs of a large network. Our new measure of network local structure consists of 73 graphlet degree distributions of graphlets with 2-5 nodes, but it is easily extendible to a greater number of constraints (i.e. graphlets), if necessary, and the extensions are limited only by the available CPU. Furthermore, we show a way to combine the 73 graphlet degree distributions into a network 'agreement' measure which is a number between 0 and 1, where 1 means that networks have identical distributions and 0 means that they are far apart. Based on this new network agreement measure, we show that almost all of the 14 eukaryotic PPI networks, including human, resulting from various high-throughput experimental techniques, as well as from curated databases, are better modeled by geometric random graphs than by Erd\u00f5s - R\u00e9ny, random scale-free, or Barab\u00e1si - Albert scale-free networks. \u00a9 2007 Oxford University Press.&quot;, &quot;author&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2&quot;, &quot;issued&quot;: {&quot;date-parts&quot;: [[&quot;2007&quot;, &quot;1&quot;, &quot;15&quot;]]}, &quot;page&quot;: &quot;e177-e183&quot;, &quot;publisher&quot;: &quot;Oxford University Press&quot;, &quot;title&quot;: &quot;Biological network comparison using graphlet degree distribution&quot;, &quot;type&quot;: &quot;paper-conference&quot;, &quot;volume&quot;: &quot;23&quot;}, &quot;uris&quot;: [&quot;http://www.mendeley.com/documents/?uuid=b9147646-1805-377b-91f1-ce0edf6c32f3&quot;]}], &quot;mendeley&quot;: {&quot;formattedCitation&quot;: &quot;(Pr\u017eulj, 2007)&quot;, &quot;plainTextFormattedCitation&quot;: &quot;(Pr\u017eulj, 2007)&quot;, &quot;previouslyFormattedCitation&quot;: &quot;(Pr\u017eulj, 2007)&quot;}, &quot;properties&quot;: {&quot;noteIndex&quot;: 0}, &quot;schema&quot;: &quot;https://github.com/citation-style-language/schema/raw/master/csl-citation.json&quot;} RNDWFvgPLsbEd"/><text:span text:style-name="T7">⁠.</text:span></text:p>
        </text:list-item>
        <text:list-item>
          <text:p text:style-name="P32"><text:span text:style-name="T12">Graphlet degrees: </text:span><text:span text:style-name="T7">whilst node degree is the number of edges connected to a particular node/vertex, graphlet degree is the number of times a given node, </text:span><text:span text:style-name="T12">v</text:span><text:span text:style-name="T7">, touches a graphlet or orbit </text:span><text:span text:style-name="T12">i</text:span><text:span text:style-name="T7">.</text:span></text:p>
        </text:list-item>
      </text:list>
      <text:p text:style-name="P7"/>
      <text:p text:style-name="P17"/>
      <text:p text:style-name="P16">Thoughts:</text:p>
      <text:list xml:id="list3083334907" text:style-name="L2">
        <text:list-item>
          <text:p text:style-name="P28"><text:span text:style-name="T13">The most informative character </text:span><text:span text:style-name="T14">states</text:span><text:span text:style-name="T13"> in phylogenetic analysis are those that have effectively neutral fitness effects and so are less likely to emerge across taxa convergently. This means character states can vary greatly in function across a taxa without much meaning in phylogenetic analysis. This makes morphological methods difficult, as what aspects of morphology are effectively neutral? </text:span><text:span text:style-name="T14">Molecular phylogenetics has a great advantage here</text:span><text:span text:style-name="T13">, </text:span><text:span text:style-name="T14">as</text:span><text:span text:style-name="T13"> any mutation that doesn’t cause a change in gene expression is assumed neutral </text:span><text:span text:style-name="T14">and so can make for an informative character in phylogenetic analysis.</text:span></text:p>
        </text:list-item>
        <text:list-item>
          <text:p text:style-name="P37"><text:span text:style-name="T14">T</text:span><text:span text:style-name="T12">he use of graphs for comparing </text:span><text:span text:style-name="T18">morphology in terms of physical connections seems flawed for the following reasons:</text:span></text:p>
        </text:list-item>
      </text:list>
      <text:list xml:id="list3887432821" text:style-name="L3">
        <text:list-item>
          <text:p text:style-name="P35">The amount of physical connection between 2 characters is not binary, using a proportion of surface area in contact would be a better measure of connection (fixed with a weighted graph).</text:p>
        </text:list-item>
        <text:list-item>
          <text:p text:style-name="P38"><text:span text:style-name="T12">Using only the top surface of the head gives an unrealistic graph structure where all characters eminate from the centr</text:span><text:span text:style-name="T20">e</text:span><text:span text:style-name="T12"> (</text:span><text:span text:style-name="T19">Could a weighted graph fix this? If the graph is weighted in the below manner, there will be connections between nodes that otherwise wouldn’t be connected giving the graph a less problematic centralised structure. However this may also generate a connected graph in which topology becomes homogenous except for weights; biologically realistic but computationally feasible?.</text:span><text:span text:style-name="T12">).</text:span></text:p>
        </text:list-item>
        <text:list-item>
          <text:p text:style-name="P35">We are continuing to use similarity scores from other aspects of the character nodes. Are some of these not also relations, as would be hypothesised? For instance, is the likeness of tissue between characters not a relationship between them? And if so should this not also be constructed as a network? (Fixed with multigraph, represented as a weighted graph)</text:p>
        </text:list-item>
        <text:list-item>
          <text:p text:style-name="P36">The analysis must make use of weights.</text:p>
        </text:list-item>
      </text:list>
      <text:p text:style-name="P18"/>
      <text:p text:style-name="P21"><text:span text:style-name="T22">The Importance of Morphological evidence: </text:span><text:span text:style-name="T43">As most species that have ever lived are extinct, few of which we have fossils for, the value of robust methods for inferring phylogenetic relationships from morphology becomes apparent</text:span><text:span text:style-name="T45">. </text:span><text:span text:style-name="T44">Where </text:span><text:span text:style-name="T46">we also have molecular data, morpholog</text:span><text:span text:style-name="T47">y</text:span><text:span text:style-name="T46"> continues to be an invaluable independent source of data </text:span><text:reference-mark-start text:name="ADDIN CSL_CITATION {&quot;citationItems&quot;: [{&quot;id&quot;: &quot;ITEM-1&quot;, &quot;itemData&quot;: {&quot;DOI&quot;: &quot;10.1016/j.cub.2015.07.009&quot;, &quot;ISSN&quot;: &quot;09609822&quot;, &quot;PMID&quot;: &quot;26439355&quot;, &quot;abstract&quot;: &quot;Evolutionary trees underpin virtually all of biology, and the wealth of new genomic data has enabled us to reconstruct them with increasing detail and confidence. While phenotypic (typically morphological) traits are becoming less important in reconstructing evolutionary trees, they still serve vital and unique roles in phylogenetics, even for living taxa for which vast amounts of genetic information are available. Morphology remains a powerful independent source of evidence for testing molecular clades, and - through fossil phenotypes - the primary means for time-scaling phylogenies. Morphological phylogenetics is therefore vital for transforming undated molecular topologies into dated evolutionary trees. However, if morphology is to be employed to its full potential, biologists need to start scrutinising phenotypes in a more objective fashion, models of phenotypic evolution need to be improved, and approaches for analysing phenotypic traits and fossils together with genomic data need to be refined.&quot;, &quot;author&quot;: [{&quot;dropping-particle&quot;: &quot;&quot;, &quot;family&quot;: &quot;Lee&quot;, &quot;given&quot;: &quot;Michael S.Y.&quot;, &quot;non-dropping-particle&quot;: &quot;&quot;, &quot;parse-names&quot;: false, &quot;suffix&quot;: &quot;&quot;}, {&quot;dropping-particle&quot;: &quot;&quot;, &quot;family&quot;: &quot;Palci&quot;, &quot;given&quot;: &quot;Alessandro&quot;, &quot;non-dropping-particle&quot;: &quot;&quot;, &quot;parse-names&quot;: false, &quot;suffix&quot;: &quot;&quot;}], &quot;container-title&quot;: &quot;Current Biology&quot;, &quot;id&quot;: &quot;ITEM-1&quot;, &quot;issue&quot;: &quot;19&quot;, &quot;issued&quot;: {&quot;date-parts&quot;: [[&quot;2015&quot;]]}, &quot;page&quot;: &quot;R922-R929&quot;, &quot;title&quot;: &quot;Morphological phylogenetics in the genomic age&quot;, &quot;type&quot;: &quot;article&quot;, &quot;volume&quot;: &quot;25&quot;}, &quot;uris&quot;: [&quot;http://www.mendeley.com/documents/?uuid=225642b4-8fad-3455-9e27-6fd8e255454a&quot;]}], &quot;mendeley&quot;: {&quot;formattedCitation&quot;: &quot;(Lee and Palci, 2015)&quot;, &quot;plainTextFormattedCitation&quot;: &quot;(Lee and Palci, 2015)&quot;, &quot;previouslyFormattedCitation&quot;: &quot;(Lee and Palci, 2015)&quot;}, &quot;properties&quot;: {&quot;noteIndex&quot;: 0}, &quot;schema&quot;: &quot;https://github.com/citation-style-language/schema/raw/master/csl-citation.json&quot;} RNDqGcQ2JdlnS"/><text:span text:style-name="T25">(Lee and Palci, 2015)</text:span><text:reference-mark-end text:name="ADDIN CSL_CITATION {&quot;citationItems&quot;: [{&quot;id&quot;: &quot;ITEM-1&quot;, &quot;itemData&quot;: {&quot;DOI&quot;: &quot;10.1016/j.cub.2015.07.009&quot;, &quot;ISSN&quot;: &quot;09609822&quot;, &quot;PMID&quot;: &quot;26439355&quot;, &quot;abstract&quot;: &quot;Evolutionary trees underpin virtually all of biology, and the wealth of new genomic data has enabled us to reconstruct them with increasing detail and confidence. While phenotypic (typically morphological) traits are becoming less important in reconstructing evolutionary trees, they still serve vital and unique roles in phylogenetics, even for living taxa for which vast amounts of genetic information are available. Morphology remains a powerful independent source of evidence for testing molecular clades, and - through fossil phenotypes - the primary means for time-scaling phylogenies. Morphological phylogenetics is therefore vital for transforming undated molecular topologies into dated evolutionary trees. However, if morphology is to be employed to its full potential, biologists need to start scrutinising phenotypes in a more objective fashion, models of phenotypic evolution need to be improved, and approaches for analysing phenotypic traits and fossils together with genomic data need to be refined.&quot;, &quot;author&quot;: [{&quot;dropping-particle&quot;: &quot;&quot;, &quot;family&quot;: &quot;Lee&quot;, &quot;given&quot;: &quot;Michael S.Y.&quot;, &quot;non-dropping-particle&quot;: &quot;&quot;, &quot;parse-names&quot;: false, &quot;suffix&quot;: &quot;&quot;}, {&quot;dropping-particle&quot;: &quot;&quot;, &quot;family&quot;: &quot;Palci&quot;, &quot;given&quot;: &quot;Alessandro&quot;, &quot;non-dropping-particle&quot;: &quot;&quot;, &quot;parse-names&quot;: false, &quot;suffix&quot;: &quot;&quot;}], &quot;container-title&quot;: &quot;Current Biology&quot;, &quot;id&quot;: &quot;ITEM-1&quot;, &quot;issue&quot;: &quot;19&quot;, &quot;issued&quot;: {&quot;date-parts&quot;: [[&quot;2015&quot;]]}, &quot;page&quot;: &quot;R922-R929&quot;, &quot;title&quot;: &quot;Morphological phylogenetics in the genomic age&quot;, &quot;type&quot;: &quot;article&quot;, &quot;volume&quot;: &quot;25&quot;}, &quot;uris&quot;: [&quot;http://www.mendeley.com/documents/?uuid=225642b4-8fad-3455-9e27-6fd8e255454a&quot;]}], &quot;mendeley&quot;: {&quot;formattedCitation&quot;: &quot;(Lee and Palci, 2015)&quot;, &quot;plainTextFormattedCitation&quot;: &quot;(Lee and Palci, 2015)&quot;, &quot;previouslyFormattedCitation&quot;: &quot;(Lee and Palci, 2015)&quot;}, &quot;properties&quot;: {&quot;noteIndex&quot;: 0}, &quot;schema&quot;: &quot;https://github.com/citation-style-language/schema/raw/master/csl-citation.json&quot;} RNDqGcQ2JdlnS"/><text:span text:style-name="T46">⁠ and when </text:span><text:span text:style-name="T44">there appears to be disagreement between these </text:span><text:span text:style-name="T47">sources</text:span><text:span text:style-name="T44"> there is room for improvement in </text:span><text:span text:style-name="T45">our</text:span><text:span text:style-name="T44"> methods </text:span><text:span text:style-name="T45">and understanding </text:span><text:reference-mark-start text:name="ADDIN CSL_CITATION {&quot;citationItems&quot;: [{&quot;id&quot;: &quot;ITEM-1&quot;, &quot;itemData&quot;: {&quot;DOI&quot;: &quot;10.1073/pnas.1102543108&quot;, &quot;ISSN&quot;: &quot;00278424&quot;, &quot;PMID&quot;: &quot;21930899&quot;, &quot;abstract&quot;: &quot;Historical patterns of species diversity inferred from phylogenies typically contradict the direct evidence found in the fossil record. According to the fossil record, species frequently go extinct, and many clades experience periods of dramatic diversity loss. However, most analyses of molecular phylogenies fail to identify any periods of declining diversity, and they typically infer low levels of extinction. This striking inconsistency between phylogenies and fossils limits our understanding of macroevolution, and it undermines our confidence in phylogenetic inference. Here, we show that realistic extinction rates and diversity trajectories can be inferred from molecular phylogenies. To make this inference, we derive an analytic expression for the likelihood of a phylogeny that accommodates scenarios of declining diversity, time-variable rates, and incomplete sampling; we show that this likelihood expression reliably detects periods of diversity loss using simulation. We then study the cetaceans (whales, dolphins, and porpoises), a group for which standard phylogenetic inferences are strikingly inconsistent with fossil data. When the cetacean phylogeny is considered as a whole, recently radiating clades, such as the Balaneopteridae, Delphinidae, Phocoenidae, and Ziphiidae, mask the signal of extinctions. However, when isolating these groups, we infer diversity dynamics that are consistent with the fossil record. These results reconcile molecular phylogenies with fossil data, and they suggest that most extant cetaceans arose from four recent radiations, with a few additional species arising from clades that have been in decline over the last \u223c10 Myr.&quot;, &quot;author&quot;: [{&quot;dropping-particle&quot;: &quot;&quot;, &quot;family&quot;: &quot;Morlon&quot;, &quot;given&quot;: &quot;H\u00e9l\u00e8ne&quot;, &quot;non-dropping-particle&quot;: &quot;&quot;, &quot;parse-names&quot;: false, &quot;suffix&quot;: &quot;&quot;}, {&quot;dropping-particle&quot;: &quot;&quot;, &quot;family&quot;: &quot;Parsons&quot;, &quot;given&quot;: &quot;Todd L.&quot;, &quot;non-dropping-particle&quot;: &quot;&quot;, &quot;parse-names&quot;: false, &quot;suffix&quot;: &quot;&quot;}, {&quot;dropping-particle&quot;: &quot;&quot;, &quot;family&quot;: &quot;Plotkin&quot;, &quot;given&quot;: &quot;Joshua B.&quot;, &quot;non-dropping-particle&quot;: &quot;&quot;, &quot;parse-names&quot;: false, &quot;suffix&quot;: &quot;&quot;}], &quot;container-title&quot;: &quot;Proceedings of the National Academy of Sciences of the United States of America&quot;, &quot;id&quot;: &quot;ITEM-1&quot;, &quot;issue&quot;: &quot;39&quot;, &quot;issued&quot;: {&quot;date-parts&quot;: [[&quot;2011&quot;, &quot;9&quot;, &quot;27&quot;]]}, &quot;page&quot;: &quot;16327-16332&quot;, &quot;publisher&quot;: &quot;National Academy of Sciences&quot;, &quot;title&quot;: &quot;Reconciling molecular phylogenies with the fossil record&quot;, &quot;type&quot;: &quot;article-journal&quot;, &quot;volume&quot;: &quot;108&quot;}, &quot;uris&quot;: [&quot;http://www.mendeley.com/documents/?uuid=7df6aa48-7e88-3839-8877-ef18420320ad&quot;]}, {&quot;id&quot;: &quot;ITEM-2&quot;, &quot;itemData&quot;: {&quot;DOI&quot;: &quot;10.1111/j.1558-5646.2012.01723.x&quot;, &quot;ISSN&quot;: &quot;00143820&quot;, &quot;PMID&quot;: &quot;23206147&quot;, &quot;abstract&quot;: &quot;Comparative biologists often attempt to draw inferences about tempo and mode in evolution by comparing the fit of evolutionary models to phylogenetic comparative data consisting of a molecular phylogeny with branch lengths and trait measurements from extant taxa. These kinds of approaches ignore historical evidence for evolutionary pattern and process contained in the fossil record. In this article, we show through simulation that incorporation of fossil information dramatically improves our ability to distinguish among models of quantitative trait evolution using comparative data. We further suggest a novel Bayesian approach that allows fossil information to be integrated even when explicit phylogenetic hypotheses are lacking for extinct representatives of extant clades. By applying this approach to a comparative dataset comprising body sizes for caniform carnivorans, we show that incorporation of fossil information not only improves ancestral state estimates relative to those derived from extant taxa alone, but also results in preference of a model of evolution with trend toward large body size over alternative models such as Brownian motion or Ornstein-Uhlenbeck processes. Our approach highlights the importance of considering fossil information when making macroevolutionary inference, and provides a way to integrate the kind of sparse fossil information that is available to most evolutionary biologists. \u00a9 2012 The Society for the Study of Evolution.&quot;, &quot;author&quot;: [{&quot;dropping-particle&quot;: &quot;&quot;, &quot;family&quot;: &quot;Slater&quot;, &quot;given&quot;: &quot;Graham J.&quot;, &quot;non-dropping-particle&quot;: &quot;&quot;, &quot;parse-names&quot;: false, &quot;suffix&quot;: &quot;&quot;}, {&quot;dropping-particle&quot;: &quot;&quot;, &quot;family&quot;: &quot;Harmon&quot;, &quot;given&quot;: &quot;Luke J.&quot;, &quot;non-dropping-particle&quot;: &quot;&quot;, &quot;parse-names&quot;: false, &quot;suffix&quot;: &quot;&quot;}, {&quot;dropping-particle&quot;: &quot;&quot;, &quot;family&quot;: &quot;Alfaro&quot;, &quot;given&quot;: &quot;Michael E.&quot;, &quot;non-dropping-particle&quot;: &quot;&quot;, &quot;parse-names&quot;: false, &quot;suffix&quot;: &quot;&quot;}], &quot;container-title&quot;: &quot;Evolution&quot;, &quot;id&quot;: &quot;ITEM-2&quot;, &quot;issue&quot;: &quot;12&quot;, &quot;issued&quot;: {&quot;date-parts&quot;: [[&quot;2012&quot;, &quot;12&quot;, &quot;1&quot;]]}, &quot;page&quot;: &quot;3931-3944&quot;, &quot;publisher&quot;: &quot;John Wiley &amp; Sons, Ltd&quot;, &quot;title&quot;: &quot;Integrating fossils with molecular phylogenies improves inference of trait evolution&quot;, &quot;type&quot;: &quot;article-journal&quot;, &quot;volume&quot;: &quot;66&quot;}, &quot;uris&quot;: [&quot;http://www.mendeley.com/documents/?uuid=7bffdb65-0f06-369e-a5b4-435a807fca56&quot;]}, {&quot;id&quot;: &quot;ITEM-3&quot;, &quot;itemData&quot;: {&quot;DOI&quot;: &quot;10.1636/JoA-S-16-039.1&quot;, &quot;ISSN&quot;: &quot;01618202&quot;, &quot;abstract&quot;: &quot;The integration of fossil and extant lineages in evolutionary analyses allows for morphological change to be examined over long periods of time. This study explores how fossil archaeid species compare with extant species in terms of morphological diversity. By adding additional data for fossil species, this study builds upon the total evidence phylogenetic data matrix and the carapace/chelicerae measurements of an earlier analysis. Phylogenetic analyses recovered a monophyletic Archaeidae crown-group, and there is some support for a monophyletic fossil clade. However, analyses did not recover a monophyletic Archaeidae: The fossil Lacunauchenius Wunderlich, 2008 fell outside of the remaining archaeids, although its placement was only weakly supported. Fossil archaeids are morphologically diverse, and compared to extant species, occupy a novel morphological space characterized by shorter features. There has been a shift through time towards the more elongated features of the extant species. Given the unique morphologies of the fossil species, it is likely that fossil archaeids occupied unique niches that are no longer occupied by extant species.&quot;, &quot;author&quot;: [{&quot;dropping-particle&quot;: &quot;&quot;, &quot;family&quot;: &quot;Wood&quot;, &quot;given&quot;: &quot;Hannah M&quot;, &quot;non-dropping-particle&quot;: &quot;&quot;, &quot;parse-names&quot;: false, &quot;suffix&quot;: &quot;&quot;}], &quot;container-title&quot;: &quot;Journal of Arachnology&quot;, &quot;id&quot;: &quot;ITEM-3&quot;, &quot;issue&quot;: &quot;1&quot;, &quot;issued&quot;: {&quot;date-parts&quot;: [[&quot;2017&quot;]]}, &quot;page&quot;: &quot;20-29&quot;, &quot;title&quot;: &quot;Integrating fossil and extant lineages: An examination of morphological space through time (Araneae: Archaeidae)&quot;, &quot;type&quot;: &quot;article-journal&quot;, &quot;volume&quot;: &quot;45&quot;}, &quot;uris&quot;: [&quot;http://www.mendeley.com/documents/?uuid=62518009-c80b-3755-8399-b00267ffac64&quot;]}], &quot;mendeley&quot;: {&quot;formattedCitation&quot;: &quot;(Morlon, Parsons and Plotkin, 2011; Slater, Harmon and Alfaro, 2012; Wood, 2017)&quot;, &quot;manualFormatting&quot;: &quot;(Morlon, Parsons and Plotkin, 2011; Slater, Harmon and Alfaro, 2012)&quot;, &quot;plainTextFormattedCitation&quot;: &quot;(Morlon, Parsons and Plotkin, 2011; Slater, Harmon and Alfaro, 2012; Wood, 2017)&quot;, &quot;previouslyFormattedCitation&quot;: &quot;(Morlon, Parsons and Plotkin, 2011; Slater, Harmon and Alfaro, 2012; Wood, 2017)&quot;}, &quot;properties&quot;: {&quot;noteIndex&quot;: 0}, &quot;schema&quot;: &quot;https://github.com/citation-style-language/schema/raw/master/csl-citation.json&quot;} RNDR4r6AEBbJM"/><text:span text:style-name="T24">(Morlon, Parsons and Plotkin, 2011; Slater, Harmon and Alfaro, 2012)</text:span><text:reference-mark-end text:name="ADDIN CSL_CITATION {&quot;citationItems&quot;: [{&quot;id&quot;: &quot;ITEM-1&quot;, &quot;itemData&quot;: {&quot;DOI&quot;: &quot;10.1073/pnas.1102543108&quot;, &quot;ISSN&quot;: &quot;00278424&quot;, &quot;PMID&quot;: &quot;21930899&quot;, &quot;abstract&quot;: &quot;Historical patterns of species diversity inferred from phylogenies typically contradict the direct evidence found in the fossil record. According to the fossil record, species frequently go extinct, and many clades experience periods of dramatic diversity loss. However, most analyses of molecular phylogenies fail to identify any periods of declining diversity, and they typically infer low levels of extinction. This striking inconsistency between phylogenies and fossils limits our understanding of macroevolution, and it undermines our confidence in phylogenetic inference. Here, we show that realistic extinction rates and diversity trajectories can be inferred from molecular phylogenies. To make this inference, we derive an analytic expression for the likelihood of a phylogeny that accommodates scenarios of declining diversity, time-variable rates, and incomplete sampling; we show that this likelihood expression reliably detects periods of diversity loss using simulation. We then study the cetaceans (whales, dolphins, and porpoises), a group for which standard phylogenetic inferences are strikingly inconsistent with fossil data. When the cetacean phylogeny is considered as a whole, recently radiating clades, such as the Balaneopteridae, Delphinidae, Phocoenidae, and Ziphiidae, mask the signal of extinctions. However, when isolating these groups, we infer diversity dynamics that are consistent with the fossil record. These results reconcile molecular phylogenies with fossil data, and they suggest that most extant cetaceans arose from four recent radiations, with a few additional species arising from clades that have been in decline over the last \u223c10 Myr.&quot;, &quot;author&quot;: [{&quot;dropping-particle&quot;: &quot;&quot;, &quot;family&quot;: &quot;Morlon&quot;, &quot;given&quot;: &quot;H\u00e9l\u00e8ne&quot;, &quot;non-dropping-particle&quot;: &quot;&quot;, &quot;parse-names&quot;: false, &quot;suffix&quot;: &quot;&quot;}, {&quot;dropping-particle&quot;: &quot;&quot;, &quot;family&quot;: &quot;Parsons&quot;, &quot;given&quot;: &quot;Todd L.&quot;, &quot;non-dropping-particle&quot;: &quot;&quot;, &quot;parse-names&quot;: false, &quot;suffix&quot;: &quot;&quot;}, {&quot;dropping-particle&quot;: &quot;&quot;, &quot;family&quot;: &quot;Plotkin&quot;, &quot;given&quot;: &quot;Joshua B.&quot;, &quot;non-dropping-particle&quot;: &quot;&quot;, &quot;parse-names&quot;: false, &quot;suffix&quot;: &quot;&quot;}], &quot;container-title&quot;: &quot;Proceedings of the National Academy of Sciences of the United States of America&quot;, &quot;id&quot;: &quot;ITEM-1&quot;, &quot;issue&quot;: &quot;39&quot;, &quot;issued&quot;: {&quot;date-parts&quot;: [[&quot;2011&quot;, &quot;9&quot;, &quot;27&quot;]]}, &quot;page&quot;: &quot;16327-16332&quot;, &quot;publisher&quot;: &quot;National Academy of Sciences&quot;, &quot;title&quot;: &quot;Reconciling molecular phylogenies with the fossil record&quot;, &quot;type&quot;: &quot;article-journal&quot;, &quot;volume&quot;: &quot;108&quot;}, &quot;uris&quot;: [&quot;http://www.mendeley.com/documents/?uuid=7df6aa48-7e88-3839-8877-ef18420320ad&quot;]}, {&quot;id&quot;: &quot;ITEM-2&quot;, &quot;itemData&quot;: {&quot;DOI&quot;: &quot;10.1111/j.1558-5646.2012.01723.x&quot;, &quot;ISSN&quot;: &quot;00143820&quot;, &quot;PMID&quot;: &quot;23206147&quot;, &quot;abstract&quot;: &quot;Comparative biologists often attempt to draw inferences about tempo and mode in evolution by comparing the fit of evolutionary models to phylogenetic comparative data consisting of a molecular phylogeny with branch lengths and trait measurements from extant taxa. These kinds of approaches ignore historical evidence for evolutionary pattern and process contained in the fossil record. In this article, we show through simulation that incorporation of fossil information dramatically improves our ability to distinguish among models of quantitative trait evolution using comparative data. We further suggest a novel Bayesian approach that allows fossil information to be integrated even when explicit phylogenetic hypotheses are lacking for extinct representatives of extant clades. By applying this approach to a comparative dataset comprising body sizes for caniform carnivorans, we show that incorporation of fossil information not only improves ancestral state estimates relative to those derived from extant taxa alone, but also results in preference of a model of evolution with trend toward large body size over alternative models such as Brownian motion or Ornstein-Uhlenbeck processes. Our approach highlights the importance of considering fossil information when making macroevolutionary inference, and provides a way to integrate the kind of sparse fossil information that is available to most evolutionary biologists. \u00a9 2012 The Society for the Study of Evolution.&quot;, &quot;author&quot;: [{&quot;dropping-particle&quot;: &quot;&quot;, &quot;family&quot;: &quot;Slater&quot;, &quot;given&quot;: &quot;Graham J.&quot;, &quot;non-dropping-particle&quot;: &quot;&quot;, &quot;parse-names&quot;: false, &quot;suffix&quot;: &quot;&quot;}, {&quot;dropping-particle&quot;: &quot;&quot;, &quot;family&quot;: &quot;Harmon&quot;, &quot;given&quot;: &quot;Luke J.&quot;, &quot;non-dropping-particle&quot;: &quot;&quot;, &quot;parse-names&quot;: false, &quot;suffix&quot;: &quot;&quot;}, {&quot;dropping-particle&quot;: &quot;&quot;, &quot;family&quot;: &quot;Alfaro&quot;, &quot;given&quot;: &quot;Michael E.&quot;, &quot;non-dropping-particle&quot;: &quot;&quot;, &quot;parse-names&quot;: false, &quot;suffix&quot;: &quot;&quot;}], &quot;container-title&quot;: &quot;Evolution&quot;, &quot;id&quot;: &quot;ITEM-2&quot;, &quot;issue&quot;: &quot;12&quot;, &quot;issued&quot;: {&quot;date-parts&quot;: [[&quot;2012&quot;, &quot;12&quot;, &quot;1&quot;]]}, &quot;page&quot;: &quot;3931-3944&quot;, &quot;publisher&quot;: &quot;John Wiley &amp; Sons, Ltd&quot;, &quot;title&quot;: &quot;Integrating fossils with molecular phylogenies improves inference of trait evolution&quot;, &quot;type&quot;: &quot;article-journal&quot;, &quot;volume&quot;: &quot;66&quot;}, &quot;uris&quot;: [&quot;http://www.mendeley.com/documents/?uuid=7bffdb65-0f06-369e-a5b4-435a807fca56&quot;]}, {&quot;id&quot;: &quot;ITEM-3&quot;, &quot;itemData&quot;: {&quot;DOI&quot;: &quot;10.1636/JoA-S-16-039.1&quot;, &quot;ISSN&quot;: &quot;01618202&quot;, &quot;abstract&quot;: &quot;The integration of fossil and extant lineages in evolutionary analyses allows for morphological change to be examined over long periods of time. This study explores how fossil archaeid species compare with extant species in terms of morphological diversity. By adding additional data for fossil species, this study builds upon the total evidence phylogenetic data matrix and the carapace/chelicerae measurements of an earlier analysis. Phylogenetic analyses recovered a monophyletic Archaeidae crown-group, and there is some support for a monophyletic fossil clade. However, analyses did not recover a monophyletic Archaeidae: The fossil Lacunauchenius Wunderlich, 2008 fell outside of the remaining archaeids, although its placement was only weakly supported. Fossil archaeids are morphologically diverse, and compared to extant species, occupy a novel morphological space characterized by shorter features. There has been a shift through time towards the more elongated features of the extant species. Given the unique morphologies of the fossil species, it is likely that fossil archaeids occupied unique niches that are no longer occupied by extant species.&quot;, &quot;author&quot;: [{&quot;dropping-particle&quot;: &quot;&quot;, &quot;family&quot;: &quot;Wood&quot;, &quot;given&quot;: &quot;Hannah M&quot;, &quot;non-dropping-particle&quot;: &quot;&quot;, &quot;parse-names&quot;: false, &quot;suffix&quot;: &quot;&quot;}], &quot;container-title&quot;: &quot;Journal of Arachnology&quot;, &quot;id&quot;: &quot;ITEM-3&quot;, &quot;issue&quot;: &quot;1&quot;, &quot;issued&quot;: {&quot;date-parts&quot;: [[&quot;2017&quot;]]}, &quot;page&quot;: &quot;20-29&quot;, &quot;title&quot;: &quot;Integrating fossil and extant lineages: An examination of morphological space through time (Araneae: Archaeidae)&quot;, &quot;type&quot;: &quot;article-journal&quot;, &quot;volume&quot;: &quot;45&quot;}, &quot;uris&quot;: [&quot;http://www.mendeley.com/documents/?uuid=62518009-c80b-3755-8399-b00267ffac64&quot;]}], &quot;mendeley&quot;: {&quot;formattedCitation&quot;: &quot;(Morlon, Parsons and Plotkin, 2011; Slater, Harmon and Alfaro, 2012; Wood, 2017)&quot;, &quot;manualFormatting&quot;: &quot;(Morlon, Parsons and Plotkin, 2011; Slater, Harmon and Alfaro, 2012)&quot;, &quot;plainTextFormattedCitation&quot;: &quot;(Morlon, Parsons and Plotkin, 2011; Slater, Harmon and Alfaro, 2012; Wood, 2017)&quot;, &quot;previouslyFormattedCitation&quot;: &quot;(Morlon, Parsons and Plotkin, 2011; Slater, Harmon and Alfaro, 2012; Wood, 2017)&quot;}, &quot;properties&quot;: {&quot;noteIndex&quot;: 0}, &quot;schema&quot;: &quot;https://github.com/citation-style-language/schema/raw/master/csl-citation.json&quot;} RNDR4r6AEBbJM"/><text:span text:style-name="T45">⁠. </text:span><text:span text:style-name="T53">As sparse as the fossil record is, surprisingly</text:span><text:span text:style-name="T48"> </text:span><text:span text:style-name="T49">we expect</text:span><text:span text:style-name="T48"> 1%-10% of known fossil species </text:span><text:span text:style-name="T49">to</text:span><text:span text:style-name="T48"> be directly </text:span><text:soft-page-break/><text:span text:style-name="T48">ancestral to other known fossil species</text:span><text:span text:style-name="T26"> </text:span><text:reference-mark-start text:name="ADDIN CSL_CITATION {&quot;citationItems&quot;: [{&quot;id&quot;: &quot;ITEM-1&quot;, &quot;itemData&quot;: {&quot;DOI&quot;: &quot;10.1017/S0094837300016146&quot;, &quot;ISSN&quot;: &quot;00948373&quot;, &quot;abstract&quot;: &quot;Three homogeneous models of species origination and extinction are used to assess the probability that ancestor-descendant pairs are preserved in the fossil record. In the model of cladogenetic budding, a species can persist after it branches and can therefore have multiple direct descendants. In the bifurcation model, a species branches to give rise to two distinct direct descendants, itself terminating in the process. In the model of phyletic transformation, a species gives rise to a single direct descendant without branching, itself terminating in the process. Assuming homogeneous preservation, even under pessimistic assumptions regarding the completeness of the fossil record, the probability of finding fossil ancestor-descendant pairs is not negligible. Even if all species of Phanerozoic marine invertebrates in the paleontologically important taxa had the same probability of preservation, on the order of 1%-10% or more of the known fossil species would be directly ancestral to other known fossil species. However, this is likely to be an underestimate, since the probability of finding ancestor-descendant pairs is enhanced by taxonomic, temporal, and spatial heterogeneities in preservation probability. Moreover, indirect genealogical relationships substantially increase the probability of finding ancestor-descendant pairs. The model of budding, the only one in which an ancestor can persist after a branching event, predicts that half or more of extant species have ancestors that are also extant. Thus, the question of how to recognize ancestordescendant pairs must be carefully considered.&quot;, &quot;author&quot;: [{&quot;dropping-particle&quot;: &quot;&quot;, &quot;family&quot;: &quot;Foote&quot;, &quot;given&quot;: &quot;Mike&quot;, &quot;non-dropping-particle&quot;: &quot;&quot;, &quot;parse-names&quot;: false, &quot;suffix&quot;: &quot;&quot;}], &quot;container-title&quot;: &quot;Paleobiology&quot;, &quot;id&quot;: &quot;ITEM-1&quot;, &quot;issue&quot;: &quot;2&quot;, &quot;issued&quot;: {&quot;date-parts&quot;: [[&quot;1996&quot;]]}, &quot;page&quot;: &quot;141-151&quot;, &quot;title&quot;: &quot;On the probability of ancestors in the fossil record&quot;, &quot;type&quot;: &quot;article-journal&quot;, &quot;volume&quot;: &quot;22&quot;}, &quot;uris&quot;: [&quot;http://www.mendeley.com/documents/?uuid=be3bf660-75ad-3662-b8c7-c15667c7144a&quot;]}], &quot;mendeley&quot;: {&quot;formattedCitation&quot;: &quot;(Foote, 1996)&quot;, &quot;plainTextFormattedCitation&quot;: &quot;(Foote, 1996)&quot;, &quot;previouslyFormattedCitation&quot;: &quot;(Foote, 1996)&quot;}, &quot;properties&quot;: {&quot;noteIndex&quot;: 0}, &quot;schema&quot;: &quot;https://github.com/citation-style-language/schema/raw/master/csl-citation.json&quot;} RNDfWjPLZysPe"/><text:span text:style-name="T26">(Foote, 1996)</text:span><text:reference-mark-end text:name="ADDIN CSL_CITATION {&quot;citationItems&quot;: [{&quot;id&quot;: &quot;ITEM-1&quot;, &quot;itemData&quot;: {&quot;DOI&quot;: &quot;10.1017/S0094837300016146&quot;, &quot;ISSN&quot;: &quot;00948373&quot;, &quot;abstract&quot;: &quot;Three homogeneous models of species origination and extinction are used to assess the probability that ancestor-descendant pairs are preserved in the fossil record. In the model of cladogenetic budding, a species can persist after it branches and can therefore have multiple direct descendants. In the bifurcation model, a species branches to give rise to two distinct direct descendants, itself terminating in the process. In the model of phyletic transformation, a species gives rise to a single direct descendant without branching, itself terminating in the process. Assuming homogeneous preservation, even under pessimistic assumptions regarding the completeness of the fossil record, the probability of finding fossil ancestor-descendant pairs is not negligible. Even if all species of Phanerozoic marine invertebrates in the paleontologically important taxa had the same probability of preservation, on the order of 1%-10% or more of the known fossil species would be directly ancestral to other known fossil species. However, this is likely to be an underestimate, since the probability of finding ancestor-descendant pairs is enhanced by taxonomic, temporal, and spatial heterogeneities in preservation probability. Moreover, indirect genealogical relationships substantially increase the probability of finding ancestor-descendant pairs. The model of budding, the only one in which an ancestor can persist after a branching event, predicts that half or more of extant species have ancestors that are also extant. Thus, the question of how to recognize ancestordescendant pairs must be carefully considered.&quot;, &quot;author&quot;: [{&quot;dropping-particle&quot;: &quot;&quot;, &quot;family&quot;: &quot;Foote&quot;, &quot;given&quot;: &quot;Mike&quot;, &quot;non-dropping-particle&quot;: &quot;&quot;, &quot;parse-names&quot;: false, &quot;suffix&quot;: &quot;&quot;}], &quot;container-title&quot;: &quot;Paleobiology&quot;, &quot;id&quot;: &quot;ITEM-1&quot;, &quot;issue&quot;: &quot;2&quot;, &quot;issued&quot;: {&quot;date-parts&quot;: [[&quot;1996&quot;]]}, &quot;page&quot;: &quot;141-151&quot;, &quot;title&quot;: &quot;On the probability of ancestors in the fossil record&quot;, &quot;type&quot;: &quot;article-journal&quot;, &quot;volume&quot;: &quot;22&quot;}, &quot;uris&quot;: [&quot;http://www.mendeley.com/documents/?uuid=be3bf660-75ad-3662-b8c7-c15667c7144a&quot;]}], &quot;mendeley&quot;: {&quot;formattedCitation&quot;: &quot;(Foote, 1996)&quot;, &quot;plainTextFormattedCitation&quot;: &quot;(Foote, 1996)&quot;, &quot;previouslyFormattedCitation&quot;: &quot;(Foote, 1996)&quot;}, &quot;properties&quot;: {&quot;noteIndex&quot;: 0}, &quot;schema&quot;: &quot;https://github.com/citation-style-language/schema/raw/master/csl-citation.json&quot;} RNDfWjPLZysPe"/><text:span text:style-name="T26">. </text:span><text:span text:style-name="T27">The idea of identifying such ancestor-descendent relationships (ADR) started with</text:span><text:span text:style-name="T28"> Darwin </text:span><text:span text:style-name="T27">in 1859 but most work has focused instead on sister group relationships (SGRs) </text:span><text:reference-mark-start text:name="ADDIN CSL_CITATION {&quot;citationItems&quot;: [{&quot;id&quot;: &quot;ITEM-1&quot;, &quot;itemData&quot;: {&quot;DOI&quot;: &quot;10.1666/0094-8373(2005)031[0347:aratro]2.0.co;2&quot;, &quot;ISBN&quot;: &quot;202118:46:41&quot;, &quot;ISSN&quot;: &quot;0094-8373&quot;, &quot;abstract&quot;: &quot;The reconstruction of the Tree of Life has been a primary goal in biology since Darwin coined the expression, the \u2018\u2018great Tree of Life\u2019\u2019 in On the Origin of Species: \u2018\u2018The affinities of all the beings of the same class have sometimes been represented by a great tree. I believe this simile largely speaks the truth. The green and budding twigs may represent existing species; and those produced during each former year may represent the long succession of extinct species. . . .As buds give rise by growth to fresh buds, and these, if vigorous, branch out and overtop on all sides many a feebler branch, so by generation I believe it has been with the great Tree of Life, which fills with its dead and broken branches the crust of the earth, and covers the surface with its ever branching and beautiful ramifications\u2019\u2019 (Dar- win 1859: pp. 129\u2013130). Ernst Haeckelwas the first biologist who attempted to reconstruct the Darwinian Tree of Life.However, he could not reach his goal because his method of tree reconstruction was deeply anchored in the pre-Darwinian scala naturae (Dayrat 2003). A segment of the Darwinian Tree of Life is il- lustrated in the unique figure published in On the Origin of Species. This figure, which Darwin referred to as a \u2018\u2018branching diagram,\u2019\u2019 repre- sents ancestor-descendant relationships (ADR).&quot;, &quot;author&quot;: [{&quot;dropping-particle&quot;: &quot;&quot;, &quot;family&quot;: &quot;Dayrat&quot;, &quot;given&quot;: &quot;Beno\u00eet&quot;, &quot;non-dropping-particle&quot;: &quot;&quot;, &quot;parse-names&quot;: false, &quot;suffix&quot;: &quot;&quot;}], &quot;container-title&quot;: &quot;Paleobiology&quot;, &quot;id&quot;: &quot;ITEM-1&quot;, &quot;issue&quot;: &quot;3&quot;, &quot;issued&quot;: {&quot;date-parts&quot;: [[&quot;2005&quot;]]}, &quot;page&quot;: &quot;347-353&quot;, &quot;title&quot;: &quot;Ancestor-descendant relationships and the reconstruction of the Tree of Life&quot;, &quot;type&quot;: &quot;article-journal&quot;, &quot;volume&quot;: &quot;31&quot;}, &quot;uris&quot;: [&quot;http://www.mendeley.com/documents/?uuid=5f0688be-d38c-3e01-a740-5d047a3ec94c&quot;]}], &quot;mendeley&quot;: {&quot;formattedCitation&quot;: &quot;(Dayrat, 2005)&quot;, &quot;plainTextFormattedCitation&quot;: &quot;(Dayrat, 2005)&quot;, &quot;previouslyFormattedCitation&quot;: &quot;(Dayrat, 2005)&quot;}, &quot;properties&quot;: {&quot;noteIndex&quot;: 0}, &quot;schema&quot;: &quot;https://github.com/citation-style-language/schema/raw/master/csl-citation.json&quot;} RNDo20WPSwIBx"/><text:span text:style-name="T27">(Dayrat, 2005)</text:span><text:reference-mark-end text:name="ADDIN CSL_CITATION {&quot;citationItems&quot;: [{&quot;id&quot;: &quot;ITEM-1&quot;, &quot;itemData&quot;: {&quot;DOI&quot;: &quot;10.1666/0094-8373(2005)031[0347:aratro]2.0.co;2&quot;, &quot;ISBN&quot;: &quot;202118:46:41&quot;, &quot;ISSN&quot;: &quot;0094-8373&quot;, &quot;abstract&quot;: &quot;The reconstruction of the Tree of Life has been a primary goal in biology since Darwin coined the expression, the \u2018\u2018great Tree of Life\u2019\u2019 in On the Origin of Species: \u2018\u2018The affinities of all the beings of the same class have sometimes been represented by a great tree. I believe this simile largely speaks the truth. The green and budding twigs may represent existing species; and those produced during each former year may represent the long succession of extinct species. . . .As buds give rise by growth to fresh buds, and these, if vigorous, branch out and overtop on all sides many a feebler branch, so by generation I believe it has been with the great Tree of Life, which fills with its dead and broken branches the crust of the earth, and covers the surface with its ever branching and beautiful ramifications\u2019\u2019 (Dar- win 1859: pp. 129\u2013130). Ernst Haeckelwas the first biologist who attempted to reconstruct the Darwinian Tree of Life.However, he could not reach his goal because his method of tree reconstruction was deeply anchored in the pre-Darwinian scala naturae (Dayrat 2003). A segment of the Darwinian Tree of Life is il- lustrated in the unique figure published in On the Origin of Species. This figure, which Darwin referred to as a \u2018\u2018branching diagram,\u2019\u2019 repre- sents ancestor-descendant relationships (ADR).&quot;, &quot;author&quot;: [{&quot;dropping-particle&quot;: &quot;&quot;, &quot;family&quot;: &quot;Dayrat&quot;, &quot;given&quot;: &quot;Beno\u00eet&quot;, &quot;non-dropping-particle&quot;: &quot;&quot;, &quot;parse-names&quot;: false, &quot;suffix&quot;: &quot;&quot;}], &quot;container-title&quot;: &quot;Paleobiology&quot;, &quot;id&quot;: &quot;ITEM-1&quot;, &quot;issue&quot;: &quot;3&quot;, &quot;issued&quot;: {&quot;date-parts&quot;: [[&quot;2005&quot;]]}, &quot;page&quot;: &quot;347-353&quot;, &quot;title&quot;: &quot;Ancestor-descendant relationships and the reconstruction of the Tree of Life&quot;, &quot;type&quot;: &quot;article-journal&quot;, &quot;volume&quot;: &quot;31&quot;}, &quot;uris&quot;: [&quot;http://www.mendeley.com/documents/?uuid=5f0688be-d38c-3e01-a740-5d047a3ec94c&quot;]}], &quot;mendeley&quot;: {&quot;formattedCitation&quot;: &quot;(Dayrat, 2005)&quot;, &quot;plainTextFormattedCitation&quot;: &quot;(Dayrat, 2005)&quot;, &quot;previouslyFormattedCitation&quot;: &quot;(Dayrat, 2005)&quot;}, &quot;properties&quot;: {&quot;noteIndex&quot;: 0}, &quot;schema&quot;: &quot;https://github.com/citation-style-language/schema/raw/master/csl-citation.json&quot;} RNDo20WPSwIBx"/><text:span text:style-name="T28">⁠. </text:span><text:span text:style-name="T27">Interest remains however, with some success even for taxa where the fossil record is less dense </text:span><text:reference-mark-start text:name="ADDIN CSL_CITATION {&quot;citationItems&quot;: [{&quot;id&quot;: &quot;ITEM-1&quot;, &quot;itemData&quot;: {&quot;DOI&quot;: &quot;10.1098/rsbl.2014.0875&quot;, &quot;ISSN&quot;: &quot;1744957X&quot;, &quot;PMID&quot;: &quot;25589485&quot;, &quot;abstract&quot;: &quot;Ancestor-descendant relationships (ADRs), involving descent with modification, are the fundamental concept in evolution, but are usually difficult to recognize. We examined the cladistic relationship between the only reported fossil pygmy right whale, \u2020Miocaperea pulchra, and its sole living relative, the enigmatic pygmy right whale Caperea marginata, the latter represented by both adult and juvenile specimens. \u2020Miocaperea is phylogenetically bracketed between juvenile and adult Caperea marginata in morphologically based analyses, thus suggesting a possible ADR - the first so far identified within baleen whales (Cetacea: Mysticeti). The \u2020Miocaperea - Caperea lineage may show long-term morphological stasis and, in turn, punctuated equilibrium.&quot;, &quot;author&quot;: [{&quot;dropping-particle&quot;: &quot;&quot;, &quot;family&quot;: &quot;Tsai&quot;, &quot;given&quot;: &quot;Cheng Hsiu&quot;, &quot;non-dropping-particle&quot;: &quot;&quot;, &quot;parse-names&quot;: false, &quot;suffix&quot;: &quot;&quot;}, {&quot;dropping-particle&quot;: &quot;&quot;, &quot;family&quot;: &quot;Fordyce&quot;, &quot;given&quot;: &quot;R. Ewan&quot;, &quot;non-dropping-particle&quot;: &quot;&quot;, &quot;parse-names&quot;: false, &quot;suffix&quot;: &quot;&quot;}], &quot;container-title&quot;: &quot;Biology Letters&quot;, &quot;id&quot;: &quot;ITEM-1&quot;, &quot;issue&quot;: &quot;1&quot;, &quot;issued&quot;: {&quot;date-parts&quot;: [[&quot;2015&quot;, &quot;1&quot;, &quot;1&quot;]]}, &quot;publisher&quot;: &quot;Royal Society of London&quot;, &quot;title&quot;: &quot;Ancestor - Descendant relationships in evolution: Origin of the extant pygmy right whale, Caperea marginata&quot;, &quot;type&quot;: &quot;article-journal&quot;, &quot;volume&quot;: &quot;11&quot;}, &quot;uris&quot;: [&quot;http://www.mendeley.com/documents/?uuid=401028f1-2c3e-316c-884d-c8fee779b324&quot;]}], &quot;mendeley&quot;: {&quot;formattedCitation&quot;: &quot;(Tsai and Fordyce, 2015)&quot;, &quot;plainTextFormattedCitation&quot;: &quot;(Tsai and Fordyce, 2015)&quot;, &quot;previouslyFormattedCitation&quot;: &quot;(Tsai and Fordyce, 2015)&quot;}, &quot;properties&quot;: {&quot;noteIndex&quot;: 0}, &quot;schema&quot;: &quot;https://github.com/citation-style-language/schema/raw/master/csl-citation.json&quot;} RNDaBSHsV4h1n"/><text:span text:style-name="T27">(Tsai and Fordyce, 2015)</text:span><text:reference-mark-end text:name="ADDIN CSL_CITATION {&quot;citationItems&quot;: [{&quot;id&quot;: &quot;ITEM-1&quot;, &quot;itemData&quot;: {&quot;DOI&quot;: &quot;10.1098/rsbl.2014.0875&quot;, &quot;ISSN&quot;: &quot;1744957X&quot;, &quot;PMID&quot;: &quot;25589485&quot;, &quot;abstract&quot;: &quot;Ancestor-descendant relationships (ADRs), involving descent with modification, are the fundamental concept in evolution, but are usually difficult to recognize. We examined the cladistic relationship between the only reported fossil pygmy right whale, \u2020Miocaperea pulchra, and its sole living relative, the enigmatic pygmy right whale Caperea marginata, the latter represented by both adult and juvenile specimens. \u2020Miocaperea is phylogenetically bracketed between juvenile and adult Caperea marginata in morphologically based analyses, thus suggesting a possible ADR - the first so far identified within baleen whales (Cetacea: Mysticeti). The \u2020Miocaperea - Caperea lineage may show long-term morphological stasis and, in turn, punctuated equilibrium.&quot;, &quot;author&quot;: [{&quot;dropping-particle&quot;: &quot;&quot;, &quot;family&quot;: &quot;Tsai&quot;, &quot;given&quot;: &quot;Cheng Hsiu&quot;, &quot;non-dropping-particle&quot;: &quot;&quot;, &quot;parse-names&quot;: false, &quot;suffix&quot;: &quot;&quot;}, {&quot;dropping-particle&quot;: &quot;&quot;, &quot;family&quot;: &quot;Fordyce&quot;, &quot;given&quot;: &quot;R. Ewan&quot;, &quot;non-dropping-particle&quot;: &quot;&quot;, &quot;parse-names&quot;: false, &quot;suffix&quot;: &quot;&quot;}], &quot;container-title&quot;: &quot;Biology Letters&quot;, &quot;id&quot;: &quot;ITEM-1&quot;, &quot;issue&quot;: &quot;1&quot;, &quot;issued&quot;: {&quot;date-parts&quot;: [[&quot;2015&quot;, &quot;1&quot;, &quot;1&quot;]]}, &quot;publisher&quot;: &quot;Royal Society of London&quot;, &quot;title&quot;: &quot;Ancestor - Descendant relationships in evolution: Origin of the extant pygmy right whale, Caperea marginata&quot;, &quot;type&quot;: &quot;article-journal&quot;, &quot;volume&quot;: &quot;11&quot;}, &quot;uris&quot;: [&quot;http://www.mendeley.com/documents/?uuid=401028f1-2c3e-316c-884d-c8fee779b324&quot;]}], &quot;mendeley&quot;: {&quot;formattedCitation&quot;: &quot;(Tsai and Fordyce, 2015)&quot;, &quot;plainTextFormattedCitation&quot;: &quot;(Tsai and Fordyce, 2015)&quot;, &quot;previouslyFormattedCitation&quot;: &quot;(Tsai and Fordyce, 2015)&quot;}, &quot;properties&quot;: {&quot;noteIndex&quot;: 0}, &quot;schema&quot;: &quot;https://github.com/citation-style-language/schema/raw/master/csl-citation.json&quot;} RNDaBSHsV4h1n"/><text:span text:style-name="T27">⁠, </text:span><text:span text:style-name="T29">but more frequent success for those taxa with a dense fossil record </text:span><text:reference-mark-start text:name="ADDIN CSL_CITATION {&quot;citationItems&quot;: [{&quot;id&quot;: &quot;ITEM-1&quot;, &quot;itemData&quot;: {&quot;DOI&quot;: &quot;10.1038/18872&quot;, &quot;ISSN&quot;: &quot;00280836&quot;, &quot;PMID&quot;: &quot;11536900&quot;, &quot;abstract&quot;: &quot;Measuring the completeness of the fossil record is essential to understanding evolution over long timescales, particularly when comparing evolutionary patterns among biological groups with different preservational properties. Completeness measures have been presented for various groups based on gaps in the stratigraphic ranges of fossil taxa and on hypothetical lineages implied by estimated evolutionary trees. Here we present and compare quantitative, widely applicable absolute measures of completeness at two taxonomic levels for a broader sample of higher taxa of marine animals than has previously been available. We provide an estimate of the probability of genus preservation per stratigraphic interval and determine the proportion of living families with some fossil record. The two completeness measures use very different data and calculations. The probability of genus preservation depends almost entirely on the Palaeozoic and Mesozoic records, whereas the proportion of living families with a fossil record is influenced largely by Cenozoic data. These measurements are nonetheless highly correlated, with outliers quite explicable, and we find that completeness is rather high for many animal groups.&quot;, &quot;author&quot;: [{&quot;dropping-particle&quot;: &quot;&quot;, &quot;family&quot;: &quot;Foote&quot;, &quot;given&quot;: &quot;Mike&quot;, &quot;non-dropping-particle&quot;: &quot;&quot;, &quot;parse-names&quot;: false, &quot;suffix&quot;: &quot;&quot;}, {&quot;dropping-particle&quot;: &quot;&quot;, &quot;family&quot;: &quot;Sepkoski&quot;, &quot;given&quot;: &quot;J. John&quot;, &quot;non-dropping-particle&quot;: &quot;&quot;, &quot;parse-names&quot;: false, &quot;suffix&quot;: &quot;&quot;}], &quot;container-title&quot;: &quot;Nature&quot;, &quot;id&quot;: &quot;ITEM-1&quot;, &quot;issue&quot;: &quot;6726&quot;, &quot;issued&quot;: {&quot;date-parts&quot;: [[&quot;1999&quot;, &quot;4&quot;, &quot;1&quot;]]}, &quot;page&quot;: &quot;415-417&quot;, &quot;publisher&quot;: &quot;Nature Publishing Group&quot;, &quot;title&quot;: &quot;Absolute measures of the completeness of the fossil record&quot;, &quot;type&quot;: &quot;article-journal&quot;, &quot;volume&quot;: &quot;398&quot;}, &quot;uris&quot;: [&quot;http://www.mendeley.com/documents/?uuid=d672e39f-d2f0-3777-ae9b-90ddaa085831&quot;]}, {&quot;id&quot;: &quot;ITEM-2&quot;, &quot;itemData&quot;: {&quot;DOI&quot;: &quot;10.1073/pnas.1313334111&quot;, &quot;ISSN&quot;: &quot;10916490&quot;, &quot;PMID&quot;: &quot;24982159&quot;, &quot;abstract&quot;: &quot;The placement of over 50 skulls of the well-known horned dinosaur Triceratops within a stratigraphic framework for the Upper Cretaceous Hell Creek Formation (HCF) of Montana reveals the evolutionary transformation of this genus. Specimens referable to the two recognized morphospecies of Triceratops, T. horridus and T. prorsus, are stratigraphically separated within the HCF with the T. prorsus morphology recovered in the upper third of the formation and T. horridus found lower in the formation. Hypotheses that these morphospecies represent sexual or ontogenetic variation within a single species are thus untenable. Stratigraphic placement of specimens appears to reveal ancestor-descendant relationships. Transitional morphologies are found in the middle unit of the formation, a finding that is consistent with the evolution of Triceratops being characterized by anagenesis, the transformation of a lineage over time. Variation among specimens from this critical stratigraphic zone may indicate a branching event in the Triceratops lineage. Purely cladogenetic interpretations of the HCF dataset imply greater diversity within the formation. These findings underscore the critical role of stratigraphic data in deciphering evolutionary patterns in the Dinosauria.&quot;, &quot;author&quot;: [{&quot;dropping-particle&quot;: &quot;&quot;, &quot;family&quot;: &quot;Scannella&quot;, &quot;given&quot;: &quot;John B.&quot;, &quot;non-dropping-particle&quot;: &quot;&quot;, &quot;parse-names&quot;: false, &quot;suffix&quot;: &quot;&quot;}, {&quot;dropping-particle&quot;: &quot;&quot;, &quot;family&quot;: &quot;Fowler&quot;, &quot;given&quot;: &quot;Denver W.&quot;, &quot;non-dropping-particle&quot;: &quot;&quot;, &quot;parse-names&quot;: false, &quot;suffix&quot;: &quot;&quot;}, {&quot;dropping-particle&quot;: &quot;&quot;, &quot;family&quot;: &quot;Goodwin&quot;, &quot;given&quot;: &quot;Mark B.&quot;, &quot;non-dropping-particle&quot;: &quot;&quot;, &quot;parse-names&quot;: false, &quot;suffix&quot;: &quot;&quot;}, {&quot;dropping-particle&quot;: &quot;&quot;, &quot;family&quot;: &quot;Horner&quot;, &quot;given&quot;: &quot;John R.&quot;, &quot;non-dropping-particle&quot;: &quot;&quot;, &quot;parse-names&quot;: false, &quot;suffix&quot;: &quot;&quot;}], &quot;container-title&quot;: &quot;Proceedings of the National Academy of Sciences of the United States of America&quot;, &quot;id&quot;: &quot;ITEM-2&quot;, &quot;issue&quot;: &quot;28&quot;, &quot;issued&quot;: {&quot;date-parts&quot;: [[&quot;2014&quot;, &quot;7&quot;, &quot;15&quot;]]}, &quot;page&quot;: &quot;10245-10250&quot;, &quot;publisher&quot;: &quot;National Academy of Sciences&quot;, &quot;title&quot;: &quot;Evolutionary trends in Triceratops from the Hell Creek Formation, Montana&quot;, &quot;type&quot;: &quot;article-journal&quot;, &quot;volume&quot;: &quot;111&quot;}, &quot;uris&quot;: [&quot;http://www.mendeley.com/documents/?uuid=27a4e07c-7f7e-3c7e-95a1-e33fa65e0c82&quot;]}, {&quot;id&quot;: &quot;ITEM-3&quot;, &quot;itemData&quot;: {&quot;DOI&quot;: &quot;10.1111/j.1469-185X.2011.00178.x&quot;, &quot;ISSN&quot;: &quot;1469185X&quot;, &quot;abstract&quot;: &quot;We present a complete phylogeny of macroperforate planktonic foraminifer species of the Cenozoic Era (~65 million years ago to present). The phylogeny is developed from a large body of palaeontological work that details the evolutionary relationships and stratigraphic (time) distributions of species-level taxa identified from morphology ('morphospecies'). Morphospecies are assigned to morphogroups and ecogroups depending on test morphology and inferred habitat, respectively. Because gradual evolution is well documented in this clade, we have identified many instances of morphospecies intergrading over time, allowing us to eliminate 'pseudospeciation' and 'pseudoextinction' from the record and thereby permit the construction of a more natural phylogeny based on inferred biological lineages. Each cladogenetic event is determined as either budding or bifurcating depending on the pattern of morphological change at the time of branching. This lineage phylogeny provides palaeontologically calibrated ages for each divergence that are entirely independent of molecular data. The tree provides a model system for macroevolutionary studies in the fossil record addressing questions of speciation, extinction, and rates and patterns of evolution. \u00a9 2011 The Authors. Biological Reviews \u00a9 2011 Cambridge Philosophical Society.&quot;, &quot;author&quot;: [{&quot;dropping-particle&quot;: &quot;&quot;, &quot;family&quot;: &quot;Aze&quot;, &quot;given&quot;: &quot;Tracy&quot;, &quot;non-dropping-particle&quot;: &quot;&quot;, &quot;parse-names&quot;: false, &quot;suffix&quot;: &quot;&quot;}, {&quot;dropping-particle&quot;: &quot;&quot;, &quot;family&quot;: &quot;Ezard&quot;, &quot;given&quot;: &quot;Thomas H.G.&quot;, &quot;non-dropping-particle&quot;: &quot;&quot;, &quot;parse-names&quot;: false, &quot;suffix&quot;: &quot;&quot;}, {&quot;dropping-particle&quot;: &quot;&quot;, &quot;family&quot;: &quot;Purvis&quot;, &quot;given&quot;: &quot;Andy&quot;, &quot;non-dropping-particle&quot;: &quot;&quot;, &quot;parse-names&quot;: false, &quot;suffix&quot;: &quot;&quot;}, {&quot;dropping-particle&quot;: &quot;&quot;, &quot;family&quot;: &quot;Coxall&quot;, &quot;given&quot;: &quot;Helen K.&quot;, &quot;non-dropping-particle&quot;: &quot;&quot;, &quot;parse-names&quot;: false, &quot;suffix&quot;: &quot;&quot;}, {&quot;dropping-particle&quot;: &quot;&quot;, &quot;family&quot;: &quot;Stewart&quot;, &quot;given&quot;: &quot;Duncan R.M.&quot;, &quot;non-dropping-particle&quot;: &quot;&quot;, &quot;parse-names&quot;: false, &quot;suffix&quot;: &quot;&quot;}, {&quot;dropping-particle&quot;: &quot;&quot;, &quot;family&quot;: &quot;Wade&quot;, &quot;given&quot;: &quot;Bridget S.&quot;, &quot;non-dropping-particle&quot;: &quot;&quot;, &quot;parse-names&quot;: false, &quot;suffix&quot;: &quot;&quot;}, {&quot;dropping-particle&quot;: &quot;&quot;, &quot;family&quot;: &quot;Pearson&quot;, &quot;given&quot;: &quot;Paul N.&quot;, &quot;non-dropping-particle&quot;: &quot;&quot;, &quot;parse-names&quot;: false, &quot;suffix&quot;: &quot;&quot;}], &quot;container-title&quot;: &quot;Biological Reviews&quot;, &quot;id&quot;: &quot;ITEM-3&quot;, &quot;issue&quot;: &quot;4&quot;, &quot;issued&quot;: {&quot;date-parts&quot;: [[&quot;2011&quot;, &quot;11&quot;, &quot;1&quot;]]}, &quot;page&quot;: &quot;900-927&quot;, &quot;publisher&quot;: &quot;Blackwell Publishing Ltd&quot;, &quot;title&quot;: &quot;A phylogeny of Cenozoic macroperforate planktonic foraminifera from fossil data&quot;, &quot;type&quot;: &quot;article-journal&quot;, &quot;volume&quot;: &quot;86&quot;}, &quot;uris&quot;: [&quot;http://www.mendeley.com/documents/?uuid=534d6120-7b22-3a31-a5e4-46e2d187da69&quot;]}], &quot;mendeley&quot;: {&quot;formattedCitation&quot;: &quot;(Foote and Sepkoski, 1999; Aze &lt;i&gt;et al.&lt;/i&gt;, 2011; Scannella &lt;i&gt;et al.&lt;/i&gt;, 2014)&quot;, &quot;plainTextFormattedCitation&quot;: &quot;(Foote and Sepkoski, 1999; Aze et al., 2011; Scannella et al., 2014)&quot;, &quot;previouslyFormattedCitation&quot;: &quot;(Foote and Sepkoski, 1999; Aze &lt;i&gt;et al.&lt;/i&gt;, 2011; Scannella &lt;i&gt;et al.&lt;/i&gt;, 2014)&quot;}, &quot;properties&quot;: {&quot;noteIndex&quot;: 0}, &quot;schema&quot;: &quot;https://github.com/citation-style-language/schema/raw/master/csl-citation.json&quot;} RNDZGaU0ePJyN"/><text:span text:style-name="T29">(Foote and Sepkoski, 1999; Aze </text:span><text:span text:style-name="T6">et al.</text:span><text:span text:style-name="T29">, 2011; Scannella </text:span><text:span text:style-name="T6">et al.</text:span><text:span text:style-name="T29">, 2014)</text:span><text:reference-mark-end text:name="ADDIN CSL_CITATION {&quot;citationItems&quot;: [{&quot;id&quot;: &quot;ITEM-1&quot;, &quot;itemData&quot;: {&quot;DOI&quot;: &quot;10.1038/18872&quot;, &quot;ISSN&quot;: &quot;00280836&quot;, &quot;PMID&quot;: &quot;11536900&quot;, &quot;abstract&quot;: &quot;Measuring the completeness of the fossil record is essential to understanding evolution over long timescales, particularly when comparing evolutionary patterns among biological groups with different preservational properties. Completeness measures have been presented for various groups based on gaps in the stratigraphic ranges of fossil taxa and on hypothetical lineages implied by estimated evolutionary trees. Here we present and compare quantitative, widely applicable absolute measures of completeness at two taxonomic levels for a broader sample of higher taxa of marine animals than has previously been available. We provide an estimate of the probability of genus preservation per stratigraphic interval and determine the proportion of living families with some fossil record. The two completeness measures use very different data and calculations. The probability of genus preservation depends almost entirely on the Palaeozoic and Mesozoic records, whereas the proportion of living families with a fossil record is influenced largely by Cenozoic data. These measurements are nonetheless highly correlated, with outliers quite explicable, and we find that completeness is rather high for many animal groups.&quot;, &quot;author&quot;: [{&quot;dropping-particle&quot;: &quot;&quot;, &quot;family&quot;: &quot;Foote&quot;, &quot;given&quot;: &quot;Mike&quot;, &quot;non-dropping-particle&quot;: &quot;&quot;, &quot;parse-names&quot;: false, &quot;suffix&quot;: &quot;&quot;}, {&quot;dropping-particle&quot;: &quot;&quot;, &quot;family&quot;: &quot;Sepkoski&quot;, &quot;given&quot;: &quot;J. John&quot;, &quot;non-dropping-particle&quot;: &quot;&quot;, &quot;parse-names&quot;: false, &quot;suffix&quot;: &quot;&quot;}], &quot;container-title&quot;: &quot;Nature&quot;, &quot;id&quot;: &quot;ITEM-1&quot;, &quot;issue&quot;: &quot;6726&quot;, &quot;issued&quot;: {&quot;date-parts&quot;: [[&quot;1999&quot;, &quot;4&quot;, &quot;1&quot;]]}, &quot;page&quot;: &quot;415-417&quot;, &quot;publisher&quot;: &quot;Nature Publishing Group&quot;, &quot;title&quot;: &quot;Absolute measures of the completeness of the fossil record&quot;, &quot;type&quot;: &quot;article-journal&quot;, &quot;volume&quot;: &quot;398&quot;}, &quot;uris&quot;: [&quot;http://www.mendeley.com/documents/?uuid=d672e39f-d2f0-3777-ae9b-90ddaa085831&quot;]}, {&quot;id&quot;: &quot;ITEM-2&quot;, &quot;itemData&quot;: {&quot;DOI&quot;: &quot;10.1073/pnas.1313334111&quot;, &quot;ISSN&quot;: &quot;10916490&quot;, &quot;PMID&quot;: &quot;24982159&quot;, &quot;abstract&quot;: &quot;The placement of over 50 skulls of the well-known horned dinosaur Triceratops within a stratigraphic framework for the Upper Cretaceous Hell Creek Formation (HCF) of Montana reveals the evolutionary transformation of this genus. Specimens referable to the two recognized morphospecies of Triceratops, T. horridus and T. prorsus, are stratigraphically separated within the HCF with the T. prorsus morphology recovered in the upper third of the formation and T. horridus found lower in the formation. Hypotheses that these morphospecies represent sexual or ontogenetic variation within a single species are thus untenable. Stratigraphic placement of specimens appears to reveal ancestor-descendant relationships. Transitional morphologies are found in the middle unit of the formation, a finding that is consistent with the evolution of Triceratops being characterized by anagenesis, the transformation of a lineage over time. Variation among specimens from this critical stratigraphic zone may indicate a branching event in the Triceratops lineage. Purely cladogenetic interpretations of the HCF dataset imply greater diversity within the formation. These findings underscore the critical role of stratigraphic data in deciphering evolutionary patterns in the Dinosauria.&quot;, &quot;author&quot;: [{&quot;dropping-particle&quot;: &quot;&quot;, &quot;family&quot;: &quot;Scannella&quot;, &quot;given&quot;: &quot;John B.&quot;, &quot;non-dropping-particle&quot;: &quot;&quot;, &quot;parse-names&quot;: false, &quot;suffix&quot;: &quot;&quot;}, {&quot;dropping-particle&quot;: &quot;&quot;, &quot;family&quot;: &quot;Fowler&quot;, &quot;given&quot;: &quot;Denver W.&quot;, &quot;non-dropping-particle&quot;: &quot;&quot;, &quot;parse-names&quot;: false, &quot;suffix&quot;: &quot;&quot;}, {&quot;dropping-particle&quot;: &quot;&quot;, &quot;family&quot;: &quot;Goodwin&quot;, &quot;given&quot;: &quot;Mark B.&quot;, &quot;non-dropping-particle&quot;: &quot;&quot;, &quot;parse-names&quot;: false, &quot;suffix&quot;: &quot;&quot;}, {&quot;dropping-particle&quot;: &quot;&quot;, &quot;family&quot;: &quot;Horner&quot;, &quot;given&quot;: &quot;John R.&quot;, &quot;non-dropping-particle&quot;: &quot;&quot;, &quot;parse-names&quot;: false, &quot;suffix&quot;: &quot;&quot;}], &quot;container-title&quot;: &quot;Proceedings of the National Academy of Sciences of the United States of America&quot;, &quot;id&quot;: &quot;ITEM-2&quot;, &quot;issue&quot;: &quot;28&quot;, &quot;issued&quot;: {&quot;date-parts&quot;: [[&quot;2014&quot;, &quot;7&quot;, &quot;15&quot;]]}, &quot;page&quot;: &quot;10245-10250&quot;, &quot;publisher&quot;: &quot;National Academy of Sciences&quot;, &quot;title&quot;: &quot;Evolutionary trends in Triceratops from the Hell Creek Formation, Montana&quot;, &quot;type&quot;: &quot;article-journal&quot;, &quot;volume&quot;: &quot;111&quot;}, &quot;uris&quot;: [&quot;http://www.mendeley.com/documents/?uuid=27a4e07c-7f7e-3c7e-95a1-e33fa65e0c82&quot;]}, {&quot;id&quot;: &quot;ITEM-3&quot;, &quot;itemData&quot;: {&quot;DOI&quot;: &quot;10.1111/j.1469-185X.2011.00178.x&quot;, &quot;ISSN&quot;: &quot;1469185X&quot;, &quot;abstract&quot;: &quot;We present a complete phylogeny of macroperforate planktonic foraminifer species of the Cenozoic Era (~65 million years ago to present). The phylogeny is developed from a large body of palaeontological work that details the evolutionary relationships and stratigraphic (time) distributions of species-level taxa identified from morphology ('morphospecies'). Morphospecies are assigned to morphogroups and ecogroups depending on test morphology and inferred habitat, respectively. Because gradual evolution is well documented in this clade, we have identified many instances of morphospecies intergrading over time, allowing us to eliminate 'pseudospeciation' and 'pseudoextinction' from the record and thereby permit the construction of a more natural phylogeny based on inferred biological lineages. Each cladogenetic event is determined as either budding or bifurcating depending on the pattern of morphological change at the time of branching. This lineage phylogeny provides palaeontologically calibrated ages for each divergence that are entirely independent of molecular data. The tree provides a model system for macroevolutionary studies in the fossil record addressing questions of speciation, extinction, and rates and patterns of evolution. \u00a9 2011 The Authors. Biological Reviews \u00a9 2011 Cambridge Philosophical Society.&quot;, &quot;author&quot;: [{&quot;dropping-particle&quot;: &quot;&quot;, &quot;family&quot;: &quot;Aze&quot;, &quot;given&quot;: &quot;Tracy&quot;, &quot;non-dropping-particle&quot;: &quot;&quot;, &quot;parse-names&quot;: false, &quot;suffix&quot;: &quot;&quot;}, {&quot;dropping-particle&quot;: &quot;&quot;, &quot;family&quot;: &quot;Ezard&quot;, &quot;given&quot;: &quot;Thomas H.G.&quot;, &quot;non-dropping-particle&quot;: &quot;&quot;, &quot;parse-names&quot;: false, &quot;suffix&quot;: &quot;&quot;}, {&quot;dropping-particle&quot;: &quot;&quot;, &quot;family&quot;: &quot;Purvis&quot;, &quot;given&quot;: &quot;Andy&quot;, &quot;non-dropping-particle&quot;: &quot;&quot;, &quot;parse-names&quot;: false, &quot;suffix&quot;: &quot;&quot;}, {&quot;dropping-particle&quot;: &quot;&quot;, &quot;family&quot;: &quot;Coxall&quot;, &quot;given&quot;: &quot;Helen K.&quot;, &quot;non-dropping-particle&quot;: &quot;&quot;, &quot;parse-names&quot;: false, &quot;suffix&quot;: &quot;&quot;}, {&quot;dropping-particle&quot;: &quot;&quot;, &quot;family&quot;: &quot;Stewart&quot;, &quot;given&quot;: &quot;Duncan R.M.&quot;, &quot;non-dropping-particle&quot;: &quot;&quot;, &quot;parse-names&quot;: false, &quot;suffix&quot;: &quot;&quot;}, {&quot;dropping-particle&quot;: &quot;&quot;, &quot;family&quot;: &quot;Wade&quot;, &quot;given&quot;: &quot;Bridget S.&quot;, &quot;non-dropping-particle&quot;: &quot;&quot;, &quot;parse-names&quot;: false, &quot;suffix&quot;: &quot;&quot;}, {&quot;dropping-particle&quot;: &quot;&quot;, &quot;family&quot;: &quot;Pearson&quot;, &quot;given&quot;: &quot;Paul N.&quot;, &quot;non-dropping-particle&quot;: &quot;&quot;, &quot;parse-names&quot;: false, &quot;suffix&quot;: &quot;&quot;}], &quot;container-title&quot;: &quot;Biological Reviews&quot;, &quot;id&quot;: &quot;ITEM-3&quot;, &quot;issue&quot;: &quot;4&quot;, &quot;issued&quot;: {&quot;date-parts&quot;: [[&quot;2011&quot;, &quot;11&quot;, &quot;1&quot;]]}, &quot;page&quot;: &quot;900-927&quot;, &quot;publisher&quot;: &quot;Blackwell Publishing Ltd&quot;, &quot;title&quot;: &quot;A phylogeny of Cenozoic macroperforate planktonic foraminifera from fossil data&quot;, &quot;type&quot;: &quot;article-journal&quot;, &quot;volume&quot;: &quot;86&quot;}, &quot;uris&quot;: [&quot;http://www.mendeley.com/documents/?uuid=534d6120-7b22-3a31-a5e4-46e2d187da69&quot;]}], &quot;mendeley&quot;: {&quot;formattedCitation&quot;: &quot;(Foote and Sepkoski, 1999; Aze &lt;i&gt;et al.&lt;/i&gt;, 2011; Scannella &lt;i&gt;et al.&lt;/i&gt;, 2014)&quot;, &quot;plainTextFormattedCitation&quot;: &quot;(Foote and Sepkoski, 1999; Aze et al., 2011; Scannella et al., 2014)&quot;, &quot;previouslyFormattedCitation&quot;: &quot;(Foote and Sepkoski, 1999; Aze &lt;i&gt;et al.&lt;/i&gt;, 2011; Scannella &lt;i&gt;et al.&lt;/i&gt;, 2014)&quot;}, &quot;properties&quot;: {&quot;noteIndex&quot;: 0}, &quot;schema&quot;: &quot;https://github.com/citation-style-language/schema/raw/master/csl-citation.json&quot;} RNDZGaU0ePJyN"/><text:span text:style-name="T29">. </text:span><text:span text:style-name="T31">In this paper </text:span><text:span text:style-name="T34">I </text:span><text:span text:style-name="T31">will just be testing the new method on finding SGRs but </text:span><text:span text:style-name="T32">I speak of </text:span><text:span text:style-name="T31">ADRs </text:span><text:span text:style-name="T32">to inspire interest in the </text:span><text:span text:style-name="T33">potential of this </text:span><text:span text:style-name="T32">apparently </text:span><text:span text:style-name="T33">unf</text:span><text:span text:style-name="T32">ashionable source of evidence</text:span><text:span text:style-name="T31">.</text:span></text:p>
      <text:p text:style-name="P11"/>
      <text:p text:style-name="P22"><text:span text:style-name="T36">F</text:span><text:span text:style-name="T35">undamentals of Morphological Phylogenetics:</text:span><text:span text:style-name="T55"> </text:span><text:span text:style-name="T54">The concept of homology has been at the heart of comparative morphology since before we understood the causes of homology </text:span><text:reference-mark-start text:name="ADDIN CSL_CITATION {&quot;citationItems&quot;: [{&quot;id&quot;: &quot;ITEM-1&quot;, &quot;itemData&quot;: {&quot;DOI&quot;: &quot;10.1093/bjps/18.2.125&quot;, &quot;ISSN&quot;: &quot;00070882&quot;, &quot;author&quot;: [{&quot;dropping-particle&quot;: &quot;&quot;, &quot;family&quot;: &quot;Jardine&quot;, &quot;given&quot;: &quot;N&quot;, &quot;non-dropping-particle&quot;: &quot;&quot;, &quot;parse-names&quot;: false, &quot;suffix&quot;: &quot;&quot;}], &quot;container-title&quot;: &quot;British Journal for the Philosophy of Science&quot;, &quot;id&quot;: &quot;ITEM-1&quot;, &quot;issue&quot;: &quot;2&quot;, &quot;issued&quot;: {&quot;date-parts&quot;: [[&quot;1967&quot;]]}, &quot;page&quot;: &quot;125-139&quot;, &quot;title&quot;: &quot;The concept of homology in biology&quot;, &quot;type&quot;: &quot;article-journal&quot;, &quot;volume&quot;: &quot;18&quot;}, &quot;uris&quot;: [&quot;http://www.mendeley.com/documents/?uuid=28ec9ee8-dfb0-344e-936a-a9dc46e609d7&quot;]}], &quot;mendeley&quot;: {&quot;formattedCitation&quot;: &quot;(Jardine, 1967)&quot;, &quot;plainTextFormattedCitation&quot;: &quot;(Jardine, 1967)&quot;, &quot;previouslyFormattedCitation&quot;: &quot;(Jardine, 1967)&quot;}, &quot;properties&quot;: {&quot;noteIndex&quot;: 0}, &quot;schema&quot;: &quot;https://github.com/citation-style-language/schema/raw/master/csl-citation.json&quot;} RNDnfp5SBmnRv"/><text:span text:style-name="T21">(Jardine, 1967)</text:span><text:reference-mark-end text:name="ADDIN CSL_CITATION {&quot;citationItems&quot;: [{&quot;id&quot;: &quot;ITEM-1&quot;, &quot;itemData&quot;: {&quot;DOI&quot;: &quot;10.1093/bjps/18.2.125&quot;, &quot;ISSN&quot;: &quot;00070882&quot;, &quot;author&quot;: [{&quot;dropping-particle&quot;: &quot;&quot;, &quot;family&quot;: &quot;Jardine&quot;, &quot;given&quot;: &quot;N&quot;, &quot;non-dropping-particle&quot;: &quot;&quot;, &quot;parse-names&quot;: false, &quot;suffix&quot;: &quot;&quot;}], &quot;container-title&quot;: &quot;British Journal for the Philosophy of Science&quot;, &quot;id&quot;: &quot;ITEM-1&quot;, &quot;issue&quot;: &quot;2&quot;, &quot;issued&quot;: {&quot;date-parts&quot;: [[&quot;1967&quot;]]}, &quot;page&quot;: &quot;125-139&quot;, &quot;title&quot;: &quot;The concept of homology in biology&quot;, &quot;type&quot;: &quot;article-journal&quot;, &quot;volume&quot;: &quot;18&quot;}, &quot;uris&quot;: [&quot;http://www.mendeley.com/documents/?uuid=28ec9ee8-dfb0-344e-936a-a9dc46e609d7&quot;]}], &quot;mendeley&quot;: {&quot;formattedCitation&quot;: &quot;(Jardine, 1967)&quot;, &quot;plainTextFormattedCitation&quot;: &quot;(Jardine, 1967)&quot;, &quot;previouslyFormattedCitation&quot;: &quot;(Jardine, 1967)&quot;}, &quot;properties&quot;: {&quot;noteIndex&quot;: 0}, &quot;schema&quot;: &quot;https://github.com/citation-style-language/schema/raw/master/csl-citation.json&quot;} RNDnfp5SBmnRv"/><text:span text:style-name="T54">⁠. </text:span><text:span text:style-name="T39">The concept of homology precedes</text:span><text:span text:style-name="T40"> Darwin’s explanation of its origins as it simply describe</text:span><text:span text:style-name="T41">d</text:span><text:span text:style-name="T40"> an apparent correspondence between parts of two or more organisms in terms of shape and position relative to other parts </text:span><text:reference-mark-start text:name="ADDIN CSL_CITATION {&quot;citationItems&quot;: [{&quot;id&quot;: &quot;ITEM-1&quot;, &quot;itemData&quot;: {&quot;DOI&quot;: &quot;10.1007/s10739-020-09600-x&quot;, &quot;ISSN&quot;: &quot;15730387&quot;, &quot;PMID&quot;: &quot;32328909&quot;, &quot;abstract&quot;: &quot;The concept that renders morphology a tool for phylogeny reconstruction is homology. The concept of homology is rooted in pre-evolutionary idealistic morphology. The claim that the goal of idealistic morphology was the seriability of form may sound paradoxical given that this discipline proceeded within a framework of strictly delimited types. But the types only demarcate where seriability starts and where it comes to an end. Carl Gegenbaur\u2019s (Grundz\u00fcge der vergleichenden Anatomie, Wilhelm Engelmann, Leipzig, 1859) was recognized as a milestone in idealistic morphology. A comparison with the second edition of 1870 illustrates Gegenbaur\u2019s turn to evolutionary morphology. The methodology remained the same\u2013seriability of form\u2013but the series was no longer merely descriptive or conceptual but now a historical, evolutionary one. Gegenbaur emphasized that seriability of form was possible not only between species of the same type, but also between parts (organs) of organisms of the same type. Pursuing this project, he found that different parts of organisms evolve at different rates, resulting in an incongruence between the series of parts (organs) relative to the series of species under comparison. This incongrence was called chevauchement des sp\u00e9cialisations by Louis Dollo, Spezialisationskreuzungen by Othenio Abel, and heterobathmy of characters by Armen Takhtajan. Willi Hennig, the founder of modern methods in phylogenetic systematics, discovered that the heterobathmy of characters was a precondition for the establishment of the phylogenetic relationships based on shared derived characters. The result was a replacement of the search for ancestors by a search for relative degrees of phylogenetic relationships (sister-group relationships).&quot;, &quot;author&quot;: [{&quot;dropping-particle&quot;: &quot;&quot;, &quot;family&quot;: &quot;Rieppel&quot;, &quot;given&quot;: &quot;Olivier&quot;, &quot;non-dropping-particle&quot;: &quot;&quot;, &quot;parse-names&quot;: false, &quot;suffix&quot;: &quot;&quot;}], &quot;container-title&quot;: &quot;Journal of the History of Biology&quot;, &quot;id&quot;: &quot;ITEM-1&quot;, &quot;issue&quot;: &quot;2&quot;, &quot;issued&quot;: {&quot;date-parts&quot;: [[&quot;2020&quot;, &quot;6&quot;, &quot;1&quot;]]}, &quot;page&quot;: &quot;217-230&quot;, &quot;publisher&quot;: &quot;Springer&quot;, &quot;title&quot;: &quot;Morphology and Phylogeny&quot;, &quot;type&quot;: &quot;article-journal&quot;, &quot;volume&quot;: &quot;53&quot;}, &quot;uris&quot;: [&quot;http://www.mendeley.com/documents/?uuid=eb6522fb-e4a4-3385-9e76-a6dde3249ae5&quot;]}], &quot;mendeley&quot;: {&quot;formattedCitation&quot;: &quot;(Rieppel, 2020)&quot;, &quot;plainTextFormattedCitation&quot;: &quot;(Rieppel, 2020)&quot;, &quot;previouslyFormattedCitation&quot;: &quot;(Rieppel, 2020)&quot;}, &quot;properties&quot;: {&quot;noteIndex&quot;: 0}, &quot;schema&quot;: &quot;https://github.com/citation-style-language/schema/raw/master/csl-citation.json&quot;} RNDoDZGKcUybv"/><text:span text:style-name="T40">(Rieppel, 2020)</text:span><text:reference-mark-end text:name="ADDIN CSL_CITATION {&quot;citationItems&quot;: [{&quot;id&quot;: &quot;ITEM-1&quot;, &quot;itemData&quot;: {&quot;DOI&quot;: &quot;10.1007/s10739-020-09600-x&quot;, &quot;ISSN&quot;: &quot;15730387&quot;, &quot;PMID&quot;: &quot;32328909&quot;, &quot;abstract&quot;: &quot;The concept that renders morphology a tool for phylogeny reconstruction is homology. The concept of homology is rooted in pre-evolutionary idealistic morphology. The claim that the goal of idealistic morphology was the seriability of form may sound paradoxical given that this discipline proceeded within a framework of strictly delimited types. But the types only demarcate where seriability starts and where it comes to an end. Carl Gegenbaur\u2019s (Grundz\u00fcge der vergleichenden Anatomie, Wilhelm Engelmann, Leipzig, 1859) was recognized as a milestone in idealistic morphology. A comparison with the second edition of 1870 illustrates Gegenbaur\u2019s turn to evolutionary morphology. The methodology remained the same\u2013seriability of form\u2013but the series was no longer merely descriptive or conceptual but now a historical, evolutionary one. Gegenbaur emphasized that seriability of form was possible not only between species of the same type, but also between parts (organs) of organisms of the same type. Pursuing this project, he found that different parts of organisms evolve at different rates, resulting in an incongruence between the series of parts (organs) relative to the series of species under comparison. This incongrence was called chevauchement des sp\u00e9cialisations by Louis Dollo, Spezialisationskreuzungen by Othenio Abel, and heterobathmy of characters by Armen Takhtajan. Willi Hennig, the founder of modern methods in phylogenetic systematics, discovered that the heterobathmy of characters was a precondition for the establishment of the phylogenetic relationships based on shared derived characters. The result was a replacement of the search for ancestors by a search for relative degrees of phylogenetic relationships (sister-group relationships).&quot;, &quot;author&quot;: [{&quot;dropping-particle&quot;: &quot;&quot;, &quot;family&quot;: &quot;Rieppel&quot;, &quot;given&quot;: &quot;Olivier&quot;, &quot;non-dropping-particle&quot;: &quot;&quot;, &quot;parse-names&quot;: false, &quot;suffix&quot;: &quot;&quot;}], &quot;container-title&quot;: &quot;Journal of the History of Biology&quot;, &quot;id&quot;: &quot;ITEM-1&quot;, &quot;issue&quot;: &quot;2&quot;, &quot;issued&quot;: {&quot;date-parts&quot;: [[&quot;2020&quot;, &quot;6&quot;, &quot;1&quot;]]}, &quot;page&quot;: &quot;217-230&quot;, &quot;publisher&quot;: &quot;Springer&quot;, &quot;title&quot;: &quot;Morphology and Phylogeny&quot;, &quot;type&quot;: &quot;article-journal&quot;, &quot;volume&quot;: &quot;53&quot;}, &quot;uris&quot;: [&quot;http://www.mendeley.com/documents/?uuid=eb6522fb-e4a4-3385-9e76-a6dde3249ae5&quot;]}], &quot;mendeley&quot;: {&quot;formattedCitation&quot;: &quot;(Rieppel, 2020)&quot;, &quot;plainTextFormattedCitation&quot;: &quot;(Rieppel, 2020)&quot;, &quot;previouslyFormattedCitation&quot;: &quot;(Rieppel, 2020)&quot;}, &quot;properties&quot;: {&quot;noteIndex&quot;: 0}, &quot;schema&quot;: &quot;https://github.com/citation-style-language/schema/raw/master/csl-citation.json&quot;} RNDoDZGKcUybv"/><text:span text:style-name="T10">. </text:span><text:span text:style-name="T56">We would now only call too organs homologous between species if they have derived from the same ancestral character. For instance most arthropods have an antennae like appendages, for sensing their environment at a distance, however they are attached to the body at very different locations on the body of different subphyla of Arthropods and so are not all homologous but are the result of convergent evolution. As most arthropods have many appendages, there’s usually some that are redundant and so can be used for this purpose, and at not much extra cost (CITE). For instance Amblipygi use their first pair of legs as antennae whilst the origins of antennae of insects are less obvious but may be homologous to the chelicerae of Chelicerates, where these appendages are used as mouthparts (CITE). </text:span></text:p>
      <text:p text:style-name="P19"/>
      <text:p text:style-name="P9"><text:span text:style-name="T61">The issue of relations between characters: </text:span>An issue that arises when we attempt to measure phylogenetic distances based on morphological similarities, from which homology is somewhat arbitrarily inferred, is that many morphological characters do not evolve independently and tend to form hierarchical structures <text:reference-mark-start text:name="ADDIN CSL_CITATION {&quot;citationItems&quot;: [{&quot;id&quot;: &quot;ITEM-1&quot;, &quot;itemData&quot;: {&quot;DOI&quot;: &quot;10.1093/sysbio/syab005&quot;, &quot;ISSN&quot;: &quot;1063-5157&quot;, &quot;abstract&quot;: &quot;Popular optimality criteria for phylogenetic trees focus on sequences of characters that are applicable to all the taxa. As studies grow in breadth, it can be the case that some characters are applicable for a portion of the taxa and inapplicable for others. Past work has explored the limitations of treating inapplicable characters as missing data, noting that this strategy may favor trees where internal nodes are assigned impossible states, where the arrangement of taxa within subclades is unduly influenced by variation in distant parts of the tree, and/or where taxa that otherwise share most primary characters are grouped distantly. Approaches that avoid the first two problems have recently been proposed. Here, we propose an alternative approach which avoids all three problems. We focus on data matrices that use reductive coding of traits, that is, explicitly incorporate the innate hierarchy induced by inapplicability, and as such our approach extend to hierarchical characters, in general. In the spirit of maximum parsimony, the proposed criterion seeks the phylogenetic tree with the minimal changes across any tree branch, but where changes are defined in terms of dissimilarity metrics that weigh the effects of inapplicable characters. The approach can accommodate binary, multistate, ordered, unordered, and polymorphic characters. We give a polynomial-time algorithm, inspired by Fitch\u2019s algorithm, to score trees under a family of dissimilarity metrics, and prove its correctness. We show that the resulting optimality criteria is computationally hard, by reduction to the NP-hardness of the maximum parsimony optimality criteria. We demonstrate our approach using synthetic and empirical data sets and compare the results with other recently proposed methods for choosing optimal phylogenetic trees when the data includes hierarchical characters. [Character optimization, dissimilarity metrics, hierarchical characters, inapplicable data, phylogenetic tree search.]&quot;, &quot;author&quot;: [{&quot;dropping-particle&quot;: &quot;&quot;, &quot;family&quot;: &quot;Hopkins&quot;, &quot;given&quot;: &quot;Melanie J&quot;, &quot;non-dropping-particle&quot;: &quot;&quot;, &quot;parse-names&quot;: false, &quot;suffix&quot;: &quot;&quot;}, {&quot;dropping-particle&quot;: &quot;&quot;, &quot;family&quot;: &quot;John&quot;, &quot;given&quot;: &quot;Katherine&quot;, &quot;non-dropping-particle&quot;: &quot;St.&quot;, &quot;parse-names&quot;: false, &quot;suffix&quot;: &quot;&quot;}], &quot;container-title&quot;: &quot;Systematic Biology&quot;, &quot;editor&quot;: [{&quot;dropping-particle&quot;: &quot;&quot;, &quot;family&quot;: &quot;Wright&quot;, &quot;given&quot;: &quot;April&quot;, &quot;non-dropping-particle&quot;: &quot;&quot;, &quot;parse-names&quot;: false, &quot;suffix&quot;: &quot;&quot;}], &quot;id&quot;: &quot;ITEM-1&quot;, &quot;issue&quot;: &quot;0&quot;, &quot;issued&quot;: {&quot;date-parts&quot;: [[&quot;2021&quot;, &quot;2&quot;, &quot;9&quot;]]}, &quot;page&quot;: &quot;1-18&quot;, &quot;publisher&quot;: &quot;Oxford University Press (OUP)&quot;, &quot;title&quot;: &quot;Incorporating Hierarchical Characters into Phylogenetic Analysis&quot;, &quot;type&quot;: &quot;article-journal&quot;, &quot;volume&quot;: &quot;0&quot;}, &quot;uris&quot;: [&quot;http://www.mendeley.com/documents/?uuid=d1e3dfc8-063f-3159-bbff-d502d5aa17fe&quot;]}], &quot;mendeley&quot;: {&quot;formattedCitation&quot;: &quot;(Hopkins and St. John, 2021)&quot;, &quot;plainTextFormattedCitation&quot;: &quot;(Hopkins and St. John, 2021)&quot;, &quot;previouslyFormattedCitation&quot;: &quot;(Hopkins and St. John, 2021)&quot;}, &quot;properties&quot;: {&quot;noteIndex&quot;: 0}, &quot;schema&quot;: &quot;https://github.com/citation-style-language/schema/raw/master/csl-citation.json&quot;} RNDkhEcOYpqF0"/><text:span text:style-name="T2">(Hopkins and St. John, 2021)</text:span><text:reference-mark-end text:name="ADDIN CSL_CITATION {&quot;citationItems&quot;: [{&quot;id&quot;: &quot;ITEM-1&quot;, &quot;itemData&quot;: {&quot;DOI&quot;: &quot;10.1093/sysbio/syab005&quot;, &quot;ISSN&quot;: &quot;1063-5157&quot;, &quot;abstract&quot;: &quot;Popular optimality criteria for phylogenetic trees focus on sequences of characters that are applicable to all the taxa. As studies grow in breadth, it can be the case that some characters are applicable for a portion of the taxa and inapplicable for others. Past work has explored the limitations of treating inapplicable characters as missing data, noting that this strategy may favor trees where internal nodes are assigned impossible states, where the arrangement of taxa within subclades is unduly influenced by variation in distant parts of the tree, and/or where taxa that otherwise share most primary characters are grouped distantly. Approaches that avoid the first two problems have recently been proposed. Here, we propose an alternative approach which avoids all three problems. We focus on data matrices that use reductive coding of traits, that is, explicitly incorporate the innate hierarchy induced by inapplicability, and as such our approach extend to hierarchical characters, in general. In the spirit of maximum parsimony, the proposed criterion seeks the phylogenetic tree with the minimal changes across any tree branch, but where changes are defined in terms of dissimilarity metrics that weigh the effects of inapplicable characters. The approach can accommodate binary, multistate, ordered, unordered, and polymorphic characters. We give a polynomial-time algorithm, inspired by Fitch\u2019s algorithm, to score trees under a family of dissimilarity metrics, and prove its correctness. We show that the resulting optimality criteria is computationally hard, by reduction to the NP-hardness of the maximum parsimony optimality criteria. We demonstrate our approach using synthetic and empirical data sets and compare the results with other recently proposed methods for choosing optimal phylogenetic trees when the data includes hierarchical characters. [Character optimization, dissimilarity metrics, hierarchical characters, inapplicable data, phylogenetic tree search.]&quot;, &quot;author&quot;: [{&quot;dropping-particle&quot;: &quot;&quot;, &quot;family&quot;: &quot;Hopkins&quot;, &quot;given&quot;: &quot;Melanie J&quot;, &quot;non-dropping-particle&quot;: &quot;&quot;, &quot;parse-names&quot;: false, &quot;suffix&quot;: &quot;&quot;}, {&quot;dropping-particle&quot;: &quot;&quot;, &quot;family&quot;: &quot;John&quot;, &quot;given&quot;: &quot;Katherine&quot;, &quot;non-dropping-particle&quot;: &quot;St.&quot;, &quot;parse-names&quot;: false, &quot;suffix&quot;: &quot;&quot;}], &quot;container-title&quot;: &quot;Systematic Biology&quot;, &quot;editor&quot;: [{&quot;dropping-particle&quot;: &quot;&quot;, &quot;family&quot;: &quot;Wright&quot;, &quot;given&quot;: &quot;April&quot;, &quot;non-dropping-particle&quot;: &quot;&quot;, &quot;parse-names&quot;: false, &quot;suffix&quot;: &quot;&quot;}], &quot;id&quot;: &quot;ITEM-1&quot;, &quot;issue&quot;: &quot;0&quot;, &quot;issued&quot;: {&quot;date-parts&quot;: [[&quot;2021&quot;, &quot;2&quot;, &quot;9&quot;]]}, &quot;page&quot;: &quot;1-18&quot;, &quot;publisher&quot;: &quot;Oxford University Press (OUP)&quot;, &quot;title&quot;: &quot;Incorporating Hierarchical Characters into Phylogenetic Analysis&quot;, &quot;type&quot;: &quot;article-journal&quot;, &quot;volume&quot;: &quot;0&quot;}, &quot;uris&quot;: [&quot;http://www.mendeley.com/documents/?uuid=d1e3dfc8-063f-3159-bbff-d502d5aa17fe&quot;]}], &quot;mendeley&quot;: {&quot;formattedCitation&quot;: &quot;(Hopkins and St. John, 2021)&quot;, &quot;plainTextFormattedCitation&quot;: &quot;(Hopkins and St. John, 2021)&quot;, &quot;previouslyFormattedCitation&quot;: &quot;(Hopkins and St. John, 2021)&quot;}, &quot;properties&quot;: {&quot;noteIndex&quot;: 0}, &quot;schema&quot;: &quot;https://github.com/citation-style-language/schema/raw/master/csl-citation.json&quot;} RNDkhEcOYpqF0"/>⁠. Taking a wide glance at biology we should expect morphological characters to be interdependent for many different reasons: <text:span text:style-name="T60">All morphological characters grow from the same embryo, they are physically connected, most are polygenetic, most alleles that code for a particular character will also code for another (pleiotropy), and they all coevolve and they may serve similar adaptive purposes and so may converge on similar features. </text:span>Whilst many of these relationships are hard to ascertain, the p<text:span text:style-name="T60">hysical relationships between these characters are often obvious but underutilised in current quantitative methods of phylogenetic analysis as there has been no good way to codify them. </text:span></text:p>
      <text:p text:style-name="P8"/>
      <text:p text:style-name="P8"><text:span text:style-name="T61">The solution to be investigated: </text:span>The aim of my project is to represent morphological interdependencies as a network/graph of characters, an anatomical network, and infer phylogenetic distance based on evidence of transformation events between the topologies of these networks, with the assumption that fewer graph transformations means greater parsimony <text:reference-mark-start text:name="ADDIN CSL_CITATION {&quot;citationItems&quot;: [{&quot;id&quot;: &quot;ITEM-1&quot;, &quot;itemData&quot;: {&quot;DOI&quot;: &quot;10.1111/j.1096-0031.2004.00003.x&quot;, &quot;ISSN&quot;: &quot;07483007&quot;, &quot;abstract&quot;: &quot;An ideographic concept of character is indispensable to phylogenetic inference. Hennig proposed that characters be conceptualized as \&quot;transformation series\&quot;, a proposal that is firmly grounded in evolutionary theory and consistent with the method of inferring transformation events as evidence of phylogenetic propinquity. Nevertheless, that concept is usually overlooked or rejected in favor of others based on similarity. Here we explicate Hennig's definition of character as an ideographic concept in the science of phylogenetic systematics. As transformation series, characters are historical individuals akin to species and clades. As such, the related concept of homology refers to a historical identity relation and is not equivalent to or synonymous with synapomorphy. The distinction between primary and secondary homology is dismissed on the grounds that it conflates the concept of homology with the discovery operations used to detect instances of that concept. Although concern for character dependence is generally valid, it is often misplaced, focusing on functional or developmental correlation (both of which are irrelevant in phylogenetic systematics but may be valid in other fields) instead of the historical/transformational independence relevant to phylogenetic inference. As an ideographic science concerned with concrete objects and events (i.e. individuals), intensionally and extensionally defined properties are inconsistent with the individuation of characters for phylogenetic analysis, the utility of properties being limited to communicating results and facilitating future rounds of testing. \u00a9 The Willi Hennig Society 2004.&quot;, &quot;author&quot;: [{&quot;dropping-particle&quot;: &quot;&quot;, &quot;family&quot;: &quot;Grant&quot;, &quot;given&quot;: &quot;Taran&quot;, &quot;non-dropping-particle&quot;: &quot;&quot;, &quot;parse-names&quot;: false, &quot;suffix&quot;: &quot;&quot;}, {&quot;dropping-particle&quot;: &quot;&quot;, &quot;family&quot;: &quot;Kluge&quot;, &quot;given&quot;: &quot;Arnold G.&quot;, &quot;non-dropping-particle&quot;: &quot;&quot;, &quot;parse-names&quot;: false, &quot;suffix&quot;: &quot;&quot;}], &quot;container-title&quot;: &quot;Cladistics&quot;, &quot;id&quot;: &quot;ITEM-1&quot;, &quot;issue&quot;: &quot;1&quot;, &quot;issued&quot;: {&quot;date-parts&quot;: [[&quot;2004&quot;, &quot;2&quot;, &quot;1&quot;]]}, &quot;page&quot;: &quot;23-31&quot;, &quot;publisher&quot;: &quot;John Wiley &amp; Sons, Ltd&quot;, &quot;title&quot;: &quot;Transformation series as an ideographic character concept&quot;, &quot;type&quot;: &quot;article-journal&quot;, &quot;volume&quot;: &quot;20&quot;}, &quot;uris&quot;: [&quot;http://www.mendeley.com/documents/?uuid=ad49f4db-0f6a-3054-ba08-2293c88fc81c&quot;]}], &quot;mendeley&quot;: {&quot;formattedCitation&quot;: &quot;(Grant and Kluge, 2004)&quot;, &quot;plainTextFormattedCitation&quot;: &quot;(Grant and Kluge, 2004)&quot;, &quot;previouslyFormattedCitation&quot;: &quot;(Grant and Kluge, 2004)&quot;}, &quot;properties&quot;: {&quot;noteIndex&quot;: 0}, &quot;schema&quot;: &quot;https://github.com/citation-style-language/schema/raw/master/csl-citation.json&quot;} RND5G0Prf38yq"/><text:span text:style-name="T2">(Grant and Kluge, 2004)</text:span><text:reference-mark-end text:name="ADDIN CSL_CITATION {&quot;citationItems&quot;: [{&quot;id&quot;: &quot;ITEM-1&quot;, &quot;itemData&quot;: {&quot;DOI&quot;: &quot;10.1111/j.1096-0031.2004.00003.x&quot;, &quot;ISSN&quot;: &quot;07483007&quot;, &quot;abstract&quot;: &quot;An ideographic concept of character is indispensable to phylogenetic inference. Hennig proposed that characters be conceptualized as \&quot;transformation series\&quot;, a proposal that is firmly grounded in evolutionary theory and consistent with the method of inferring transformation events as evidence of phylogenetic propinquity. Nevertheless, that concept is usually overlooked or rejected in favor of others based on similarity. Here we explicate Hennig's definition of character as an ideographic concept in the science of phylogenetic systematics. As transformation series, characters are historical individuals akin to species and clades. As such, the related concept of homology refers to a historical identity relation and is not equivalent to or synonymous with synapomorphy. The distinction between primary and secondary homology is dismissed on the grounds that it conflates the concept of homology with the discovery operations used to detect instances of that concept. Although concern for character dependence is generally valid, it is often misplaced, focusing on functional or developmental correlation (both of which are irrelevant in phylogenetic systematics but may be valid in other fields) instead of the historical/transformational independence relevant to phylogenetic inference. As an ideographic science concerned with concrete objects and events (i.e. individuals), intensionally and extensionally defined properties are inconsistent with the individuation of characters for phylogenetic analysis, the utility of properties being limited to communicating results and facilitating future rounds of testing. \u00a9 The Willi Hennig Society 2004.&quot;, &quot;author&quot;: [{&quot;dropping-particle&quot;: &quot;&quot;, &quot;family&quot;: &quot;Grant&quot;, &quot;given&quot;: &quot;Taran&quot;, &quot;non-dropping-particle&quot;: &quot;&quot;, &quot;parse-names&quot;: false, &quot;suffix&quot;: &quot;&quot;}, {&quot;dropping-particle&quot;: &quot;&quot;, &quot;family&quot;: &quot;Kluge&quot;, &quot;given&quot;: &quot;Arnold G.&quot;, &quot;non-dropping-particle&quot;: &quot;&quot;, &quot;parse-names&quot;: false, &quot;suffix&quot;: &quot;&quot;}], &quot;container-title&quot;: &quot;Cladistics&quot;, &quot;id&quot;: &quot;ITEM-1&quot;, &quot;issue&quot;: &quot;1&quot;, &quot;issued&quot;: {&quot;date-parts&quot;: [[&quot;2004&quot;, &quot;2&quot;, &quot;1&quot;]]}, &quot;page&quot;: &quot;23-31&quot;, &quot;publisher&quot;: &quot;John Wiley &amp; Sons, Ltd&quot;, &quot;title&quot;: &quot;Transformation series as an ideographic character concept&quot;, &quot;type&quot;: &quot;article-journal&quot;, &quot;volume&quot;: &quot;20&quot;}, &quot;uris&quot;: [&quot;http://www.mendeley.com/documents/?uuid=ad49f4db-0f6a-3054-ba08-2293c88fc81c&quot;]}], &quot;mendeley&quot;: {&quot;formattedCitation&quot;: &quot;(Grant and Kluge, 2004)&quot;, &quot;plainTextFormattedCitation&quot;: &quot;(Grant and Kluge, 2004)&quot;, &quot;previouslyFormattedCitation&quot;: &quot;(Grant and Kluge, 2004)&quot;}, &quot;properties&quot;: {&quot;noteIndex&quot;: 0}, &quot;schema&quot;: &quot;https://github.com/citation-style-language/schema/raw/master/csl-citation.json&quot;} RND5G0Prf38yq"/>⁠. Further questions to explore would be to ask what other useful information can be gained from anatomical networks besides phylogenetic distance, how effective is this method in comparison to other methods and how can the software be further optimised. <text:span text:style-name="T62">To best explore the potential of this method I will apply it to the Arthropod head problem.</text:span></text:p>
      <text:p text:style-name="P12">In our particular example</text:p>
      <text:p text:style-name="P8"/>
      <text:p text:style-name="P20"><text:span text:style-name="T35">The Arthropod Head Problem: </text:span><text:span text:style-name="T47">P</text:span><text:span text:style-name="T43">roblems that do rely heavily on morphological evidence, such as the long unresolved Arthropod head problem </text:span><text:reference-mark-start text:name="ADDIN CSL_CITATION {&quot;citationItems&quot;: [{&quot;id&quot;: &quot;ITEM-1&quot;, &quot;itemData&quot;: {&quot;DOI&quot;: &quot;10.1038/417271a&quot;, &quot;ISSN&quot;: &quot;00280836&quot;, &quot;PMID&quot;: &quot;12015599&quot;, &quot;abstract&quot;: &quot;The composition of the arthropod head has been one of the most controversial topics in zoology, with a large number of theories being proposed to account for it over the last century. Although fossils have been recognized as being of potential importance in resolving the issue, a lack of consensus over their systematics has obscured their contribution. Here, I show that a group of previously problematic Cambrian arthropods from the Burgess Shale and Chengjiang faunas form a clade dose to crown-group euarthropods, the group containing myriapods, chelicerates, insects and crustaceans. They are characterized by modified or even absent endopods, and two pre-oral appendages. Comparison with reconstructions of the crown-group euarthropod ground plan and recent investigations into onychophorans demonstrates that these two appendages are the first antenna (of extant crustaceans) and a more anterior appendage associated with an ocular segment. The latter appendage has been reduced in all crown-group euarthropods. Its most likely relic is as a component of the labrum. These fossils thus tie together results from disparate living groups (onychophorans and euarthropods).&quot;, &quot;author&quot;: [{&quot;dropping-particle&quot;: &quot;&quot;, &quot;family&quot;: &quot;Budd&quot;, &quot;given&quot;: &quot;Graham E.&quot;, &quot;non-dropping-particle&quot;: &quot;&quot;, &quot;parse-names&quot;: false, &quot;suffix&quot;: &quot;&quot;}], &quot;container-title&quot;: &quot;Nature&quot;, &quot;id&quot;: &quot;ITEM-1&quot;, &quot;issue&quot;: &quot;6886&quot;, &quot;issued&quot;: {&quot;date-parts&quot;: [[&quot;2002&quot;, &quot;5&quot;, &quot;16&quot;]]}, &quot;page&quot;: &quot;271-275&quot;, &quot;publisher&quot;: &quot;Nature Publishing Group&quot;, &quot;title&quot;: &quot;A palaeontological solution to the arthropod head problem&quot;, &quot;type&quot;: &quot;article-journal&quot;, &quot;volume&quot;: &quot;417&quot;}, &quot;uris&quot;: [&quot;http://www.mendeley.com/documents/?uuid=9f41d750-ad3e-3017-a9a9-250a28c6d7a4&quot;]}, {&quot;id&quot;: &quot;ITEM-2&quot;, &quot;itemData&quot;: {&quot;ISBN&quot;: &quot;0033-5037&quot;, &quot;abstract&quot;: &quot;Head segmentation in insepts has long been a subject ofdispute. The controversy concerns possible pregnathal segments, namely intercalary, antennal and preantennat, and the presence or absence ofan acron. The total number 0fsegments has been placed as low as three and as high as seven as seen in a briefreview of the theories by Snodgrass, DuPorte. Butt, Ferris, Shara v. Roonwal, Chaudonneret, Matsuda, lmms and Manton, Eastham, Tiegs and Weber, Schoil, Renzpel and Church. In the embryo of Lytta viridana (Coleoptera: Meloidae) an inter- catary segment is recognized by the presence ofcoelomic sacs. a neurornere (tritocerebrum). and apodemes (anterior ten torial arm); an an tennal segment by a pair ofappendages (antennae). coetornic sacs, a neurornere (deutocerebrum). and apodemes (mandibular ex tensor apodemes); a preantennal segment by a pair ofappendages (labrum). coelomic sacs. and apodemes. The proposal is made that the ancestor of the insect was annelid-like, that the prostomiurn became the acron and that the six originally postoral segments joined the acron to form the head tagrna. The theory differs from the classical theory ofa six-segmented insect head in that the labrum is considered to be appendiculate innervated originally by the nervus connectivus from a pre- antennat neuromere (prosocerebrum).&quot;, &quot;author&quot;: [{&quot;dropping-particle&quot;: &quot;&quot;, &quot;family&quot;: &quot;Rempel&quot;, &quot;given&quot;: &quot;JG&quot;, &quot;non-dropping-particle&quot;: &quot;&quot;, &quot;parse-names&quot;: false, &quot;suffix&quot;: &quot;&quot;}], &quot;container-title&quot;: &quot;Quaestiones Entomologicae&quot;, &quot;id&quot;: &quot;ITEM-2&quot;, &quot;issued&quot;: {&quot;date-parts&quot;: [[&quot;1975&quot;]]}, &quot;page&quot;: &quot;7-25&quot;, &quot;title&quot;: &quot;Evolution of the Insect Head: the Endless Dispute&quot;, &quot;type&quot;: &quot;article-journal&quot;, &quot;volume&quot;: &quot;11&quot;}, &quot;uris&quot;: [&quot;http://www.mendeley.com/documents/?uuid=fd10f5e3-b2f6-3656-950b-0e432af3100e&quot;]}], &quot;mendeley&quot;: {&quot;formattedCitation&quot;: &quot;(Rempel, 1975; Budd, 2002)&quot;, &quot;plainTextFormattedCitation&quot;: &quot;(Rempel, 1975; Budd, 2002)&quot;, &quot;previouslyFormattedCitation&quot;: &quot;(Rempel, 1975; Budd, 2002)&quot;}, &quot;properties&quot;: {&quot;noteIndex&quot;: 0}, &quot;schema&quot;: &quot;https://github.com/citation-style-language/schema/raw/master/csl-citation.json&quot;} RNDYBMQnEutwU"/><text:span text:style-name="T23">(Rempel, 1975; Budd, 2002)</text:span><text:reference-mark-end text:name="ADDIN CSL_CITATION {&quot;citationItems&quot;: [{&quot;id&quot;: &quot;ITEM-1&quot;, &quot;itemData&quot;: {&quot;DOI&quot;: &quot;10.1038/417271a&quot;, &quot;ISSN&quot;: &quot;00280836&quot;, &quot;PMID&quot;: &quot;12015599&quot;, &quot;abstract&quot;: &quot;The composition of the arthropod head has been one of the most controversial topics in zoology, with a large number of theories being proposed to account for it over the last century. Although fossils have been recognized as being of potential importance in resolving the issue, a lack of consensus over their systematics has obscured their contribution. Here, I show that a group of previously problematic Cambrian arthropods from the Burgess Shale and Chengjiang faunas form a clade dose to crown-group euarthropods, the group containing myriapods, chelicerates, insects and crustaceans. They are characterized by modified or even absent endopods, and two pre-oral appendages. Comparison with reconstructions of the crown-group euarthropod ground plan and recent investigations into onychophorans demonstrates that these two appendages are the first antenna (of extant crustaceans) and a more anterior appendage associated with an ocular segment. The latter appendage has been reduced in all crown-group euarthropods. Its most likely relic is as a component of the labrum. These fossils thus tie together results from disparate living groups (onychophorans and euarthropods).&quot;, &quot;author&quot;: [{&quot;dropping-particle&quot;: &quot;&quot;, &quot;family&quot;: &quot;Budd&quot;, &quot;given&quot;: &quot;Graham E.&quot;, &quot;non-dropping-particle&quot;: &quot;&quot;, &quot;parse-names&quot;: false, &quot;suffix&quot;: &quot;&quot;}], &quot;container-title&quot;: &quot;Nature&quot;, &quot;id&quot;: &quot;ITEM-1&quot;, &quot;issue&quot;: &quot;6886&quot;, &quot;issued&quot;: {&quot;date-parts&quot;: [[&quot;2002&quot;, &quot;5&quot;, &quot;16&quot;]]}, &quot;page&quot;: &quot;271-275&quot;, &quot;publisher&quot;: &quot;Nature Publishing Group&quot;, &quot;title&quot;: &quot;A palaeontological solution to the arthropod head problem&quot;, &quot;type&quot;: &quot;article-journal&quot;, &quot;volume&quot;: &quot;417&quot;}, &quot;uris&quot;: [&quot;http://www.mendeley.com/documents/?uuid=9f41d750-ad3e-3017-a9a9-250a28c6d7a4&quot;]}, {&quot;id&quot;: &quot;ITEM-2&quot;, &quot;itemData&quot;: {&quot;ISBN&quot;: &quot;0033-5037&quot;, &quot;abstract&quot;: &quot;Head segmentation in insepts has long been a subject ofdispute. The controversy concerns possible pregnathal segments, namely intercalary, antennal and preantennat, and the presence or absence ofan acron. The total number 0fsegments has been placed as low as three and as high as seven as seen in a briefreview of the theories by Snodgrass, DuPorte. Butt, Ferris, Shara v. Roonwal, Chaudonneret, Matsuda, lmms and Manton, Eastham, Tiegs and Weber, Schoil, Renzpel and Church. In the embryo of Lytta viridana (Coleoptera: Meloidae) an inter- catary segment is recognized by the presence ofcoelomic sacs. a neurornere (tritocerebrum). and apodemes (anterior ten torial arm); an an tennal segment by a pair ofappendages (antennae). coetornic sacs, a neurornere (deutocerebrum). and apodemes (mandibular ex tensor apodemes); a preantennal segment by a pair ofappendages (labrum). coelomic sacs. and apodemes. The proposal is made that the ancestor of the insect was annelid-like, that the prostomiurn became the acron and that the six originally postoral segments joined the acron to form the head tagrna. The theory differs from the classical theory ofa six-segmented insect head in that the labrum is considered to be appendiculate innervated originally by the nervus connectivus from a pre- antennat neuromere (prosocerebrum).&quot;, &quot;author&quot;: [{&quot;dropping-particle&quot;: &quot;&quot;, &quot;family&quot;: &quot;Rempel&quot;, &quot;given&quot;: &quot;JG&quot;, &quot;non-dropping-particle&quot;: &quot;&quot;, &quot;parse-names&quot;: false, &quot;suffix&quot;: &quot;&quot;}], &quot;container-title&quot;: &quot;Quaestiones Entomologicae&quot;, &quot;id&quot;: &quot;ITEM-2&quot;, &quot;issued&quot;: {&quot;date-parts&quot;: [[&quot;1975&quot;]]}, &quot;page&quot;: &quot;7-25&quot;, &quot;title&quot;: &quot;Evolution of the Insect Head: the Endless Dispute&quot;, &quot;type&quot;: &quot;article-journal&quot;, &quot;volume&quot;: &quot;11&quot;}, &quot;uris&quot;: [&quot;http://www.mendeley.com/documents/?uuid=fd10f5e3-b2f6-3656-950b-0e432af3100e&quot;]}], &quot;mendeley&quot;: {&quot;formattedCitation&quot;: &quot;(Rempel, 1975; Budd, 2002)&quot;, &quot;plainTextFormattedCitation&quot;: &quot;(Rempel, 1975; Budd, 2002)&quot;, &quot;previouslyFormattedCitation&quot;: &quot;(Rempel, 1975; Budd, 2002)&quot;}, &quot;properties&quot;: {&quot;noteIndex&quot;: 0}, &quot;schema&quot;: &quot;https://github.com/citation-style-language/schema/raw/master/csl-citation.json&quot;} RNDYBMQnEutwU"/><text:span text:style-name="T43">⁠, might benefit from </text:span><text:span text:style-name="T50">this new</text:span><text:span text:style-name="T47"> </text:span><text:span text:style-name="T43">method. </text:span><text:span text:style-name="T50">The Arthropod head problem arises from the diversity of segments and appendages to be found across extinct and extant Arthropod taxa for which we struggle to determine homology. </text:span><text:span text:style-name="T52">We can easily identify homology in part between families of arthropods in the same subphyla but between subphyla homology is much trickier as the common ancestors of these taxa occurred very early in the history of life on earth and so we rely on palaeontology </text:span><text:reference-mark-start text:name="ADDIN CSL_CITATION {&quot;citationItems&quot;: [{&quot;id&quot;: &quot;ITEM-1&quot;, &quot;itemData&quot;: {&quot;DOI&quot;: &quot;10.1038/417271a&quot;, &quot;ISSN&quot;: &quot;00280836&quot;, &quot;PMID&quot;: &quot;12015599&quot;, &quot;abstract&quot;: &quot;The composition of the arthropod head has been one of the most controversial topics in zoology, with a large number of theories being proposed to account for it over the last century. Although fossils have been recognized as being of potential importance in resolving the issue, a lack of consensus over their systematics has obscured their contribution. Here, I show that a group of previously problematic Cambrian arthropods from the Burgess Shale and Chengjiang faunas form a clade dose to crown-group euarthropods, the group containing myriapods, chelicerates, insects and crustaceans. They are characterized by modified or even absent endopods, and two pre-oral appendages. Comparison with reconstructions of the crown-group euarthropod ground plan and recent investigations into onychophorans demonstrates that these two appendages are the first antenna (of extant crustaceans) and a more anterior appendage associated with an ocular segment. The latter appendage has been reduced in all crown-group euarthropods. Its most likely relic is as a component of the labrum. These fossils thus tie together results from disparate living groups (onychophorans and euarthropods).&quot;, &quot;author&quot;: [{&quot;dropping-particle&quot;: &quot;&quot;, &quot;family&quot;: &quot;Budd&quot;, &quot;given&quot;: &quot;Graham E.&quot;, &quot;non-dropping-particle&quot;: &quot;&quot;, &quot;parse-names&quot;: false, &quot;suffix&quot;: &quot;&quot;}], &quot;container-title&quot;: &quot;Nature&quot;, &quot;id&quot;: &quot;ITEM-1&quot;, &quot;issue&quot;: &quot;6886&quot;, &quot;issued&quot;: {&quot;date-parts&quot;: [[&quot;2002&quot;, &quot;5&quot;, &quot;16&quot;]]}, &quot;page&quot;: &quot;271-275&quot;, &quot;publisher&quot;: &quot;Nature Publishing Group&quot;, &quot;title&quot;: &quot;A palaeontological solution to the arthropod head problem&quot;, &quot;type&quot;: &quot;article-journal&quot;, &quot;volume&quot;: &quot;417&quot;}, &quot;uris&quot;: [&quot;http://www.mendeley.com/documents/?uuid=9f41d750-ad3e-3017-a9a9-250a28c6d7a4&quot;]}], &quot;mendeley&quot;: {&quot;formattedCitation&quot;: &quot;(Budd, 2002)&quot;, &quot;plainTextFormattedCitation&quot;: &quot;(Budd, 2002)&quot;}, &quot;properties&quot;: {&quot;noteIndex&quot;: 0}, &quot;schema&quot;: &quot;https://github.com/citation-style-language/schema/raw/master/csl-citation.json&quot;} RNDttj5ncdSX3"/><text:span text:style-name="T30">(Budd, 2002)</text:span><text:reference-mark-end text:name="ADDIN CSL_CITATION {&quot;citationItems&quot;: [{&quot;id&quot;: &quot;ITEM-1&quot;, &quot;itemData&quot;: {&quot;DOI&quot;: &quot;10.1038/417271a&quot;, &quot;ISSN&quot;: &quot;00280836&quot;, &quot;PMID&quot;: &quot;12015599&quot;, &quot;abstract&quot;: &quot;The composition of the arthropod head has been one of the most controversial topics in zoology, with a large number of theories being proposed to account for it over the last century. Although fossils have been recognized as being of potential importance in resolving the issue, a lack of consensus over their systematics has obscured their contribution. Here, I show that a group of previously problematic Cambrian arthropods from the Burgess Shale and Chengjiang faunas form a clade dose to crown-group euarthropods, the group containing myriapods, chelicerates, insects and crustaceans. They are characterized by modified or even absent endopods, and two pre-oral appendages. Comparison with reconstructions of the crown-group euarthropod ground plan and recent investigations into onychophorans demonstrates that these two appendages are the first antenna (of extant crustaceans) and a more anterior appendage associated with an ocular segment. The latter appendage has been reduced in all crown-group euarthropods. Its most likely relic is as a component of the labrum. These fossils thus tie together results from disparate living groups (onychophorans and euarthropods).&quot;, &quot;author&quot;: [{&quot;dropping-particle&quot;: &quot;&quot;, &quot;family&quot;: &quot;Budd&quot;, &quot;given&quot;: &quot;Graham E.&quot;, &quot;non-dropping-particle&quot;: &quot;&quot;, &quot;parse-names&quot;: false, &quot;suffix&quot;: &quot;&quot;}], &quot;container-title&quot;: &quot;Nature&quot;, &quot;id&quot;: &quot;ITEM-1&quot;, &quot;issue&quot;: &quot;6886&quot;, &quot;issued&quot;: {&quot;date-parts&quot;: [[&quot;2002&quot;, &quot;5&quot;, &quot;16&quot;]]}, &quot;page&quot;: &quot;271-275&quot;, &quot;publisher&quot;: &quot;Nature Publishing Group&quot;, &quot;title&quot;: &quot;A palaeontological solution to the arthropod head problem&quot;, &quot;type&quot;: &quot;article-journal&quot;, &quot;volume&quot;: &quot;417&quot;}, &quot;uris&quot;: [&quot;http://www.mendeley.com/documents/?uuid=9f41d750-ad3e-3017-a9a9-250a28c6d7a4&quot;]}], &quot;mendeley&quot;: {&quot;formattedCitation&quot;: &quot;(Budd, 2002)&quot;, &quot;plainTextFormattedCitation&quot;: &quot;(Budd, 2002)&quot;}, &quot;properties&quot;: {&quot;noteIndex&quot;: 0}, &quot;schema&quot;: &quot;https://github.com/citation-style-language/schema/raw/master/csl-citation.json&quot;} RNDttj5ncdSX3"/><text:span text:style-name="T52">⁠. </text:span><text:span text:style-name="T50">We can look at the fossil record and observe similarities in position and structure of characters to determine the homology but this leads to much disagreement </text:span><text:span text:style-name="T51">due to the vagueness </text:span><text:span text:style-name="T52">of fossil evidence </text:span><text:span text:style-name="T51">and subjectivity of this kind of method </text:span><text:span text:style-name="T52">(CITE)</text:span><text:span text:style-name="T50">. </text:span></text:p>
      <text:p text:style-name="P8"/>
      <text:p text:style-name="P15">Methods</text:p>
      <text:p text:style-name="P22"><text:span text:style-name="T63">Graphs</text:span><text:span text:style-name="T64">: </text:span><text:span text:style-name="T66">iuhkyg</text:span></text:p>
      <text:list xml:id="list2038756137" text:style-name="L4">
        <text:list-item>
          <text:p text:style-name="P33"><text:span text:style-name="T16">G</text:span><text:span text:style-name="T17">raphlet degrees: </text:span><text:span text:style-name="T9">are used to measure the topological distance between 2 networks </text:span><text:reference-mark-start text:name="ADDIN CSL_CITATION {&quot;citationItems&quot;: [{&quot;id&quot;: &quot;ITEM-1&quot;, &quot;itemData&quot;: {&quot;DOI&quot;: &quot;10.1093/bioinformatics/btl301&quot;, &quot;ISSN&quot;: &quot;14602059&quot;, &quot;PMID&quot;: &quot;17237089&quot;, &quot;abstract&quot;: &quot;Motivation: Analogous to biological sequence comparison, comparing cellular networks is an important problem that could provide insight into biological understanding and therapeutics. For technical reasons, comparing large networks is computationally infeasible, and thus heuristics, such as the degree distribution, clustering coefficient, diameter, and relative graphlet frequency distribution have been sought. It is easy to demonstrate that two networks are different by simply showing a short list of properties in which they differ. It is much harder to show that two networks are similar, as it requires demonstrating their similarity in all of their exponentially many properties. Clearly, it is computationally prohibitive to analyze all network properties, but the larger the number of constraints we impose in determining network similarity, the more likely it is that the networks will truly be similar. Results: We introduce a new systematic measure of a network's local structure that imposes a large number of similarity constraints on networks being compared. In particular, we generalize the degree distribution, which measures the number of nodes 'touching' k edges, into distributions measuring the number of nodes 'touching' k graphlets, where graphlets are small connected non-isomorphic subgraphs of a large network. Our new measure of network local structure consists of 73 graphlet degree distributions of graphlets with 2-5 nodes, but it is easily extendible to a greater number of constraints (i.e. graphlets), if necessary, and the extensions are limited only by the available CPU. Furthermore, we show a way to combine the 73 graphlet degree distributions into a network 'agreement' measure which is a number between 0 and 1, where 1 means that networks have identical distributions and 0 means that they are far apart. Based on this new network agreement measure, we show that almost all of the 14 eukaryotic PPI networks, including human, resulting from various high-throughput experimental techniques, as well as from curated databases, are better modeled by geometric random graphs than by Erd\u00f5s - R\u00e9ny, random scale-free, or Barab\u00e1si - Albert scale-free networks. \u00a9 2007 Oxford University Press.&quot;, &quot;author&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2&quot;, &quot;issued&quot;: {&quot;date-parts&quot;: [[&quot;2007&quot;, &quot;1&quot;, &quot;15&quot;]]}, &quot;page&quot;: &quot;e177-e183&quot;, &quot;publisher&quot;: &quot;Oxford University Press&quot;, &quot;title&quot;: &quot;Biological network comparison using graphlet degree distribution&quot;, &quot;type&quot;: &quot;paper-conference&quot;, &quot;volume&quot;: &quot;23&quot;}, &quot;uris&quot;: [&quot;http://www.mendeley.com/documents/?uuid=b9147646-1805-377b-91f1-ce0edf6c32f3&quot;]}], &quot;mendeley&quot;: {&quot;formattedCitation&quot;: &quot;(Pr\u017eulj, 2007)&quot;, &quot;plainTextFormattedCitation&quot;: &quot;(Pr\u017eulj, 2007)&quot;, &quot;previouslyFormattedCitation&quot;: &quot;(Pr\u017eulj, 2007)&quot;}, &quot;properties&quot;: {&quot;noteIndex&quot;: 0}, &quot;schema&quot;: &quot;https://github.com/citation-style-language/schema/raw/master/csl-citation.json&quot;} RND1dnYlMrvvz"/><text:span text:style-name="T9">(Pržulj, 2007)</text:span><text:reference-mark-end text:name="ADDIN CSL_CITATION {&quot;citationItems&quot;: [{&quot;id&quot;: &quot;ITEM-1&quot;, &quot;itemData&quot;: {&quot;DOI&quot;: &quot;10.1093/bioinformatics/btl301&quot;, &quot;ISSN&quot;: &quot;14602059&quot;, &quot;PMID&quot;: &quot;17237089&quot;, &quot;abstract&quot;: &quot;Motivation: Analogous to biological sequence comparison, comparing cellular networks is an important problem that could provide insight into biological understanding and therapeutics. For technical reasons, comparing large networks is computationally infeasible, and thus heuristics, such as the degree distribution, clustering coefficient, diameter, and relative graphlet frequency distribution have been sought. It is easy to demonstrate that two networks are different by simply showing a short list of properties in which they differ. It is much harder to show that two networks are similar, as it requires demonstrating their similarity in all of their exponentially many properties. Clearly, it is computationally prohibitive to analyze all network properties, but the larger the number of constraints we impose in determining network similarity, the more likely it is that the networks will truly be similar. Results: We introduce a new systematic measure of a network's local structure that imposes a large number of similarity constraints on networks being compared. In particular, we generalize the degree distribution, which measures the number of nodes 'touching' k edges, into distributions measuring the number of nodes 'touching' k graphlets, where graphlets are small connected non-isomorphic subgraphs of a large network. Our new measure of network local structure consists of 73 graphlet degree distributions of graphlets with 2-5 nodes, but it is easily extendible to a greater number of constraints (i.e. graphlets), if necessary, and the extensions are limited only by the available CPU. Furthermore, we show a way to combine the 73 graphlet degree distributions into a network 'agreement' measure which is a number between 0 and 1, where 1 means that networks have identical distributions and 0 means that they are far apart. Based on this new network agreement measure, we show that almost all of the 14 eukaryotic PPI networks, including human, resulting from various high-throughput experimental techniques, as well as from curated databases, are better modeled by geometric random graphs than by Erd\u00f5s - R\u00e9ny, random scale-free, or Barab\u00e1si - Albert scale-free networks. \u00a9 2007 Oxford University Press.&quot;, &quot;author&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2&quot;, &quot;issued&quot;: {&quot;date-parts&quot;: [[&quot;2007&quot;, &quot;1&quot;, &quot;15&quot;]]}, &quot;page&quot;: &quot;e177-e183&quot;, &quot;publisher&quot;: &quot;Oxford University Press&quot;, &quot;title&quot;: &quot;Biological network comparison using graphlet degree distribution&quot;, &quot;type&quot;: &quot;paper-conference&quot;, &quot;volume&quot;: &quot;23&quot;}, &quot;uris&quot;: [&quot;http://www.mendeley.com/documents/?uuid=b9147646-1805-377b-91f1-ce0edf6c32f3&quot;]}], &quot;mendeley&quot;: {&quot;formattedCitation&quot;: &quot;(Pr\u017eulj, 2007)&quot;, &quot;plainTextFormattedCitation&quot;: &quot;(Pr\u017eulj, 2007)&quot;, &quot;previouslyFormattedCitation&quot;: &quot;(Pr\u017eulj, 2007)&quot;}, &quot;properties&quot;: {&quot;noteIndex&quot;: 0}, &quot;schema&quot;: &quot;https://github.com/citation-style-language/schema/raw/master/csl-citation.json&quot;} RND1dnYlMrvvz"/><text:span text:style-name="T9">⁠, the similarities among nodes of a network </text:span><text:reference-mark-start text:name="ADDIN CSL_CITATION {&quot;citationItems&quot;: [{&quot;id&quot;: &quot;ITEM-1&quot;, &quot;itemData&quot;: {&quot;DOI&quot;: &quot;10.4137/cin.s680&quot;, &quot;ISSN&quot;: &quot;11769351&quot;, &quot;PMID&quot;: &quot;19259413&quot;, &quot;abstract&quot;: &quot;Motivation: Proteins are essential macromolecules of life and thus understanding their function is of great importance. The number of functionally unclassified proteins is large even for simple and well studied organisms such as baker's yeast. Methods for determining protein function have shifted their focus from targeting specific proteins based solely on sequence homology to analyses of the entire proteome based on protein-protein interaction (PPI) networks. Since proteins interact to perform a certain function, analyzing structural properties of PPI networks may provide useful clues about the biological function of individual proteins, protein complexes they participate in, and even larger subcellular machines. Results: We design a sensitive graph theoretic method for comparing local structures of node neighborhoods that demonstrates that in PPI networks, biological function of a node and its local network structure are closely related. The method summarizes a protein's local topology in a PPI network into the vector of graphlet degrees called the signature of the protein and computes the signature similarities between all protein pairs. We group topologically similar proteins under this measure in a PPI network and show that these protein groups belong to the same protein complexes, perform the same biological functions, are localized in the same subcellular compartments, and have the same tissue expressions. Moreover, we apply our technique on a proteome-scale network data and infer biological function of yet unclassified proteins demonstrating that our method can provide valuable guidelines for future experimental research such as disease protein prediction. Availability: Data is available upon request.&quot;, &quot;author&quot;: [{&quot;dropping-particle&quot;: &quot;&quot;, &quot;family&quot;: &quot;Milenkovi\u0107&quot;, &quot;given&quot;: &quot;Tijana&quot;, &quot;non-dropping-particle&quot;: &quot;&quot;, &quot;parse-names&quot;: false, &quot;suffix&quot;: &quot;&quot;}, {&quot;dropping-particle&quot;: &quot;&quot;, &quot;family&quot;: &quot;Pr\u017eulj&quot;, &quot;given&quot;: &quot;Nata\u0161a&quot;, &quot;non-dropping-particle&quot;: &quot;&quot;, &quot;parse-names&quot;: false, &quot;suffix&quot;: &quot;&quot;}], &quot;container-title&quot;: &quot;Cancer Informatics&quot;, &quot;id&quot;: &quot;ITEM-1&quot;, &quot;issued&quot;: {&quot;date-parts&quot;: [[&quot;2008&quot;]]}, &quot;page&quot;: &quot;257-273&quot;, &quot;publisher&quot;: &quot;Libertas Academica Ltd.&quot;, &quot;title&quot;: &quot;Uncovering biological network function via graphlet degree signatures&quot;, &quot;type&quot;: &quot;article-journal&quot;, &quot;volume&quot;: &quot;6&quot;}, &quot;uris&quot;: [&quot;http://www.mendeley.com/documents/?uuid=c5329251-7802-3fa3-8529-1a635cb45849&quot;]}], &quot;mendeley&quot;: {&quot;formattedCitation&quot;: &quot;(Milenkovi\u0107 and Pr\u017eulj, 2008)&quot;, &quot;plainTextFormattedCitation&quot;: &quot;(Milenkovi\u0107 and Pr\u017eulj, 2008)&quot;, &quot;previouslyFormattedCitation&quot;: &quot;(Milenkovi\u0107 and Pr\u017eulj, 2008)&quot;}, &quot;properties&quot;: {&quot;noteIndex&quot;: 0}, &quot;schema&quot;: &quot;https://github.com/citation-style-language/schema/raw/master/csl-citation.json&quot;} RNDrWMm24D7Wo"/><text:span text:style-name="T9">(Milenković and Pržulj, 2008)</text:span><text:reference-mark-end text:name="ADDIN CSL_CITATION {&quot;citationItems&quot;: [{&quot;id&quot;: &quot;ITEM-1&quot;, &quot;itemData&quot;: {&quot;DOI&quot;: &quot;10.4137/cin.s680&quot;, &quot;ISSN&quot;: &quot;11769351&quot;, &quot;PMID&quot;: &quot;19259413&quot;, &quot;abstract&quot;: &quot;Motivation: Proteins are essential macromolecules of life and thus understanding their function is of great importance. The number of functionally unclassified proteins is large even for simple and well studied organisms such as baker's yeast. Methods for determining protein function have shifted their focus from targeting specific proteins based solely on sequence homology to analyses of the entire proteome based on protein-protein interaction (PPI) networks. Since proteins interact to perform a certain function, analyzing structural properties of PPI networks may provide useful clues about the biological function of individual proteins, protein complexes they participate in, and even larger subcellular machines. Results: We design a sensitive graph theoretic method for comparing local structures of node neighborhoods that demonstrates that in PPI networks, biological function of a node and its local network structure are closely related. The method summarizes a protein's local topology in a PPI network into the vector of graphlet degrees called the signature of the protein and computes the signature similarities between all protein pairs. We group topologically similar proteins under this measure in a PPI network and show that these protein groups belong to the same protein complexes, perform the same biological functions, are localized in the same subcellular compartments, and have the same tissue expressions. Moreover, we apply our technique on a proteome-scale network data and infer biological function of yet unclassified proteins demonstrating that our method can provide valuable guidelines for future experimental research such as disease protein prediction. Availability: Data is available upon request.&quot;, &quot;author&quot;: [{&quot;dropping-particle&quot;: &quot;&quot;, &quot;family&quot;: &quot;Milenkovi\u0107&quot;, &quot;given&quot;: &quot;Tijana&quot;, &quot;non-dropping-particle&quot;: &quot;&quot;, &quot;parse-names&quot;: false, &quot;suffix&quot;: &quot;&quot;}, {&quot;dropping-particle&quot;: &quot;&quot;, &quot;family&quot;: &quot;Pr\u017eulj&quot;, &quot;given&quot;: &quot;Nata\u0161a&quot;, &quot;non-dropping-particle&quot;: &quot;&quot;, &quot;parse-names&quot;: false, &quot;suffix&quot;: &quot;&quot;}], &quot;container-title&quot;: &quot;Cancer Informatics&quot;, &quot;id&quot;: &quot;ITEM-1&quot;, &quot;issued&quot;: {&quot;date-parts&quot;: [[&quot;2008&quot;]]}, &quot;page&quot;: &quot;257-273&quot;, &quot;publisher&quot;: &quot;Libertas Academica Ltd.&quot;, &quot;title&quot;: &quot;Uncovering biological network function via graphlet degree signatures&quot;, &quot;type&quot;: &quot;article-journal&quot;, &quot;volume&quot;: &quot;6&quot;}, &quot;uris&quot;: [&quot;http://www.mendeley.com/documents/?uuid=c5329251-7802-3fa3-8529-1a635cb45849&quot;]}], &quot;mendeley&quot;: {&quot;formattedCitation&quot;: &quot;(Milenkovi\u0107 and Pr\u017eulj, 2008)&quot;, &quot;plainTextFormattedCitation&quot;: &quot;(Milenkovi\u0107 and Pr\u017eulj, 2008)&quot;, &quot;previouslyFormattedCitation&quot;: &quot;(Milenkovi\u0107 and Pr\u017eulj, 2008)&quot;}, &quot;properties&quot;: {&quot;noteIndex&quot;: 0}, &quot;schema&quot;: &quot;https://github.com/citation-style-language/schema/raw/master/csl-citation.json&quot;} RNDrWMm24D7Wo"/><text:span text:style-name="T57">, </text:span><text:span text:style-name="T58">and so are used for network </text:span><text:soft-page-break/><text:span text:style-name="T58">alignment in the</text:span><text:span text:style-name="T42"> GRAAL family and for comparing network structures </text:span><text:reference-mark-start text:name="ADDIN CSL_CITATION {&quot;citationItems&quot;: [{&quot;id&quot;: &quot;ITEM-1&quot;, &quot;itemData&quot;: {&quot;DOI&quot;: &quot;10.1093/bioinformatics/btu020&quot;, &quot;ISSN&quot;: &quot;14602059&quot;, &quot;PMID&quot;: &quot;24443377&quot;, &quot;abstract&quot;: &quot;Motivation: Protein structure alignment is key for transferring information from well-studied proteins to less studied ones. Structural alignment identifies the most precise mapping of equivalent residues, as structures are more conserved during evolution than sequences. Among the methods for aligning protein structures, maximum Contact Map Overlap (CMO) has received sustained attention during the past decade. Yet, known algorithms exhibit modest performance and are not applicable for large-scale comparison. Results: Graphlets are small induced subgraphs that are used to design sensitive topological similarity measures between nodes and networks. By generalizing graphlets to ordered graphs, we introduce GR-Align, a CMO heuristic that is suited for database searches. On the Proteus-300 set (44 850 protein domain pairs), GR-Align is several orders of magnitude faster than the state-of-the-art CMO solvers Apurva, MSVNS and AlEigen7, and its similarity score is in better agreement with the structural classification of proteins. On a largescale experiment on the Gold-standard benchmark dataset (3 207 270 protein domain pairs), GR-Align is several orders of magnitude faster than the state-of-the-art protein structure comparison tools TM-Align, DaliLite, MATT and Yakusa, while achieving similar classification performances. Finally, we illustrate the difference between GR-Align's flexible alignments and the traditional ones by querying a flexible protein in the Astral-40 database (11 154 protein domains). In this experiment, GR-Align's top scoring alignments are not only in better agreement with structural classification of proteins, but also that they allow transferring more information across proteins. \u00a9 The Author 2013. Published by Oxford University Press.&quot;, &quot;author&quot;: [{&quot;dropping-particle&quot;: &quot;&quot;, &quot;family&quot;: &quot;Malod-Dognin&quot;, &quot;given&quot;: &quot;Noel&quot;, &quot;non-dropping-particle&quot;: &quot;&quot;, &quot;parse-names&quot;: false, &quot;suffix&quot;: &quot;&quot;}, {&quot;dropping-particle&quot;: &quot;&quot;, &quot;family&quot;: &quot;Pr\u1e91ulj&quot;, &quot;given&quot;: &quot;Natasa&quot;, &quot;non-dropping-particle&quot;: &quot;&quot;, &quot;parse-names&quot;: false, &quot;suffix&quot;: &quot;&quot;}], &quot;container-title&quot;: &quot;Bioinformatics&quot;, &quot;id&quot;: &quot;ITEM-1&quot;, &quot;issue&quot;: &quot;9&quot;, &quot;issued&quot;: {&quot;date-parts&quot;: [[&quot;2014&quot;, &quot;5&quot;, &quot;1&quot;]]}, &quot;page&quot;: &quot;1259-1265&quot;, &quot;publisher&quot;: &quot;Oxford University Press&quot;, &quot;title&quot;: &quot;GR-Align: Fast and flexible alignment of protein 3D structures using graphlet degree similarity&quot;, &quot;type&quot;: &quot;article-journal&quot;, &quot;volume&quot;: &quot;30&quot;}, &quot;uris&quot;: [&quot;http://www.mendeley.com/documents/?uuid=d04c73ed-4221-3842-aaa4-fc9bafc4c119&quot;]}], &quot;mendeley&quot;: {&quot;formattedCitation&quot;: &quot;(Malod-Dognin and Pr\u1e91ulj, 2014)&quot;, &quot;plainTextFormattedCitation&quot;: &quot;(Malod-Dognin and Pr\u1e91ulj, 2014)&quot;, &quot;previouslyFormattedCitation&quot;: &quot;(Malod-Dognin and Pr\u1e91ulj, 2014)&quot;}, &quot;properties&quot;: {&quot;noteIndex&quot;: 0}, &quot;schema&quot;: &quot;https://github.com/citation-style-language/schema/raw/master/csl-citation.json&quot;} RNDabFHzz90Sy"/><text:span text:style-name="T11">(Malod-Dognin and Prẑulj, 2014)</text:span><text:reference-mark-end text:name="ADDIN CSL_CITATION {&quot;citationItems&quot;: [{&quot;id&quot;: &quot;ITEM-1&quot;, &quot;itemData&quot;: {&quot;DOI&quot;: &quot;10.1093/bioinformatics/btu020&quot;, &quot;ISSN&quot;: &quot;14602059&quot;, &quot;PMID&quot;: &quot;24443377&quot;, &quot;abstract&quot;: &quot;Motivation: Protein structure alignment is key for transferring information from well-studied proteins to less studied ones. Structural alignment identifies the most precise mapping of equivalent residues, as structures are more conserved during evolution than sequences. Among the methods for aligning protein structures, maximum Contact Map Overlap (CMO) has received sustained attention during the past decade. Yet, known algorithms exhibit modest performance and are not applicable for large-scale comparison. Results: Graphlets are small induced subgraphs that are used to design sensitive topological similarity measures between nodes and networks. By generalizing graphlets to ordered graphs, we introduce GR-Align, a CMO heuristic that is suited for database searches. On the Proteus-300 set (44 850 protein domain pairs), GR-Align is several orders of magnitude faster than the state-of-the-art CMO solvers Apurva, MSVNS and AlEigen7, and its similarity score is in better agreement with the structural classification of proteins. On a largescale experiment on the Gold-standard benchmark dataset (3 207 270 protein domain pairs), GR-Align is several orders of magnitude faster than the state-of-the-art protein structure comparison tools TM-Align, DaliLite, MATT and Yakusa, while achieving similar classification performances. Finally, we illustrate the difference between GR-Align's flexible alignments and the traditional ones by querying a flexible protein in the Astral-40 database (11 154 protein domains). In this experiment, GR-Align's top scoring alignments are not only in better agreement with structural classification of proteins, but also that they allow transferring more information across proteins. \u00a9 The Author 2013. Published by Oxford University Press.&quot;, &quot;author&quot;: [{&quot;dropping-particle&quot;: &quot;&quot;, &quot;family&quot;: &quot;Malod-Dognin&quot;, &quot;given&quot;: &quot;Noel&quot;, &quot;non-dropping-particle&quot;: &quot;&quot;, &quot;parse-names&quot;: false, &quot;suffix&quot;: &quot;&quot;}, {&quot;dropping-particle&quot;: &quot;&quot;, &quot;family&quot;: &quot;Pr\u1e91ulj&quot;, &quot;given&quot;: &quot;Natasa&quot;, &quot;non-dropping-particle&quot;: &quot;&quot;, &quot;parse-names&quot;: false, &quot;suffix&quot;: &quot;&quot;}], &quot;container-title&quot;: &quot;Bioinformatics&quot;, &quot;id&quot;: &quot;ITEM-1&quot;, &quot;issue&quot;: &quot;9&quot;, &quot;issued&quot;: {&quot;date-parts&quot;: [[&quot;2014&quot;, &quot;5&quot;, &quot;1&quot;]]}, &quot;page&quot;: &quot;1259-1265&quot;, &quot;publisher&quot;: &quot;Oxford University Press&quot;, &quot;title&quot;: &quot;GR-Align: Fast and flexible alignment of protein 3D structures using graphlet degree similarity&quot;, &quot;type&quot;: &quot;article-journal&quot;, &quot;volume&quot;: &quot;30&quot;}, &quot;uris&quot;: [&quot;http://www.mendeley.com/documents/?uuid=d04c73ed-4221-3842-aaa4-fc9bafc4c119&quot;]}], &quot;mendeley&quot;: {&quot;formattedCitation&quot;: &quot;(Malod-Dognin and Pr\u1e91ulj, 2014)&quot;, &quot;plainTextFormattedCitation&quot;: &quot;(Malod-Dognin and Pr\u1e91ulj, 2014)&quot;, &quot;previouslyFormattedCitation&quot;: &quot;(Malod-Dognin and Pr\u1e91ulj, 2014)&quot;}, &quot;properties&quot;: {&quot;noteIndex&quot;: 0}, &quot;schema&quot;: &quot;https://github.com/citation-style-language/schema/raw/master/csl-citation.json&quot;} RNDabFHzz90Sy"/><text:span text:style-name="T42">⁠, or potentially anatomical networks.</text:span></text:p>
        </text:list-item>
        <text:list-item>
          <text:p text:style-name="P39">Integer Programming<text:span text:style-name="T57">:</text:span></text:p>
        </text:list-item>
        <text:list-item>
          <text:p text:style-name="P39">Lagrangian relaxation<text:span text:style-name="T57">:</text:span></text:p>
        </text:list-item>
      </text:list>
      <text:p text:style-name="P22"><text:span text:style-name="T68">MI-GRAAL allows use of multiple measures of similarity and so is more general purpose – better suited to our needs </text:span><text:reference-mark-start text:name="ADDIN CSL_CITATION {&quot;citationItems&quot;: [{&quot;id&quot;: &quot;ITEM-1&quot;, &quot;itemData&quot;: {&quot;DOI&quot;: &quot;10.1093/bioinformatics/btr127&quot;, &quot;ISSN&quot;: &quot;13674803&quot;, &quot;PMID&quot;: &quot;21414992&quot;, &quot;abstract&quot;: &quot;Motivation: High-throughput methods for detecting molecular interactions have produced large sets of biological network data with much more yet to come. Analogous to sequence alignment, efficient and reliable network alignment methods are expected to improve our understanding of biological systems. Unlike sequence alignment, network alignment is computationally intractable. Hence, devising efficient network alignment heuristics is currently a foremost challenge in computational biology. Results: We introduce a novel network alignment algorithm, called Matching-based Integrative GRAph ALigner (MI-GRAAL), which can integrate any number and type of similarity measures between network nodes (e.g. proteins), including, but not limited to, any topological network similarity measure, sequence similarity, functional similarity and structural similarity. Hence, we resolve the ties in similarity measures and find a combination of similarity measures yielding the largest contiguous (i.e. connected) and biologically sound alignments. MI-GRAAL exposes the largest functional, connected regions of protein-protein interaction (PPI) network similarity to date: surprisingly, it reveals that 77.7% of proteins in the baker's yeast high-confidence PPI network participate in such a subnetwork that is fully contained in the human high-confidence PPI network. This is the first demonstration that species as diverse as yeast and human contain so large, continuous regions of global network similarity. We apply MI-GRAAL's alignments to predict functions of un-annotated proteins in yeast, human and bacteria validating our predictions in the literature. Furthermore, using network alignment scores for PPI networks of different herpes viruses, we reconstruct their phylogenetic relationship. This is the first time that phylogeny is exactly reconstructed from purely topological alignments of PPI networks. \u00a9 The Author 2011. Published by Oxford University Press. All rights reserved.&quot;, &quot;author&quot;: [{&quot;dropping-particle&quot;: &quot;&quot;, &quot;family&quot;: &quot;Kuchaiev&quot;, &quot;given&quot;: &quot;Oleksii&quot;, &quot;non-dropping-particle&quot;: &quot;&quot;, &quot;parse-names&quot;: false, &quot;suffix&quot;: &quot;&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10&quot;, &quot;issued&quot;: {&quot;date-parts&quot;: [[&quot;2011&quot;, &quot;5&quot;, &quot;15&quot;]]}, &quot;page&quot;: &quot;1390-1396&quot;, &quot;publisher&quot;: &quot;Oxford Academic&quot;, &quot;title&quot;: &quot;Integrative network alignment reveals large regions of global network similarity in yeast and human&quot;, &quot;type&quot;: &quot;article-journal&quot;, &quot;volume&quot;: &quot;27&quot;}, &quot;uris&quot;: [&quot;http://www.mendeley.com/documents/?uuid=9d8028ec-4339-3759-983e-36b3310e2cba&quot;]}], &quot;mendeley&quot;: {&quot;formattedCitation&quot;: &quot;(Kuchaiev and Pr\u017eulj, 2011)&quot;, &quot;plainTextFormattedCitation&quot;: &quot;(Kuchaiev and Pr\u017eulj, 2011)&quot;, &quot;previouslyFormattedCitation&quot;: &quot;(Kuchaiev and Pr\u017eulj, 2011)&quot;}, &quot;properties&quot;: {&quot;noteIndex&quot;: 0}, &quot;schema&quot;: &quot;https://github.com/citation-style-language/schema/raw/master/csl-citation.json&quot;} RNDYyZQZqjBQR"/><text:span text:style-name="T69">(Kuchaiev and Pržulj, 2011)</text:span><text:reference-mark-end text:name="ADDIN CSL_CITATION {&quot;citationItems&quot;: [{&quot;id&quot;: &quot;ITEM-1&quot;, &quot;itemData&quot;: {&quot;DOI&quot;: &quot;10.1093/bioinformatics/btr127&quot;, &quot;ISSN&quot;: &quot;13674803&quot;, &quot;PMID&quot;: &quot;21414992&quot;, &quot;abstract&quot;: &quot;Motivation: High-throughput methods for detecting molecular interactions have produced large sets of biological network data with much more yet to come. Analogous to sequence alignment, efficient and reliable network alignment methods are expected to improve our understanding of biological systems. Unlike sequence alignment, network alignment is computationally intractable. Hence, devising efficient network alignment heuristics is currently a foremost challenge in computational biology. Results: We introduce a novel network alignment algorithm, called Matching-based Integrative GRAph ALigner (MI-GRAAL), which can integrate any number and type of similarity measures between network nodes (e.g. proteins), including, but not limited to, any topological network similarity measure, sequence similarity, functional similarity and structural similarity. Hence, we resolve the ties in similarity measures and find a combination of similarity measures yielding the largest contiguous (i.e. connected) and biologically sound alignments. MI-GRAAL exposes the largest functional, connected regions of protein-protein interaction (PPI) network similarity to date: surprisingly, it reveals that 77.7% of proteins in the baker's yeast high-confidence PPI network participate in such a subnetwork that is fully contained in the human high-confidence PPI network. This is the first demonstration that species as diverse as yeast and human contain so large, continuous regions of global network similarity. We apply MI-GRAAL's alignments to predict functions of un-annotated proteins in yeast, human and bacteria validating our predictions in the literature. Furthermore, using network alignment scores for PPI networks of different herpes viruses, we reconstruct their phylogenetic relationship. This is the first time that phylogeny is exactly reconstructed from purely topological alignments of PPI networks. \u00a9 The Author 2011. Published by Oxford University Press. All rights reserved.&quot;, &quot;author&quot;: [{&quot;dropping-particle&quot;: &quot;&quot;, &quot;family&quot;: &quot;Kuchaiev&quot;, &quot;given&quot;: &quot;Oleksii&quot;, &quot;non-dropping-particle&quot;: &quot;&quot;, &quot;parse-names&quot;: false, &quot;suffix&quot;: &quot;&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10&quot;, &quot;issued&quot;: {&quot;date-parts&quot;: [[&quot;2011&quot;, &quot;5&quot;, &quot;15&quot;]]}, &quot;page&quot;: &quot;1390-1396&quot;, &quot;publisher&quot;: &quot;Oxford Academic&quot;, &quot;title&quot;: &quot;Integrative network alignment reveals large regions of global network similarity in yeast and human&quot;, &quot;type&quot;: &quot;article-journal&quot;, &quot;volume&quot;: &quot;27&quot;}, &quot;uris&quot;: [&quot;http://www.mendeley.com/documents/?uuid=9d8028ec-4339-3759-983e-36b3310e2cba&quot;]}], &quot;mendeley&quot;: {&quot;formattedCitation&quot;: &quot;(Kuchaiev and Pr\u017eulj, 2011)&quot;, &quot;plainTextFormattedCitation&quot;: &quot;(Kuchaiev and Pr\u017eulj, 2011)&quot;, &quot;previouslyFormattedCitation&quot;: &quot;(Kuchaiev and Pr\u017eulj, 2011)&quot;}, &quot;properties&quot;: {&quot;noteIndex&quot;: 0}, &quot;schema&quot;: &quot;https://github.com/citation-style-language/schema/raw/master/csl-citation.json&quot;} RNDYyZQZqjBQR"/><text:span text:style-name="T68">⁠.</text:span></text:p>
      <text:p text:style-name="P25"/>
      <text:p text:style-name="P24"><text:span text:style-name="T67">GRAAL: </text:span><text:span text:style-name="T65">hfudtc</text:span></text:p>
      <text:p text:style-name="P25"/>
      <text:p text:style-name="P25"/>
      <text:p text:style-name="P8"/>
      <text:p text:style-name="P14">References</text:p>
      <text:p text:style-name="P10"><text:s/></text:p>
      <text:section text:style-name="Sect1" text:name="ADDIN Mendeley Bibliography CSL_BIBLIOGRAPHY  RNDOu2ECu6Tmh">
        <text:p text:style-name="P26">Aze, T. <text:span text:style-name="T59">et al.</text:span> (2011) ‘A phylogeny of Cenozoic macroperforate planktonic foraminifera from fossil data’, <text:span text:style-name="T59">Biological Reviews</text:span>, 86(4), pp. 900–927. doi: 10.1111/j.1469-185X.2011.00178.x.</text:p>
        <text:p text:style-name="P26">Budd, G. E. (2002) ‘A palaeontological solution to the arthropod head problem’, <text:span text:style-name="T59">Nature</text:span>, 417(6886), pp. 271–275. doi: 10.1038/417271a.</text:p>
        <text:p text:style-name="P26">Dayrat, B. (2005) ‘Ancestor-descendant relationships and the reconstruction of the Tree of Life’, <text:span text:style-name="T59">Paleobiology</text:span>, 31(3), pp. 347–353. doi: 10.1666/0094-8373(2005)031[0347:aratro]2.0.co;2.</text:p>
        <text:p text:style-name="P26">Foote, M. (1996) ‘On the probability of ancestors in the fossil record’, <text:span text:style-name="T59">Paleobiology</text:span>, 22(2), pp. 141–151. doi: 10.1017/S0094837300016146.</text:p>
        <text:p text:style-name="P26">Foote, M. and Sepkoski, J. J. (1999) ‘Absolute measures of the completeness of the fossil record’, <text:span text:style-name="T59">Nature</text:span>, 398(6726), pp. 415–417. doi: 10.1038/18872.</text:p>
        <text:p text:style-name="P26">Grant, T. and Kluge, A. G. (2004) ‘Transformation series as an ideographic character concept’, <text:span text:style-name="T59">Cladistics</text:span>, 20(1), pp. 23–31. doi: 10.1111/j.1096-0031.2004.00003.x.</text:p>
        <text:p text:style-name="P26">Hopkins, M. J. and St. John, K. (2021) ‘Incorporating Hierarchical Characters into Phylogenetic Analysis’, <text:span text:style-name="T59">Systematic Biology</text:span>. Edited by A. Wright, 0(0), pp. 1–18. doi: 10.1093/sysbio/syab005.</text:p>
        <text:p text:style-name="P26">Jardine, N. (1967) ‘The concept of homology in biology’, <text:span text:style-name="T59">British Journal for the Philosophy of Science</text:span>, 18(2), pp. 125–139. doi: 10.1093/bjps/18.2.125.</text:p>
        <text:p text:style-name="P26">Kuchaiev, O. and Pržulj, N. (2011) ‘Integrative network alignment reveals large regions of global network similarity in yeast and human’, <text:span text:style-name="T59">Bioinformatics</text:span>, 27(10), pp. 1390–1396. doi: 10.1093/bioinformatics/btr127.</text:p>
        <text:p text:style-name="P26">Lee, M. S. Y. and Palci, A. (2015) ‘Morphological phylogenetics in the genomic age’, <text:span text:style-name="T59">Current Biology</text:span>, pp. R922–R929. doi: 10.1016/j.cub.2015.07.009.</text:p>
        <text:p text:style-name="P26">Malod-Dognin, N. and Prẑulj, N. (2014) ‘GR-Align: Fast and flexible alignment of protein 3D structures using graphlet degree similarity’, <text:span text:style-name="T59">Bioinformatics</text:span>, 30(9), pp. 1259–1265. doi: 10.1093/bioinformatics/btu020.</text:p>
        <text:p text:style-name="P26">Milenković, T. and Pržulj, N. (2008) ‘Uncovering biological network function via graphlet degree signatures’, <text:span text:style-name="T59">Cancer Informatics</text:span>, 6, pp. 257–273. doi: 10.4137/cin.s680.</text:p>
        <text:p text:style-name="P26">Morlon, H., Parsons, T. L. and Plotkin, J. B. (2011) ‘Reconciling molecular phylogenies with the fossil record’, <text:span text:style-name="T59">Proceedings of the National Academy of Sciences of the United States of America</text:span>, 108(39), pp. 16327–16332. doi: 10.1073/pnas.1102543108.</text:p>
        <text:p text:style-name="P26">Pržulj, N. (2007) ‘Biological network comparison using graphlet degree distribution’, in <text:span text:style-name="T59">Bioinformatics</text:span>. Oxford University Press, pp. e177–e183. doi: 10.1093/bioinformatics/btl301.</text:p>
        <text:p text:style-name="P26"><text:soft-page-break/>Pržulj, N., Corneil, D. G. and Jurisica, I. (2004) ‘Modeling interactome: Scale-free or geometric?’, <text:span text:style-name="T59">Bioinformatics</text:span>, 20(18), pp. 3508–3515. doi: 10.1093/bioinformatics/bth436.</text:p>
        <text:p text:style-name="P26">Rempel, J. (1975) ‘Evolution of the Insect Head: the Endless Dispute’, <text:span text:style-name="T59">Quaestiones Entomologicae</text:span>, 11, pp. 7–25. Available at: https://agris.fao.org/agris-search/search.do?recordID=US201302736485 (Accessed: 6 April 2021).</text:p>
        <text:p text:style-name="P26">Rieppel, O. (2020) ‘Morphology and Phylogeny’, <text:span text:style-name="T59">Journal of the History of Biology</text:span>, 53(2), pp. 217–230. doi: 10.1007/s10739-020-09600-x.</text:p>
        <text:p text:style-name="P26">Scannella, J. B. <text:span text:style-name="T59">et al.</text:span> (2014) ‘Evolutionary trends in Triceratops from the Hell Creek Formation, Montana’, <text:span text:style-name="T59">Proceedings of the National Academy of Sciences of the United States of America</text:span>, 111(28), pp. 10245–10250. doi: 10.1073/pnas.1313334111.</text:p>
        <text:p text:style-name="P26">Slater, G. J., Harmon, L. J. and Alfaro, M. E. (2012) ‘Integrating fossils with molecular phylogenies improves inference of trait evolution’, <text:span text:style-name="T59">Evolution</text:span>, 66(12), pp. 3931–3944. doi: 10.1111/j.1558-5646.2012.01723.x.</text:p>
        <text:p text:style-name="P26">Tsai, C. H. and Fordyce, R. E. (2015) ‘Ancestor - Descendant relationships in evolution: Origin of the extant pygmy right whale, Caperea marginata’, <text:span text:style-name="T59">Biology Letters</text:span>, 11(1). doi: 10.1098/rsbl.2014.0875.</text:p>
        <text:p text:style-name="P23">Wood, H. M. (2017) ‘Integrating fossil and extant lineages: An examination of morphological space through time (Araneae: Archaeidae)’, <text:span text:style-name="T59">Journal of Arachnology</text:span>, 45(1), pp. 20–29. doi: 10.1636/JoA-S-16-039.1.</text:p>
      </text:section>
      <text:p text:style-name="P10"><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0T19:05:26.481475989</meta:creation-date>
    <meta:generator>LibreOffice/6.4.7.2$Linux_X86_64 LibreOffice_project/40$Build-2</meta:generator>
    <dc:date>2021-05-04T00:48:00.387277616</dc:date>
    <meta:editing-duration>PT14H19M40S</meta:editing-duration>
    <meta:editing-cycles>19</meta:editing-cycles>
    <meta:document-statistic meta:table-count="0" meta:image-count="0" meta:object-count="0" meta:page-count="4" meta:paragraph-count="60" meta:word-count="1800" meta:character-count="12213" meta:non-whitespace-character-count="10499"/>
    <meta:user-defined meta:name="Mendeley Citation Style_1">http://www.zotero.org/styles/harvard-cite-them-right</meta:user-defined>
    <meta:user-defined meta:name="Mendeley Document_1">True</meta:user-defined>
    <meta:user-defined meta:name="Mendeley Unique User Id_1">991fc971-7307-31df-aa5a-cbe9d75662f1</meta:user-defined>
  </office:meta>
</office:document-meta>
</file>